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3" style:family="table">
      <style:table-properties style:width="16.51cm" fo:margin-left="0.002cm" fo:margin-top="0cm" fo:margin-bottom="0cm" table:align="left" style:writing-mode="page"/>
    </style:style>
    <style:style style:name="Tableau3.A" style:family="table-column">
      <style:table-column-properties style:column-width="2.469cm"/>
    </style:style>
    <style:style style:name="Tableau3.B" style:family="table-column">
      <style:table-column-properties style:column-width="14.041cm"/>
    </style:style>
    <style:style style:name="Tableau3.1" style:family="table-row">
      <style:table-row-properties fo:keep-together="auto"/>
    </style:style>
    <style:style style:name="Tableau3.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3.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3.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7" style:family="table">
      <style:table-properties style:width="17.039cm" fo:margin-left="-0.016cm" table:align="left"/>
    </style:style>
    <style:style style:name="Tableau7.A" style:family="table-column">
      <style:table-column-properties style:column-width="1.111cm"/>
    </style:style>
    <style:style style:name="Tableau7.B" style:family="table-column">
      <style:table-column-properties style:column-width="3.096cm"/>
    </style:style>
    <style:style style:name="Tableau7.C" style:family="table-column">
      <style:table-column-properties style:column-width="2.725cm"/>
    </style:style>
    <style:style style:name="Tableau7.D" style:family="table-column">
      <style:table-column-properties style:column-width="5.927cm"/>
    </style:style>
    <style:style style:name="Tableau7.E" style:family="table-column">
      <style:table-column-properties style:column-width="4.18cm"/>
    </style:style>
    <style:style style:name="Tableau7.A1" style:family="table-cell">
      <style:table-cell-properties style:vertical-align="middle" fo:padding="0.049cm" fo:border-left="0.05pt solid #000000" fo:border-right="none" fo:border-top="0.05pt solid #000000" fo:border-bottom="0.05pt solid #000000"/>
    </style:style>
    <style:style style:name="Tableau7.E1" style:family="table-cell">
      <style:table-cell-properties style:vertical-align="middle" fo:padding="0.049cm" fo:border="0.05pt solid #000000"/>
    </style:style>
    <style:style style:name="Tableau7.A2" style:family="table-cell">
      <style:table-cell-properties style:vertical-align="middle" fo:padding="0.049cm" fo:border-left="0.05pt solid #000000" fo:border-right="none" fo:border-top="none" fo:border-bottom="0.05pt solid #000000"/>
    </style:style>
    <style:style style:name="Tableau7.E2" style:family="table-cell">
      <style:table-cell-properties style:vertical-align="middle" fo:padding="0.049cm" fo:border-left="0.05pt solid #000000" fo:border-right="0.05pt solid #000000" fo:border-top="none" fo:border-bottom="0.05pt solid #000000"/>
    </style:style>
    <style:style style:name="Tableau34" style:family="table">
      <style:table-properties style:width="12.772cm" table:align="left"/>
    </style:style>
    <style:style style:name="Tableau34.A" style:family="table-column">
      <style:table-column-properties style:column-width="3.81cm"/>
    </style:style>
    <style:style style:name="Tableau34.B" style:family="table-column">
      <style:table-column-properties style:column-width="8.962cm"/>
    </style:style>
    <style:style style:name="Tableau34.A1" style:family="table-cell">
      <style:table-cell-properties style:vertical-align="middle" fo:padding="0.049cm" fo:border-left="0.05pt solid #000000" fo:border-right="none" fo:border-top="0.05pt solid #000000" fo:border-bottom="0.05pt solid #000000"/>
    </style:style>
    <style:style style:name="Tableau34.B1" style:family="table-cell">
      <style:table-cell-properties style:vertical-align="middle" fo:padding="0.049cm" fo:border="0.05pt solid #000000"/>
    </style:style>
    <style:style style:name="Tableau34.A2" style:family="table-cell">
      <style:table-cell-properties style:vertical-align="middle" fo:padding="0.049cm" fo:border-left="0.05pt solid #000000" fo:border-right="none" fo:border-top="none" fo:border-bottom="0.05pt solid #000000"/>
    </style:style>
    <style:style style:name="Tableau34.B2" style:family="table-cell">
      <style:table-cell-properties style:vertical-align="middle" fo:padding="0.049cm" fo:border-left="0.05pt solid #000000" fo:border-right="0.05pt solid #000000" fo:border-top="none" fo:border-bottom="0.05pt solid #000000"/>
    </style:style>
    <style:style style:name="Tableau2" style:family="table">
      <style:table-properties style:width="16.51cm" fo:margin-left="0.002cm" fo:margin-top="0cm" fo:margin-bottom="0cm" table:align="left" style:writing-mode="page"/>
    </style:style>
    <style:style style:name="Tableau2.A" style:family="table-column">
      <style:table-column-properties style:column-width="3.879cm"/>
    </style:style>
    <style:style style:name="Tableau2.B" style:family="table-column">
      <style:table-column-properties style:column-width="12.631cm"/>
    </style:style>
    <style:style style:name="Tableau2.1" style:family="table-row">
      <style:table-row-properties fo:keep-together="auto"/>
    </style:style>
    <style:style style:name="Tableau2.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2.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2.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29" style:family="table">
      <style:table-properties style:width="7.909cm" table:align="left"/>
    </style:style>
    <style:style style:name="Tableau29.A" style:family="table-column">
      <style:table-column-properties style:column-width="4.09cm"/>
    </style:style>
    <style:style style:name="Tableau29.B" style:family="table-column">
      <style:table-column-properties style:column-width="3.819cm"/>
    </style:style>
    <style:style style:name="Tableau29.A1" style:family="table-cell">
      <style:table-cell-properties style:vertical-align="middle" fo:padding="0.049cm" fo:border-left="0.05pt solid #000000" fo:border-right="none" fo:border-top="0.05pt solid #000000" fo:border-bottom="0.05pt solid #000000"/>
    </style:style>
    <style:style style:name="Tableau29.B1" style:family="table-cell">
      <style:table-cell-properties style:vertical-align="middle" fo:padding="0.049cm" fo:border="0.05pt solid #000000"/>
    </style:style>
    <style:style style:name="Tableau29.A2" style:family="table-cell">
      <style:table-cell-properties style:vertical-align="middle" fo:padding="0.049cm" fo:border-left="0.05pt solid #000000" fo:border-right="none" fo:border-top="none" fo:border-bottom="0.05pt solid #000000"/>
    </style:style>
    <style:style style:name="Tableau29.B2" style:family="table-cell">
      <style:table-cell-properties style:vertical-align="middle" fo:padding="0.049cm" fo:border-left="0.05pt solid #000000" fo:border-right="0.05pt solid #000000" fo:border-top="none" fo:border-bottom="0.05pt solid #000000"/>
    </style:style>
    <style:style style:name="Tableau5" style:family="table">
      <style:table-properties style:width="17cm" table:align="left"/>
    </style:style>
    <style:style style:name="Tableau5.A" style:family="table-column">
      <style:table-column-properties style:column-width="3.048cm"/>
    </style:style>
    <style:style style:name="Tableau5.B" style:family="table-column">
      <style:table-column-properties style:column-width="7.564cm"/>
    </style:style>
    <style:style style:name="Tableau5.C" style:family="table-column">
      <style:table-column-properties style:column-width="6.389cm"/>
    </style:style>
    <style:style style:name="Tableau5.A1" style:family="table-cell">
      <style:table-cell-properties style:vertical-align="middle" fo:padding="0.049cm" fo:border-left="0.05pt solid #000000" fo:border-right="none" fo:border-top="0.05pt solid #000000" fo:border-bottom="0.05pt solid #000000"/>
    </style:style>
    <style:style style:name="Tableau5.C1" style:family="table-cell">
      <style:table-cell-properties style:vertical-align="middle" fo:padding="0.049cm" fo:border="0.05pt solid #000000"/>
    </style:style>
    <style:style style:name="Tableau5.A2" style:family="table-cell">
      <style:table-cell-properties style:vertical-align="middle" fo:padding="0.049cm" fo:border-left="0.05pt solid #000000" fo:border-right="none" fo:border-top="none" fo:border-bottom="0.05pt solid #000000"/>
    </style:style>
    <style:style style:name="Tableau5.C2" style:family="table-cell">
      <style:table-cell-properties style:vertical-align="middle" fo:padding="0.049cm" fo:border-left="0.05pt solid #000000" fo:border-right="0.05pt solid #000000" fo:border-top="none" fo:border-bottom="0.05pt solid #000000"/>
    </style:style>
    <style:style style:name="Tableau6" style:family="table">
      <style:table-properties style:width="15.921cm" fo:margin-left="0.002cm" fo:margin-top="0cm" fo:margin-bottom="0cm" table:align="left" style:writing-mode="page"/>
    </style:style>
    <style:style style:name="Tableau6.A" style:family="table-column">
      <style:table-column-properties style:column-width="0.9cm"/>
    </style:style>
    <style:style style:name="Tableau6.B" style:family="table-column">
      <style:table-column-properties style:column-width="2.408cm"/>
    </style:style>
    <style:style style:name="Tableau6.C" style:family="table-column">
      <style:table-column-properties style:column-width="3.041cm"/>
    </style:style>
    <style:style style:name="Tableau6.D" style:family="table-column">
      <style:table-column-properties style:column-width="9.573cm"/>
    </style:style>
    <style:style style:name="Tableau6.1" style:family="table-row">
      <style:table-row-properties fo:keep-together="auto"/>
    </style:style>
    <style:style style:name="Tableau6.A1" style:family="table-cell">
      <style:table-cell-properties fo:background-color="#1f4e79" fo:padding-left="0.212cm" fo:padding-right="0.212cm" fo:padding-top="0.141cm" fo:padding-bottom="0.141cm" fo:border="0.1pt solid #cccccc">
        <style:background-image/>
      </style:table-cell-properties>
    </style:style>
    <style:style style:name="Tableau6.A2" style:family="table-cell">
      <style:table-cell-properties fo:background-color="#ffffff" fo:padding-left="0.212cm" fo:padding-right="0.212cm" fo:padding-top="0.106cm" fo:padding-bottom="0.106cm" fo:border="0.1pt solid #cccccc">
        <style:background-image/>
      </style:table-cell-properties>
    </style:style>
    <style:style style:name="Tableau6.A3" style:family="table-cell">
      <style:table-cell-properties fo:background-color="#f5f5f5" fo:padding-left="0.212cm" fo:padding-right="0.212cm" fo:padding-top="0.106cm" fo:padding-bottom="0.106cm" fo:border="0.1pt solid #cccccc">
        <style:background-image/>
      </style:table-cell-properties>
    </style:style>
    <style:style style:name="Tableau1" style:family="table">
      <style:table-properties style:width="14.34cm" table:align="left"/>
    </style:style>
    <style:style style:name="Tableau1.A" style:family="table-column">
      <style:table-column-properties style:column-width="1.78cm"/>
    </style:style>
    <style:style style:name="Tableau1.B" style:family="table-column">
      <style:table-column-properties style:column-width="2.374cm"/>
    </style:style>
    <style:style style:name="Tableau1.C" style:family="table-column">
      <style:table-column-properties style:column-width="10.186cm"/>
    </style:style>
    <style:style style:name="Tableau1.A1" style:family="table-cell">
      <style:table-cell-properties style:vertical-align="middle" fo:padding="0.049cm" fo:border="none"/>
    </style:style>
    <style:style style:name="Tableau4" style:family="table">
      <style:table-properties style:width="11.231cm" table:align="left"/>
    </style:style>
    <style:style style:name="Tableau4.A" style:family="table-column">
      <style:table-column-properties style:column-width="2.94cm"/>
    </style:style>
    <style:style style:name="Tableau4.B" style:family="table-column">
      <style:table-column-properties style:column-width="8.29cm"/>
    </style:style>
    <style:style style:name="Tableau4.A1" style:family="table-cell">
      <style:table-cell-properties style:vertical-align="middle" fo:padding="0.049cm" fo:border-left="0.05pt solid #000000" fo:border-right="none" fo:border-top="0.05pt solid #000000" fo:border-bottom="0.05pt solid #000000"/>
    </style:style>
    <style:style style:name="Tableau4.B1" style:family="table-cell">
      <style:table-cell-properties style:vertical-align="middle" fo:padding="0.049cm" fo:border="0.05pt solid #000000"/>
    </style:style>
    <style:style style:name="Tableau4.A2" style:family="table-cell">
      <style:table-cell-properties style:vertical-align="middle" fo:padding="0.049cm" fo:border-left="0.05pt solid #000000" fo:border-right="none" fo:border-top="none" fo:border-bottom="0.05pt solid #000000"/>
    </style:style>
    <style:style style:name="Tableau4.B2" style:family="table-cell">
      <style:table-cell-properties style:vertical-align="middle" fo:padding="0.049cm" fo:border-left="0.05pt solid #000000" fo:border-right="0.05pt solid #000000" fo:border-top="none" fo:border-bottom="0.05pt solid #000000"/>
    </style:style>
    <style:style style:name="Tableau4.4" style:family="table-row">
      <style:table-row-properties style:min-row-height="1.339cm"/>
    </style:style>
    <style:style style:name="P1" style:family="paragraph" style:parent-style-name="Text_20_body">
      <style:text-properties officeooo:paragraph-rsid="0029eb94"/>
    </style:style>
    <style:style style:name="P2"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29eb94"/>
    </style:style>
    <style:style style:name="P3" style:family="paragraph" style:parent-style-name="Text_20_body" style:list-style-name="L1">
      <style:paragraph-properties fo:margin-left="0cm" fo:margin-right="0cm" fo:text-indent="0cm" style:auto-text-indent="false"/>
      <style:text-properties officeooo:paragraph-rsid="0029eb94"/>
    </style:style>
    <style:style style:name="P4" style:family="paragraph" style:parent-style-name="Text_20_body">
      <style:paragraph-properties fo:margin-left="0cm" fo:margin-right="0cm" fo:text-indent="0cm" style:auto-text-indent="false"/>
      <style:text-properties officeooo:rsid="004b1105" officeooo:paragraph-rsid="004b1105"/>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margin-left="0cm" fo:margin-right="0cm" fo:text-indent="0cm" style:auto-text-indent="false"/>
      <style:text-properties officeooo:paragraph-rsid="0029eb94"/>
    </style:style>
    <style:style style:name="P9" style:family="paragraph" style:parent-style-name="Heading_20_1">
      <style:text-properties officeooo:rsid="0018e62e" officeooo:paragraph-rsid="0018e62e"/>
    </style:style>
    <style:style style:name="P10" style:family="paragraph" style:parent-style-name="Standard" style:list-style-name="L2">
      <style:text-properties officeooo:rsid="002c0940" officeooo:paragraph-rsid="002c0940"/>
    </style:style>
    <style:style style:name="P11" style:family="paragraph" style:parent-style-name="Standard" style:list-style-name="L2">
      <style:text-properties officeooo:paragraph-rsid="002c0940"/>
    </style:style>
    <style:style style:name="P12" style:family="paragraph" style:parent-style-name="Standard" style:list-style-name="L2">
      <style:text-properties officeooo:rsid="00234e17" officeooo:paragraph-rsid="00234e17"/>
    </style:style>
    <style:style style:name="P13" style:family="paragraph" style:parent-style-name="Standard" style:list-style-name="L2">
      <style:text-properties officeooo:paragraph-rsid="001f4122"/>
    </style:style>
    <style:style style:name="P14" style:family="paragraph" style:parent-style-name="Standard" style:list-style-name="L2">
      <style:text-properties officeooo:rsid="001aa3cd" officeooo:paragraph-rsid="001f4122"/>
    </style:style>
    <style:style style:name="P15" style:family="paragraph" style:parent-style-name="Standard" style:list-style-name="L2">
      <style:text-properties fo:color="#000000" loext:opacity="100%" style:text-outline="false" style:text-line-through-style="none" style:text-line-through-type="none" style:font-name="Calibri" fo:font-size="11pt" fo:font-style="normal" fo:text-shadow="none" style:text-underline-style="none" fo:font-weight="normal" officeooo:rsid="0021025e" officeooo:paragraph-rsid="0021025e" style:font-size-asian="11pt" style:font-style-asian="normal" style:font-weight-asian="normal" style:text-emphasize="none"/>
    </style:style>
    <style:style style:name="P16" style:family="paragraph" style:parent-style-name="Standard" style:list-style-name="L2">
      <style:text-properties officeooo:paragraph-rsid="0021025e"/>
    </style:style>
    <style:style style:name="P17" style:family="paragraph" style:parent-style-name="Text_20_body">
      <style:text-properties officeooo:rsid="0018e62e" officeooo:paragraph-rsid="0018e62e"/>
    </style:style>
    <style:style style:name="P18" style:family="paragraph" style:parent-style-name="Text_20_body">
      <style:paragraph-properties fo:margin-top="0cm" fo:margin-bottom="0cm" style:contextual-spacing="false"/>
      <style:text-properties officeooo:paragraph-rsid="002e85ec"/>
    </style:style>
    <style:style style:name="P19" style:family="paragraph" style:parent-style-name="Text_20_body" style:list-style-name="L3">
      <style:paragraph-properties fo:margin-top="0cm" fo:margin-bottom="0cm" style:contextual-spacing="false"/>
      <style:text-properties officeooo:paragraph-rsid="002e85ec"/>
    </style:style>
    <style:style style:name="P20" style:family="paragraph" style:parent-style-name="Text_20_body" style:list-style-name="L4">
      <style:paragraph-properties fo:margin-top="0cm" fo:margin-bottom="0cm" style:contextual-spacing="false"/>
      <style:text-properties officeooo:paragraph-rsid="002e85ec"/>
    </style:style>
    <style:style style:name="P21" style:family="paragraph" style:parent-style-name="Text_20_body" style:list-style-name="L5">
      <style:paragraph-properties fo:margin-top="0cm" fo:margin-bottom="0cm" style:contextual-spacing="false"/>
      <style:text-properties fo:font-weight="bold" officeooo:paragraph-rsid="002cfe2b"/>
    </style:style>
    <style:style style:name="P22" style:family="paragraph" style:parent-style-name="Text_20_body" style:list-style-name="L5">
      <style:paragraph-properties fo:margin-top="0cm" fo:margin-bottom="0cm" style:contextual-spacing="false"/>
      <style:text-properties fo:font-weight="bold" officeooo:rsid="002cfe2b" officeooo:paragraph-rsid="002cfe2b"/>
    </style:style>
    <style:style style:name="P23" style:family="paragraph" style:parent-style-name="Text_20_body" style:list-style-name="L5">
      <style:paragraph-properties fo:margin-top="0cm" fo:margin-bottom="0cm" style:contextual-spacing="false"/>
      <style:text-properties fo:font-weight="bold" officeooo:rsid="002fd088" officeooo:paragraph-rsid="002fd088"/>
    </style:style>
    <style:style style:name="P24" style:family="paragraph" style:parent-style-name="Standard">
      <style:paragraph-properties fo:margin-top="0.141cm" fo:margin-bottom="0cm" style:contextual-spacing="false"/>
      <style:text-properties officeooo:paragraph-rsid="002c0940"/>
    </style:style>
    <style:style style:name="P25" style:family="paragraph" style:parent-style-name="Standard">
      <loext:graphic-properties draw:fill="solid" draw:fill-color="#ebf3fb"/>
      <style:paragraph-properties fo:margin-left="0.635cm" fo:margin-top="0.035cm" fo:margin-bottom="0.035cm" style:contextual-spacing="false" fo:background-color="#ebf3fb"/>
      <style:text-properties fo:color="#1f4e79" loext:opacity="100%" style:font-name="Courier New" fo:font-size="8pt" officeooo:paragraph-rsid="002c0940" style:font-name-asian="Courier New1" style:font-size-asian="8pt" style:font-name-complex="Courier New1" style:font-size-complex="8pt"/>
    </style:style>
    <style:style style:name="P26" style:family="paragraph" style:parent-style-name="Standard">
      <style:paragraph-properties fo:text-align="left" style:justify-single-word="false"/>
      <style:text-properties fo:color="#ffffff" loext:opacity="100%" style:font-name="Arial" fo:font-size="10pt" fo:font-weight="bold" officeooo:paragraph-rsid="002c0940" style:font-name-asian="Arial1" style:font-size-asian="10pt" style:font-weight-asian="bold" style:font-name-complex="Arial1" style:font-size-complex="10pt" style:font-weight-complex="bold"/>
    </style:style>
    <style:style style:name="P27" style:family="paragraph" style:parent-style-name="Standard">
      <style:paragraph-properties fo:text-align="left" style:justify-single-word="false"/>
      <style:text-properties fo:color="#000000" loext:opacity="100%" style:font-name="Arial" fo:font-size="10pt" fo:font-weight="normal" officeooo:paragraph-rsid="002c0940" style:font-name-asian="Arial1" style:font-size-asian="10pt" style:font-weight-asian="normal" style:font-name-complex="Arial1" style:font-size-complex="10pt" style:font-weight-complex="normal"/>
    </style:style>
    <style:style style:name="P28" style:family="paragraph" style:parent-style-name="Standard">
      <style:paragraph-properties fo:text-align="left" style:justify-single-word="false"/>
      <style:text-properties fo:font-size="10pt" officeooo:paragraph-rsid="002c0940" style:font-size-asian="10pt" style:font-size-complex="10pt"/>
    </style:style>
    <style:style style:name="P29" style:family="paragraph" style:parent-style-name="Standard">
      <style:paragraph-properties fo:text-align="left" style:justify-single-word="false"/>
      <style:text-properties fo:color="#000000" loext:opacity="100%" style:font-name="Arial" fo:font-size="8.5pt" fo:font-weight="normal" officeooo:paragraph-rsid="002c0940" style:font-name-asian="Arial1" style:font-size-asian="8.5pt" style:font-weight-asian="normal" style:font-name-complex="Arial1" style:font-size-complex="8.5pt" style:font-weight-complex="normal"/>
    </style:style>
    <style:style style:name="P30" style:family="paragraph" style:parent-style-name="Heading_20_3">
      <style:text-properties fo:font-weight="bold" officeooo:rsid="0034968e" officeooo:paragraph-rsid="0034968e" style:font-weight-asian="bold" style:font-weight-complex="bold"/>
    </style:style>
    <style:style style:name="P31" style:family="paragraph" style:parent-style-name="Table_20_Heading">
      <style:text-properties fo:font-size="10pt" officeooo:paragraph-rsid="0051a719" style:font-size-asian="10pt" style:font-size-complex="10pt"/>
    </style:style>
    <style:style style:name="P32" style:family="paragraph" style:parent-style-name="Table_20_Contents">
      <style:text-properties fo:font-size="10pt" fo:font-weight="bold" officeooo:paragraph-rsid="0051a719" style:font-size-asian="10pt" style:font-size-complex="10pt"/>
    </style:style>
    <style:style style:name="P33" style:family="paragraph" style:parent-style-name="Table_20_Contents">
      <style:text-properties fo:font-size="10pt" officeooo:paragraph-rsid="0051a719" style:font-size-asian="10pt" style:font-size-complex="10pt"/>
    </style:style>
    <style:style style:name="P34" style:family="paragraph" style:parent-style-name="Standard" style:list-style-name="L6">
      <style:paragraph-properties fo:margin-top="0cm" fo:margin-bottom="0cm" style:contextual-spacing="false"/>
      <style:text-properties fo:font-weight="bold" officeooo:rsid="0034968e" officeooo:paragraph-rsid="0051a719" style:font-weight-asian="bold" style:font-weight-complex="bold"/>
    </style:style>
    <style:style style:name="P35" style:family="paragraph" style:parent-style-name="Heading_20_3">
      <style:text-properties fo:font-weight="bold" officeooo:rsid="00342421" officeooo:paragraph-rsid="00342421" style:font-weight-asian="bold" style:font-weight-complex="bold"/>
    </style:style>
    <style:style style:name="P36" style:family="paragraph" style:parent-style-name="Standard" style:list-style-name="L7">
      <style:paragraph-properties fo:margin-top="0.141cm" fo:margin-bottom="0cm" style:contextual-spacing="false"/>
      <style:text-properties officeooo:paragraph-rsid="00342421"/>
    </style:style>
    <style:style style:name="P37" style:family="paragraph" style:parent-style-name="Standard" style:list-style-name="L7">
      <style:paragraph-properties fo:margin-top="0.141cm" fo:margin-bottom="0cm" style:contextual-spacing="false"/>
      <style:text-properties officeooo:rsid="00342421" officeooo:paragraph-rsid="00342421"/>
    </style:style>
    <style:style style:name="P38" style:family="paragraph" style:parent-style-name="Text_20_body">
      <style:text-properties officeooo:paragraph-rsid="0030e1f1"/>
    </style:style>
    <style:style style:name="P39" style:family="paragraph" style:parent-style-name="Text_20_body" style:list-style-name="L8">
      <style:paragraph-properties fo:margin-top="0cm" fo:margin-bottom="0cm" style:contextual-spacing="false" fo:line-height="100%"/>
      <style:text-properties officeooo:paragraph-rsid="0030e1f1"/>
    </style:style>
    <style:style style:name="P40" style:family="paragraph" style:parent-style-name="Heading_20_3">
      <style:text-properties officeooo:paragraph-rsid="0030e1f1"/>
    </style:style>
    <style:style style:name="P41" style:family="paragraph" style:parent-style-name="Text_20_body">
      <style:text-properties style:font-name="Liberation Sans" fo:font-size="13pt" fo:font-style="italic" fo:font-weight="bold" officeooo:rsid="00242985" officeooo:paragraph-rsid="0030e1f1" style:font-name-asian="Microsoft YaHei" style:font-size-asian="13pt" style:font-style-asian="italic" style:font-weight-asian="bold" style:font-name-complex="Lucida Sans1" style:font-size-complex="13pt" style:font-style-complex="italic" style:font-weight-complex="bold"/>
    </style:style>
    <style:style style:name="P42" style:family="paragraph" style:parent-style-name="Text_20_body" style:list-style-name="L9">
      <style:paragraph-properties fo:margin-top="0cm" fo:margin-bottom="0cm" style:contextual-spacing="false"/>
      <style:text-properties officeooo:paragraph-rsid="0030e1f1"/>
    </style:style>
    <style:style style:name="P43" style:family="paragraph" style:parent-style-name="Text_20_body" style:list-style-name="L10">
      <style:paragraph-properties fo:margin-top="0cm" fo:margin-bottom="0cm" style:contextual-spacing="false"/>
      <style:text-properties officeooo:paragraph-rsid="0030e1f1"/>
    </style:style>
    <style:style style:name="P44" style:family="paragraph" style:parent-style-name="Text_20_body">
      <style:text-properties style:font-name="Liberation Sans" fo:font-size="13pt" fo:font-style="normal" fo:font-weight="bold" officeooo:rsid="00242985" officeooo:paragraph-rsid="0030e1f1" style:font-name-asian="Microsoft YaHei" style:font-size-asian="13pt" style:font-style-asian="normal" style:font-weight-asian="bold" style:font-name-complex="Lucida Sans1" style:font-size-complex="13pt" style:font-style-complex="normal" style:font-weight-complex="bold"/>
    </style:style>
    <style:style style:name="P45" style:family="paragraph" style:parent-style-name="Text_20_body" style:list-style-name="L11">
      <style:paragraph-properties fo:margin-top="0cm" fo:margin-bottom="0cm" style:contextual-spacing="false"/>
      <style:text-properties officeooo:paragraph-rsid="0030e1f1"/>
    </style:style>
    <style:style style:name="P46" style:family="paragraph" style:parent-style-name="Text_20_body" style:list-style-name="L12">
      <style:paragraph-properties fo:margin-top="0cm" fo:margin-bottom="0.046cm" style:contextual-spacing="false" fo:line-height="100%"/>
      <style:text-properties officeooo:paragraph-rsid="0030e1f1"/>
    </style:style>
    <style:style style:name="P47" style:family="paragraph" style:parent-style-name="Text_20_body">
      <style:paragraph-properties fo:margin-top="0cm" fo:margin-bottom="0.046cm" style:contextual-spacing="false" fo:line-height="100%"/>
      <style:text-properties officeooo:paragraph-rsid="0030e1f1"/>
    </style:style>
    <style:style style:name="P48" style:family="paragraph" style:parent-style-name="Standard">
      <loext:graphic-properties draw:fill="solid" draw:fill-color="#ebf3fb"/>
      <style:paragraph-properties fo:margin-left="0.635cm" fo:margin-top="0.071cm" fo:margin-bottom="0.071cm" style:contextual-spacing="false" fo:background-color="#ebf3fb"/>
      <style:text-properties fo:color="#2e75b6" loext:opacity="100%" style:font-name="Arial" fo:font-size="8.5pt" officeooo:paragraph-rsid="002b5682" style:font-name-asian="Arial1" style:font-size-asian="8.5pt" style:font-name-complex="Arial1" style:font-size-complex="8.5pt"/>
    </style:style>
    <style:style style:name="P49" style:family="paragraph" style:parent-style-name="Heading_20_3">
      <style:text-properties officeooo:paragraph-rsid="002c0940"/>
    </style:style>
    <style:style style:name="P50" style:family="paragraph" style:parent-style-name="Table_20_Heading">
      <style:text-properties officeooo:paragraph-rsid="002c0940"/>
    </style:style>
    <style:style style:name="P51" style:family="paragraph" style:parent-style-name="Table_20_Contents">
      <style:text-properties officeooo:paragraph-rsid="002c0940"/>
    </style:style>
    <style:style style:name="P52" style:family="paragraph" style:parent-style-name="Table_20_Contents">
      <style:text-properties officeooo:rsid="00201333" officeooo:paragraph-rsid="002c0940"/>
    </style:style>
    <style:style style:name="P53" style:family="paragraph" style:parent-style-name="Text_20_body">
      <style:text-properties officeooo:paragraph-rsid="002c0940"/>
    </style:style>
    <style:style style:name="P54" style:family="paragraph" style:parent-style-name="Text_20_body" style:list-style-name="L13">
      <style:paragraph-properties fo:margin-top="0cm" fo:margin-bottom="0.046cm" style:contextual-spacing="false"/>
      <style:text-properties officeooo:paragraph-rsid="002c0940"/>
    </style:style>
    <style:style style:name="P55" style:family="paragraph" style:parent-style-name="Text_20_body" style:list-style-name="L13">
      <style:paragraph-properties fo:margin-top="0cm" fo:margin-bottom="0.046cm" style:contextual-spacing="false"/>
      <style:text-properties officeooo:rsid="001fe85f" officeooo:paragraph-rsid="002c0940"/>
    </style:style>
    <style:style style:name="P56" style:family="paragraph" style:parent-style-name="Standard">
      <style:paragraph-properties fo:margin-top="0.141cm" fo:margin-bottom="0cm" style:contextual-spacing="false"/>
      <style:text-properties officeooo:paragraph-rsid="002b5682"/>
    </style:style>
    <style:style style:name="P57" style:family="paragraph" style:parent-style-name="Standard">
      <style:paragraph-properties fo:text-align="left" style:justify-single-word="false"/>
      <style:text-properties fo:color="#ffffff" loext:opacity="100%" style:font-name="Arial" fo:font-size="8.5pt" fo:font-weight="bold" officeooo:paragraph-rsid="002b5682" style:font-name-asian="Arial1" style:font-size-asian="8.5pt" style:font-weight-asian="bold" style:font-name-complex="Arial1" style:font-size-complex="8.5pt" style:font-weight-complex="bold"/>
    </style:style>
    <style:style style:name="P58" style:family="paragraph" style:parent-style-name="Standard">
      <style:paragraph-properties fo:text-align="left" style:justify-single-word="false"/>
      <style:text-properties fo:color="#000000" loext:opacity="100%" style:font-name="Arial" fo:font-size="8.5pt" fo:font-weight="normal" officeooo:paragraph-rsid="002b5682" style:font-name-asian="Arial1" style:font-size-asian="8.5pt" style:font-weight-asian="normal" style:font-name-complex="Arial1" style:font-size-complex="8.5pt" style:font-weight-complex="normal"/>
    </style:style>
    <style:style style:name="P59" style:family="paragraph" style:parent-style-name="Heading_20_2">
      <style:paragraph-properties fo:break-before="page"/>
    </style:style>
    <style:style style:name="P60" style:family="paragraph" style:parent-style-name="Text_20_body">
      <style:text-properties officeooo:rsid="002b5682" officeooo:paragraph-rsid="002ba91f"/>
    </style:style>
    <style:style style:name="P61" style:family="paragraph" style:parent-style-name="Text_20_body">
      <style:text-properties fo:font-weight="bold" officeooo:rsid="0015290e" officeooo:paragraph-rsid="00250364" style:font-weight-asian="bold" style:font-weight-complex="bold"/>
    </style:style>
    <style:style style:name="P62" style:family="paragraph" style:parent-style-name="Text_20_body">
      <style:text-properties fo:font-style="italic" fo:font-weight="normal" officeooo:rsid="003900cd" officeooo:paragraph-rsid="00250364" style:font-style-asian="italic" style:font-weight-asian="normal" style:font-style-complex="italic" style:font-weight-complex="normal"/>
    </style:style>
    <style:style style:name="P63" style:family="paragraph" style:parent-style-name="Text_20_body" style:list-style-name="L14">
      <style:paragraph-properties fo:margin-top="0cm" fo:margin-bottom="0cm" style:contextual-spacing="false"/>
      <style:text-properties fo:font-style="italic" fo:font-weight="normal" officeooo:rsid="003ac251" officeooo:paragraph-rsid="00250364" style:font-style-asian="italic" style:font-weight-asian="normal" style:font-style-complex="italic" style:font-weight-complex="normal"/>
    </style:style>
    <style:style style:name="P64" style:family="paragraph" style:parent-style-name="Standard" style:list-style-name="L15">
      <style:text-properties officeooo:rsid="0026a732" officeooo:paragraph-rsid="0026a732"/>
    </style:style>
    <style:style style:name="P65" style:family="paragraph" style:parent-style-name="Standard" style:list-style-name="L15">
      <style:text-properties officeooo:rsid="00171fd3" officeooo:paragraph-rsid="0026a732"/>
    </style:style>
    <style:style style:name="P66" style:family="paragraph" style:parent-style-name="Standard" style:list-style-name="L15">
      <style:text-properties officeooo:rsid="00270f3f" officeooo:paragraph-rsid="00270f3f"/>
    </style:style>
    <style:style style:name="P67" style:family="paragraph" style:parent-style-name="Standard" style:list-style-name="L15">
      <style:text-properties officeooo:rsid="0015290e" officeooo:paragraph-rsid="0015290e"/>
    </style:style>
    <style:style style:name="P68" style:family="paragraph" style:parent-style-name="Standard" style:list-style-name="L15">
      <style:text-properties officeooo:rsid="00338fed" officeooo:paragraph-rsid="00338fed"/>
    </style:style>
    <style:style style:name="P69" style:family="paragraph" style:parent-style-name="Standard">
      <style:text-properties officeooo:rsid="00338fed" officeooo:paragraph-rsid="00338fed"/>
    </style:style>
    <style:style style:name="P70" style:family="paragraph" style:parent-style-name="Heading_20_3">
      <style:text-properties officeooo:paragraph-rsid="0041b767"/>
    </style:style>
    <style:style style:name="P71" style:family="paragraph" style:parent-style-name="Table_20_Heading">
      <style:text-properties officeooo:paragraph-rsid="0041b767"/>
    </style:style>
    <style:style style:name="P72" style:family="paragraph" style:parent-style-name="Table_20_Contents">
      <style:text-properties officeooo:paragraph-rsid="0041b767"/>
    </style:style>
    <style:style style:name="P73" style:family="paragraph" style:parent-style-name="Text_20_body">
      <style:text-properties officeooo:rsid="0023d8ae" officeooo:paragraph-rsid="0041b767"/>
    </style:style>
    <style:style style:name="P74" style:family="paragraph" style:parent-style-name="Text_20_body">
      <style:text-properties officeooo:rsid="00300f2a" officeooo:paragraph-rsid="0041b767"/>
    </style:style>
    <style:style style:name="P75" style:family="paragraph" style:parent-style-name="Text_20_body" style:list-style-name="L16">
      <style:paragraph-properties fo:margin-top="0cm" fo:margin-bottom="0cm" style:contextual-spacing="false"/>
      <style:text-properties officeooo:paragraph-rsid="0041b767"/>
    </style:style>
    <style:style style:name="P76" style:family="paragraph" style:parent-style-name="Text_20_body" style:list-style-name="L16">
      <style:paragraph-properties fo:margin-top="0cm" fo:margin-bottom="0cm" style:contextual-spacing="false"/>
      <style:text-properties officeooo:rsid="000f8fa5" officeooo:paragraph-rsid="0041b767"/>
    </style:style>
    <style:style style:name="P77" style:family="paragraph" style:parent-style-name="Quotations">
      <style:paragraph-properties fo:margin-top="0cm" fo:margin-bottom="0.247cm" style:contextual-spacing="false" fo:line-height="115%"/>
      <style:text-properties officeooo:rsid="000f8fa5" officeooo:paragraph-rsid="0041b767"/>
    </style:style>
    <style:style style:name="P78" style:family="paragraph" style:parent-style-name="Heading_20_3">
      <style:text-properties officeooo:rsid="00244320" officeooo:paragraph-rsid="0041b767"/>
    </style:style>
    <style:style style:name="P79" style:family="paragraph" style:parent-style-name="Text_20_body">
      <style:text-properties officeooo:paragraph-rsid="0041b767"/>
    </style:style>
    <style:style style:name="P80" style:family="paragraph" style:parent-style-name="Heading_20_4">
      <style:text-properties officeooo:paragraph-rsid="0041b767"/>
    </style:style>
    <style:style style:name="P81" style:family="paragraph" style:parent-style-name="Heading_20_4">
      <style:paragraph-properties fo:line-height="100%"/>
      <style:text-properties officeooo:paragraph-rsid="0041b767"/>
    </style:style>
    <style:style style:name="P82" style:family="paragraph" style:parent-style-name="Text_20_body" style:list-style-name="L17">
      <style:paragraph-properties fo:margin-top="0cm" fo:margin-bottom="0cm" style:contextual-spacing="false"/>
      <style:text-properties officeooo:paragraph-rsid="0041b767"/>
    </style:style>
    <style:style style:name="P83" style:family="paragraph" style:parent-style-name="Text_20_body" style:list-style-name="L17">
      <style:paragraph-properties fo:margin-top="0cm" fo:margin-bottom="0.146cm" style:contextual-spacing="false" fo:line-height="100%"/>
      <style:text-properties officeooo:rsid="0022c026" officeooo:paragraph-rsid="0041b767"/>
    </style:style>
    <style:style style:name="P84" style:family="paragraph" style:parent-style-name="Text_20_body">
      <style:paragraph-properties fo:margin-top="0cm" fo:margin-bottom="0.146cm" style:contextual-spacing="false" fo:line-height="100%"/>
      <style:text-properties officeooo:rsid="0022c026" officeooo:paragraph-rsid="0041b767"/>
    </style:style>
    <style:style style:name="P85" style:family="paragraph" style:parent-style-name="Text_20_body">
      <style:text-properties officeooo:paragraph-rsid="0041e50b"/>
    </style:style>
    <style:style style:name="P86" style:family="paragraph" style:parent-style-name="Heading_20_5">
      <style:paragraph-properties fo:margin-top="0cm" fo:margin-bottom="0.247cm" style:contextual-spacing="false" fo:line-height="115%"/>
      <style:text-properties officeooo:rsid="000baa20" officeooo:paragraph-rsid="0041e50b"/>
    </style:style>
    <style:style style:name="P87" style:family="paragraph" style:parent-style-name="Table_20_Heading">
      <style:text-properties officeooo:paragraph-rsid="0041e50b"/>
    </style:style>
    <style:style style:name="P88" style:family="paragraph" style:parent-style-name="Table_20_Contents">
      <style:text-properties officeooo:paragraph-rsid="0041e50b"/>
    </style:style>
    <style:style style:name="P89" style:family="paragraph" style:parent-style-name="Table_20_Contents">
      <style:paragraph-properties style:writing-mode="lr-tb" style:writing-mode-automatic="false"/>
      <style:text-properties officeooo:paragraph-rsid="0041e50b"/>
    </style:style>
    <style:style style:name="P90" style:family="paragraph" style:parent-style-name="Horizontal_20_Line">
      <style:paragraph-properties fo:margin-top="0cm" fo:margin-bottom="0.247cm" style:contextual-spacing="false" fo:line-height="115%"/>
      <style:text-properties officeooo:rsid="000baa20" officeooo:paragraph-rsid="0041e50b"/>
    </style:style>
    <style:style style:name="P91" style:family="paragraph" style:parent-style-name="Text_20_body">
      <style:paragraph-properties fo:margin-top="0cm" fo:margin-bottom="0.247cm" style:contextual-spacing="false" fo:line-height="115%"/>
      <style:text-properties officeooo:rsid="000baa20" officeooo:paragraph-rsid="0041e50b"/>
    </style:style>
    <style:style style:name="P92" style:family="paragraph" style:parent-style-name="Heading_20_4">
      <style:text-properties officeooo:paragraph-rsid="00437fa1"/>
    </style:style>
    <style:style style:name="P93" style:family="paragraph" style:parent-style-name="Text_20_body">
      <style:paragraph-properties fo:margin-top="0cm" fo:margin-bottom="0cm" style:contextual-spacing="false"/>
      <style:text-properties officeooo:paragraph-rsid="00453e18"/>
    </style:style>
    <style:style style:name="P94" style:family="paragraph" style:parent-style-name="Heading_20_4">
      <style:paragraph-properties fo:keep-with-next="always"/>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Text_20_body" style:list-style-name="L18">
      <style:paragraph-properties fo:margin-top="0cm" fo:margin-bottom="0cm" style:contextual-spacing="false"/>
      <style:text-properties officeooo:paragraph-rsid="00470bbd"/>
    </style:style>
    <style:style style:name="P98" style:family="paragraph" style:parent-style-name="Text_20_body" style:list-style-name="L18">
      <style:text-properties officeooo:paragraph-rsid="00470bbd"/>
    </style:style>
    <style:style style:name="P99" style:family="paragraph" style:parent-style-name="Text_20_body" style:list-style-name="L19">
      <style:paragraph-properties fo:margin-top="0cm" fo:margin-bottom="0cm" style:contextual-spacing="false"/>
      <style:text-properties officeooo:rsid="00601a48" officeooo:paragraph-rsid="0048b6a6"/>
    </style:style>
    <style:style style:name="P100" style:family="paragraph" style:parent-style-name="Text_20_body" style:list-style-name="L19">
      <style:paragraph-properties fo:margin-top="0cm" fo:margin-bottom="0cm" style:contextual-spacing="false"/>
      <style:text-properties style:font-name="Liberation Serif" officeooo:rsid="00601a48" officeooo:paragraph-rsid="0048b6a6"/>
    </style:style>
    <style:style style:name="P101" style:family="paragraph" style:parent-style-name="Text_20_body" style:list-style-name="L19">
      <style:text-properties officeooo:rsid="00601a48" officeooo:paragraph-rsid="0048b6a6"/>
    </style:style>
    <style:style style:name="P102" style:family="paragraph" style:parent-style-name="Text_20_body">
      <style:text-properties officeooo:paragraph-rsid="002ba91f"/>
    </style:style>
    <style:style style:name="P103" style:family="paragraph" style:parent-style-name="Text_20_body">
      <style:text-properties officeooo:rsid="002e85ec" officeooo:paragraph-rsid="002e85ec"/>
    </style:style>
    <style:style style:name="P104" style:family="paragraph" style:parent-style-name="Text_20_body">
      <style:text-properties officeooo:paragraph-rsid="003900cd"/>
    </style:style>
    <style:style style:name="P105" style:family="paragraph" style:parent-style-name="Text_20_body">
      <style:text-properties officeooo:paragraph-rsid="002e85ec"/>
    </style:style>
    <style:style style:name="P106" style:family="paragraph" style:parent-style-name="Text_20_body">
      <style:text-properties fo:font-weight="bold" officeooo:rsid="00380133" officeooo:paragraph-rsid="00380133" style:font-weight-asian="bold" style:font-weight-complex="bold"/>
    </style:style>
    <style:style style:name="P107" style:family="paragraph" style:parent-style-name="Preformatted_20_Text">
      <style:text-properties officeooo:paragraph-rsid="00380133"/>
    </style:style>
    <style:style style:name="P108" style:family="paragraph" style:parent-style-name="Preformatted_20_Text">
      <style:paragraph-properties fo:margin-left="0cm" fo:margin-right="0cm" fo:text-indent="0cm" style:auto-text-indent="false" style:writing-mode="lr-tb"/>
      <style:text-properties officeooo:paragraph-rsid="002e85ec"/>
    </style:style>
    <style:style style:name="P109" style:family="paragraph" style:parent-style-name="Preformatted_20_Text">
      <style:paragraph-properties style:writing-mode="lr-tb"/>
      <style:text-properties officeooo:paragraph-rsid="002e85ec"/>
    </style:style>
    <style:style style:name="P110" style:family="paragraph" style:parent-style-name="Preformatted_20_Text">
      <style:paragraph-properties fo:margin-top="0cm" fo:margin-bottom="0.499cm" style:contextual-spacing="false" style:writing-mode="lr-tb"/>
      <style:text-properties officeooo:paragraph-rsid="002e85ec"/>
    </style:style>
    <style:style style:name="P111" style:family="paragraph" style:parent-style-name="Text_20_body" style:list-style-name="L20"/>
    <style:style style:name="P112" style:family="paragraph" style:parent-style-name="Text_20_body" style:list-style-name="L20">
      <style:text-properties officeooo:rsid="0033d9e4" officeooo:paragraph-rsid="00342421"/>
    </style:style>
    <style:style style:name="P113" style:family="paragraph" style:parent-style-name="Text_20_body" style:list-style-name="L20">
      <style:paragraph-properties fo:margin-top="0cm" fo:margin-bottom="0.046cm" style:contextual-spacing="false"/>
      <style:text-properties officeooo:rsid="0033d9e4" officeooo:paragraph-rsid="00342421"/>
    </style:style>
    <style:style style:name="P114" style:family="paragraph" style:parent-style-name="Text_20_body" style:list-style-name="L20">
      <style:paragraph-properties fo:margin-top="0cm" fo:margin-bottom="0.046cm" style:contextual-spacing="false"/>
      <style:text-properties officeooo:rsid="00342421" officeooo:paragraph-rsid="00342421"/>
    </style:style>
    <style:style style:name="P115" style:family="paragraph" style:parent-style-name="Text_20_body">
      <style:paragraph-properties fo:margin-top="0cm" fo:margin-bottom="0.046cm" style:contextual-spacing="false"/>
      <style:text-properties officeooo:rsid="00342421" officeooo:paragraph-rsid="00342421"/>
    </style:style>
    <style:style style:name="P116" style:family="paragraph" style:parent-style-name="Heading_20_2">
      <style:text-properties officeooo:rsid="00338fed" officeooo:paragraph-rsid="00338fed"/>
    </style:style>
    <style:style style:name="P117" style:family="paragraph" style:parent-style-name="Text_20_body">
      <style:text-properties officeooo:paragraph-rsid="0041a8e1"/>
    </style:style>
    <style:style style:name="P118" style:family="paragraph" style:parent-style-name="Text_20_body">
      <style:text-properties officeooo:rsid="0040241e" officeooo:paragraph-rsid="0041a8e1"/>
    </style:style>
    <style:style style:name="P119" style:family="paragraph" style:parent-style-name="Text_20_body">
      <style:text-properties officeooo:rsid="0040241e" officeooo:paragraph-rsid="0040241e"/>
    </style:style>
    <style:style style:name="P120" style:family="paragraph" style:parent-style-name="Text_20_body">
      <style:text-properties officeooo:rsid="0041a8e1" officeooo:paragraph-rsid="0041a8e1"/>
    </style:style>
    <style:style style:name="P121" style:family="paragraph" style:parent-style-name="Text_20_body">
      <style:text-properties officeooo:rsid="003d44a3" officeooo:paragraph-rsid="003d44a3"/>
    </style:style>
    <style:style style:name="P122" style:family="paragraph" style:parent-style-name="Text_20_body" style:list-style-name="L21">
      <style:text-properties officeooo:rsid="003bda68" officeooo:paragraph-rsid="003ce537"/>
    </style:style>
    <style:style style:name="P123" style:family="paragraph" style:parent-style-name="Text_20_body" style:list-style-name="L21">
      <style:paragraph-properties fo:margin-top="0cm" fo:margin-bottom="0cm" style:contextual-spacing="false"/>
      <style:text-properties officeooo:rsid="003bda68" officeooo:paragraph-rsid="003d44a3"/>
    </style:style>
    <style:style style:name="P124" style:family="paragraph" style:parent-style-name="Text_20_body" style:list-style-name="L21">
      <style:text-properties officeooo:rsid="003ce537" officeooo:paragraph-rsid="003ce537"/>
    </style:style>
    <style:style style:name="P125" style:family="paragraph" style:parent-style-name="Text_20_body" style:list-style-name="L21">
      <style:text-properties officeooo:rsid="003d44a3" officeooo:paragraph-rsid="003d44a3"/>
    </style:style>
    <style:style style:name="P126" style:family="paragraph" style:parent-style-name="Text_20_body">
      <style:text-properties fo:font-style="italic" officeooo:rsid="0041a8e1" officeooo:paragraph-rsid="0041a8e1" style:font-style-asian="italic" style:font-style-complex="italic"/>
    </style:style>
    <style:style style:name="P127" style:family="paragraph" style:parent-style-name="Text_20_body" style:list-style-name="L22">
      <style:paragraph-properties fo:margin-top="0cm" fo:margin-bottom="0cm" style:contextual-spacing="false"/>
      <style:text-properties officeooo:rsid="003d44a3" officeooo:paragraph-rsid="003d44a3"/>
    </style:style>
    <style:style style:name="P128" style:family="paragraph" style:parent-style-name="Text_20_body">
      <style:paragraph-properties fo:margin-top="0cm" fo:margin-bottom="0cm" style:contextual-spacing="false"/>
      <style:text-properties officeooo:rsid="003bda68" officeooo:paragraph-rsid="003bda68"/>
    </style:style>
    <style:style style:name="P129" style:family="paragraph" style:parent-style-name="Text_20_body" style:list-style-name="L23">
      <style:paragraph-properties fo:margin-top="0cm" fo:margin-bottom="0cm" style:contextual-spacing="false"/>
      <style:text-properties officeooo:rsid="003db48e" officeooo:paragraph-rsid="003db48e"/>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Text_20_body">
      <style:text-properties officeooo:rsid="004c3b37" officeooo:paragraph-rsid="004c3b37"/>
    </style:style>
    <style:style style:name="P133" style:family="paragraph" style:parent-style-name="Standard">
      <style:paragraph-properties fo:margin-top="0.141cm" fo:margin-bottom="0.141cm" style:contextual-spacing="false"/>
      <style:text-properties style:font-name="Arial" fo:font-size="10pt" officeooo:paragraph-rsid="004c3b37" style:font-name-asian="Arial1" style:font-size-asian="10pt" style:font-name-complex="Arial1" style:font-size-complex="10pt"/>
    </style:style>
    <style:style style:name="P134" style:family="paragraph" style:parent-style-name="Standard">
      <style:paragraph-properties fo:margin-left="1.27cm" fo:margin-top="0.071cm" fo:margin-bottom="0.071cm" style:contextual-spacing="false" fo:text-indent="-0.635cm" style:auto-text-indent="false"/>
      <style:text-properties style:font-name="Arial" fo:font-size="10pt" officeooo:paragraph-rsid="004c3b37" style:font-name-asian="Arial1" style:font-size-asian="10pt" style:font-name-complex="Arial1" style:font-size-complex="10pt"/>
    </style:style>
    <style:style style:name="P135" style:family="paragraph" style:parent-style-name="Standard">
      <style:paragraph-properties fo:margin-top="0.141cm" fo:margin-bottom="0.141cm" style:contextual-spacing="false"/>
      <style:text-properties officeooo:paragraph-rsid="004c3b37"/>
    </style:style>
    <style:style style:name="P136" style:family="paragraph" style:parent-style-name="Standard">
      <style:text-properties fo:color="#ffffff" loext:opacity="100%" style:font-name="Arial" fo:font-size="9pt" fo:font-weight="bold" officeooo:paragraph-rsid="004c3b37" style:font-name-asian="Arial1" style:font-size-asian="9pt" style:font-weight-asian="bold" style:font-name-complex="Arial1" style:font-size-complex="9pt" style:font-weight-complex="bold"/>
    </style:style>
    <style:style style:name="P137" style:family="paragraph" style:parent-style-name="Standard">
      <style:text-properties style:font-name="Arial" fo:font-size="9pt" officeooo:paragraph-rsid="004c3b37" style:font-name-asian="Arial1" style:font-size-asian="9pt" style:font-name-complex="Arial1" style:font-size-complex="9pt"/>
    </style:style>
    <style:style style:name="P138" style:family="paragraph" style:parent-style-name="Text_20_body">
      <style:text-properties officeooo:rsid="004c3b37" officeooo:paragraph-rsid="004d599d"/>
    </style:style>
    <style:style style:name="P139" style:family="paragraph" style:parent-style-name="Text_20_body">
      <style:text-properties officeooo:rsid="004df09c" officeooo:paragraph-rsid="004df09c"/>
    </style:style>
    <style:style style:name="P140" style:family="paragraph" style:parent-style-name="Heading_20_1">
      <style:text-properties officeooo:rsid="002cfe2b" officeooo:paragraph-rsid="002cfe2b"/>
    </style:style>
    <style:style style:name="P141" style:family="paragraph" style:parent-style-name="Standard">
      <style:text-properties fo:font-weight="bold" officeooo:paragraph-rsid="002cfe2b" style:font-weight-asian="bold" style:font-weight-complex="bold"/>
    </style:style>
    <style:style style:name="P142" style:family="paragraph" style:parent-style-name="Text_20_body" style:list-style-name="L24">
      <style:paragraph-properties fo:margin-top="0cm" fo:margin-bottom="0.046cm" style:contextual-spacing="false"/>
      <style:text-properties officeooo:paragraph-rsid="002cfe2b"/>
    </style:style>
    <style:style style:name="P143" style:family="paragraph" style:parent-style-name="Text_20_body">
      <style:paragraph-properties fo:margin-top="0cm" fo:margin-bottom="0.046cm" style:contextual-spacing="false"/>
      <style:text-properties officeooo:paragraph-rsid="002cfe2b"/>
    </style:style>
    <style:style style:name="P144" style:family="paragraph" style:parent-style-name="Text_20_body">
      <style:text-properties officeooo:rsid="00317094" officeooo:paragraph-rsid="00317094"/>
    </style:style>
    <style:style style:name="P145" style:family="paragraph" style:parent-style-name="Text_20_body">
      <style:text-properties officeooo:rsid="00470bbd" officeooo:paragraph-rsid="00470bbd"/>
    </style:style>
    <style:style style:name="P146" style:family="paragraph" style:parent-style-name="Text_20_body">
      <style:text-properties officeooo:rsid="0037dce2" officeooo:paragraph-rsid="0037dce2"/>
    </style:style>
    <style:style style:name="P147" style:family="paragraph" style:parent-style-name="Preformatted_20_Text">
      <style:text-properties officeooo:rsid="000b25da" officeooo:paragraph-rsid="00361cd2"/>
    </style:style>
    <style:style style:name="P148" style:family="paragraph" style:parent-style-name="Preformatted_20_Text">
      <style:paragraph-properties fo:margin-top="0cm" fo:margin-bottom="0.499cm" style:contextual-spacing="false"/>
      <style:text-properties officeooo:rsid="000b25da" officeooo:paragraph-rsid="00361cd2"/>
    </style:style>
    <style:style style:name="P149" style:family="paragraph" style:parent-style-name="Text_20_body">
      <style:paragraph-properties fo:margin-top="0cm" fo:margin-bottom="0.046cm" style:contextual-spacing="false"/>
      <style:text-properties officeooo:paragraph-rsid="002e85ec"/>
    </style:style>
    <style:style style:name="P150" style:family="paragraph" style:parent-style-name="Text_20_body">
      <style:text-properties officeooo:rsid="000b25da" officeooo:paragraph-rsid="0035b92d"/>
    </style:style>
    <style:style style:name="P151" style:family="paragraph" style:parent-style-name="Preformatted_20_Text">
      <style:text-properties officeooo:rsid="000b25da" officeooo:paragraph-rsid="0035b92d"/>
    </style:style>
    <style:style style:name="P152" style:family="paragraph" style:parent-style-name="Preformatted_20_Text">
      <style:paragraph-properties fo:margin-top="0cm" fo:margin-bottom="0.499cm" style:contextual-spacing="false"/>
      <style:text-properties officeooo:rsid="000b25da" officeooo:paragraph-rsid="0035b92d"/>
    </style:style>
    <style:style style:name="P153" style:family="paragraph" style:parent-style-name="Heading_20_3">
      <style:paragraph-properties fo:keep-with-next="always"/>
    </style:style>
    <style:style style:name="P154" style:family="paragraph" style:parent-style-name="Text_20_body">
      <style:text-properties officeooo:paragraph-rsid="00361cd2"/>
    </style:style>
    <style:style style:name="P155" style:family="paragraph" style:parent-style-name="Table_20_Heading">
      <style:text-properties officeooo:paragraph-rsid="0028320a"/>
    </style:style>
    <style:style style:name="P156" style:family="paragraph" style:parent-style-name="Table_20_Contents">
      <style:text-properties officeooo:paragraph-rsid="0028320a"/>
    </style:style>
    <style:style style:name="P157" style:family="paragraph" style:parent-style-name="Standard">
      <style:text-properties officeooo:rsid="0028320a" officeooo:paragraph-rsid="0028320a"/>
    </style:style>
    <style:style style:name="P158" style:family="paragraph" style:parent-style-name="Heading_20_2">
      <style:text-properties officeooo:rsid="0026a732" officeooo:paragraph-rsid="0026a732"/>
    </style:style>
    <style:style style:name="P159" style:family="paragraph" style:parent-style-name="Heading_20_2">
      <style:text-properties officeooo:paragraph-rsid="0026a732"/>
    </style:style>
    <style:style style:name="P160" style:family="paragraph" style:parent-style-name="Text_20_body">
      <style:text-properties officeooo:paragraph-rsid="002cfe2b"/>
    </style:style>
    <style:style style:name="P161" style:family="paragraph" style:parent-style-name="Text_20_body" style:list-style-name="L25">
      <style:text-properties officeooo:paragraph-rsid="002cfe2b"/>
    </style:style>
    <style:style style:name="P162" style:family="paragraph" style:parent-style-name="Table_20_Heading">
      <style:text-properties officeooo:paragraph-rsid="002cfe2b"/>
    </style:style>
    <style:style style:name="P163" style:family="paragraph" style:parent-style-name="Table_20_Contents">
      <style:text-properties officeooo:paragraph-rsid="002cfe2b"/>
    </style:style>
    <style:style style:name="P164" style:family="paragraph" style:parent-style-name="Text_20_body">
      <style:text-properties officeooo:rsid="004a2b01" officeooo:paragraph-rsid="004a2b01"/>
    </style:style>
    <style:style style:name="P165" style:family="paragraph" style:parent-style-name="Title">
      <style:paragraph-properties fo:break-before="page"/>
    </style:style>
    <style:style style:name="P166" style:family="paragraph" style:parent-style-name="Standard">
      <style:text-properties officeooo:rsid="001a6d06" officeooo:paragraph-rsid="004a2b01"/>
    </style:style>
    <style:style style:name="P167" style:family="paragraph" style:parent-style-name="Text_20_body">
      <style:text-properties officeooo:paragraph-rsid="004a2b01"/>
    </style:style>
    <style:style style:name="P168" style:family="paragraph" style:parent-style-name="Text_20_body">
      <style:text-properties style:font-name="Liberation Serif" fo:font-size="12pt" fo:font-style="normal" fo:font-weight="normal" officeooo:paragraph-rsid="004a2b01" style:font-size-asian="12pt" style:font-style-asian="normal" style:font-weight-asian="normal" style:font-weight-complex="normal"/>
    </style:style>
    <style:style style:name="P169" style:family="paragraph" style:parent-style-name="Text_20_body">
      <style:text-properties fo:font-weight="normal" officeooo:paragraph-rsid="004a2b01" style:font-weight-asian="normal" style:font-weight-complex="normal"/>
    </style:style>
    <style:style style:name="P170" style:family="paragraph" style:parent-style-name="Text_20_body">
      <style:paragraph-properties fo:margin-top="0cm" fo:margin-bottom="0cm" style:contextual-spacing="false"/>
      <style:text-properties officeooo:paragraph-rsid="004a2b01"/>
    </style:style>
    <style:style style:name="P171" style:family="paragraph" style:parent-style-name="Text_20_body">
      <style:paragraph-properties fo:margin-top="0cm" fo:margin-bottom="0cm" style:contextual-spacing="false"/>
      <style:text-properties fo:font-weight="normal" officeooo:paragraph-rsid="004a2b01" style:font-weight-asian="normal" style:font-weight-complex="normal"/>
    </style:style>
    <style:style style:name="P172" style:family="paragraph" style:parent-style-name="Text_20_body" style:list-style-name="L26">
      <style:paragraph-properties fo:margin-top="0cm" fo:margin-bottom="0cm" style:contextual-spacing="false"/>
      <style:text-properties officeooo:paragraph-rsid="004a2b01"/>
    </style:style>
    <style:style style:name="P173" style:family="paragraph" style:parent-style-name="Text_20_body" style:list-style-name="L27">
      <style:paragraph-properties fo:margin-top="0cm" fo:margin-bottom="0cm" style:contextual-spacing="false"/>
      <style:text-properties fo:font-weight="normal" officeooo:paragraph-rsid="004a2b01" style:font-weight-asian="normal" style:font-weight-complex="normal"/>
    </style:style>
    <style:style style:name="P174" style:family="paragraph" style:parent-style-name="Text_20_body" style:list-style-name="L27">
      <style:paragraph-properties fo:margin-top="0cm" fo:margin-bottom="0cm" style:contextual-spacing="false"/>
      <style:text-properties officeooo:paragraph-rsid="004a2b01"/>
    </style:style>
    <style:style style:name="P175" style:family="paragraph" style:parent-style-name="Text_20_body" style:list-style-name="L28">
      <style:paragraph-properties fo:margin-top="0cm" fo:margin-bottom="0cm" style:contextual-spacing="false"/>
      <style:text-properties officeooo:paragraph-rsid="004a2b01"/>
    </style:style>
    <style:style style:name="P176" style:family="paragraph" style:parent-style-name="Text_20_body" style:list-style-name="L28">
      <style:paragraph-properties fo:margin-top="0cm" fo:margin-bottom="0cm" style:contextual-spacing="false"/>
      <style:text-properties fo:font-weight="normal" officeooo:paragraph-rsid="004a2b01" style:font-weight-asian="normal" style:font-weight-complex="normal"/>
    </style:style>
    <style:style style:name="P177" style:family="paragraph" style:parent-style-name="Text_20_body" style:list-style-name="L29">
      <style:paragraph-properties fo:margin-top="0cm" fo:margin-bottom="0cm" style:contextual-spacing="false"/>
      <style:text-properties officeooo:paragraph-rsid="004a2b01"/>
    </style:style>
    <style:style style:name="P178" style:family="paragraph" style:parent-style-name="Text_20_body" style:list-style-name="L29">
      <style:paragraph-properties fo:margin-top="0cm" fo:margin-bottom="0cm" style:contextual-spacing="false"/>
      <style:text-properties fo:font-weight="normal" officeooo:paragraph-rsid="004a2b01" style:font-weight-asian="normal" style:font-weight-complex="normal"/>
    </style:style>
    <style:style style:name="T1" style:family="text">
      <style:text-properties officeooo:rsid="0029eb94"/>
    </style:style>
    <style:style style:name="T2" style:family="text">
      <style:text-properties officeooo:rsid="0016abf0"/>
    </style:style>
    <style:style style:name="T3" style:family="text">
      <style:text-properties officeooo:rsid="001aa3cd"/>
    </style:style>
    <style:style style:name="T4" style:family="text">
      <style:text-properties officeooo:rsid="002c0940"/>
    </style:style>
    <style:style style:name="T5" style:family="text">
      <style:text-properties officeooo:rsid="001c2867"/>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7" style:family="text">
      <style:text-properties officeooo:rsid="001d7cec"/>
    </style:style>
    <style:style style:name="T8" style:family="text">
      <style:text-properties officeooo:rsid="001f4122"/>
    </style:style>
    <style:style style:name="T9" style:family="text">
      <style:text-properties fo:color="#000000" loext:opacity="100%" style:text-outline="false" style:text-line-through-style="none" style:text-line-through-type="none" style:font-name="Calibri" fo:font-size="11pt" fo:font-style="normal" fo:text-shadow="none" style:text-underline-style="none" fo:font-weight="normal" officeooo:rsid="0021025e" style:font-size-asian="11pt" style:font-style-asian="normal" style:font-weight-asian="normal" style:text-emphasize="none"/>
    </style:style>
    <style:style style:name="T10" style:family="text">
      <style:text-properties officeooo:rsid="0018e62e"/>
    </style:style>
    <style:style style:name="T11" style:family="text">
      <style:text-properties officeooo:rsid="0024eabe"/>
    </style:style>
    <style:style style:name="T12" style:family="text">
      <style:text-properties officeooo:rsid="00361cd2"/>
    </style:style>
    <style:style style:name="T13" style:family="text">
      <style:text-properties officeooo:rsid="0030e1f1"/>
    </style:style>
    <style:style style:name="T14" style:family="text">
      <style:text-properties fo:color="#000000" loext:opacity="100%" style:font-name="Arial" fo:font-weight="normal" style:font-name-asian="Arial1" style:font-weight-asian="normal" style:font-name-complex="Arial1" style:font-weight-complex="normal"/>
    </style:style>
    <style:style style:name="T15" style:family="text">
      <style:text-properties fo:color="#000000" loext:opacity="100%" style:font-name="Arial" fo:font-weight="normal" officeooo:rsid="002fd088" style:font-name-asian="Arial1" style:font-weight-asian="normal" style:font-name-complex="Arial1" style:font-weight-complex="normal"/>
    </style:style>
    <style:style style:name="T16" style:family="text">
      <style:text-properties fo:color="#000000" loext:opacity="100%" style:font-name="Arial" fo:font-weight="normal" officeooo:rsid="002e85ec" style:font-name-asian="Arial1" style:font-weight-asian="normal" style:font-name-complex="Arial1" style:font-weight-complex="normal"/>
    </style:style>
    <style:style style:name="T17" style:family="text">
      <style:text-properties fo:color="#000000" loext:opacity="100%" style:font-name="Arial" fo:font-weight="normal" officeooo:rsid="002b5682" style:font-name-asian="Arial1" style:font-weight-asian="normal" style:font-name-complex="Arial1" style:font-weight-complex="normal"/>
    </style:style>
    <style:style style:name="T18" style:family="text">
      <style:text-properties fo:color="#000000" loext:opacity="100%" style:font-name="Arial" fo:font-weight="normal" officeooo:rsid="0030e1f1" style:font-name-asian="Arial1" style:font-weight-asian="normal" style:font-name-complex="Arial1" style:font-weight-complex="normal"/>
    </style:style>
    <style:style style:name="T19" style:family="text">
      <style:text-properties officeooo:rsid="0034968e"/>
    </style:style>
    <style:style style:name="T20" style:family="text">
      <style:text-properties officeooo:rsid="004b1105"/>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style:font-name="Liberation Sans" fo:font-size="12pt" fo:font-style="normal" fo:font-weight="bold" officeooo:rsid="00242985" style:font-name-asian="Microsoft YaHei" style:font-size-asian="12pt" style:font-style-asian="normal" style:font-weight-asian="bold" style:font-name-complex="Lucida Sans1" style:font-size-complex="12pt" style:font-style-complex="normal" style:font-weight-complex="bold"/>
    </style:style>
    <style:style style:name="T24" style:family="text">
      <style:text-properties style:font-name="Liberation Sans" fo:font-size="13pt" fo:font-style="italic" fo:font-weight="bold" officeooo:rsid="00242985" style:font-name-asian="Microsoft YaHei" style:font-size-asian="13pt" style:font-style-asian="italic" style:font-weight-asian="bold" style:font-name-complex="Lucida Sans1" style:font-size-complex="13pt" style:font-style-complex="italic" style:font-weight-complex="bold"/>
    </style:style>
    <style:style style:name="T25" style:family="text">
      <style:text-properties fo:font-size="12pt" fo:font-style="normal" style:font-size-asian="12pt" style:font-style-asian="normal" style:font-size-complex="12pt" style:font-style-complex="normal"/>
    </style:style>
    <style:style style:name="T26" style:family="text">
      <style:text-properties style:font-name="Liberation Sans" fo:font-size="13pt" fo:font-style="normal" fo:font-weight="bold" officeooo:rsid="00242985" style:font-name-asian="Microsoft YaHei" style:font-size-asian="13pt" style:font-style-asian="normal" style:font-weight-asian="bold" style:font-name-complex="Lucida Sans1" style:font-size-complex="13pt" style:font-style-complex="normal" style:font-weight-complex="bold"/>
    </style:style>
    <style:style style:name="T27" style:family="text">
      <style:text-properties fo:font-style="normal" style:font-style-asian="normal" style:font-style-complex="normal"/>
    </style:style>
    <style:style style:name="T28" style:family="text">
      <style:text-properties style:font-name="Liberation Sans" fo:font-size="12pt" fo:font-style="normal" officeooo:rsid="00242985" style:font-name-asian="Microsoft YaHei" style:font-size-asian="12pt" style:font-style-asian="normal" style:font-name-complex="Lucida Sans1" style:font-size-complex="12pt" style:font-style-complex="normal"/>
    </style:style>
    <style:style style:name="T29" style:family="text">
      <style:text-properties officeooo:rsid="00242985"/>
    </style:style>
    <style:style style:name="T30" style:family="text">
      <style:text-properties officeooo:rsid="00317094"/>
    </style:style>
    <style:style style:name="T31" style:family="text">
      <style:text-properties style:font-name="Liberation Sans" fo:font-size="13pt" fo:font-style="italic" fo:font-weight="bold" officeooo:rsid="00317094" style:font-name-asian="Microsoft YaHei" style:font-size-asian="13pt" style:font-style-asian="italic" style:font-weight-asian="bold" style:font-name-complex="Lucida Sans1" style:font-size-complex="13pt" style:font-style-complex="italic" style:font-weight-complex="bold"/>
    </style:style>
    <style:style style:name="T32" style:family="text">
      <style:text-properties officeooo:rsid="001fe85f"/>
    </style:style>
    <style:style style:name="T33" style:family="text">
      <style:text-properties officeooo:rsid="0015290e"/>
    </style:style>
    <style:style style:name="T34" style:family="text">
      <style:text-properties officeooo:rsid="001f8026"/>
    </style:style>
    <style:style style:name="T35" style:family="text">
      <style:text-properties officeooo:rsid="00201333"/>
    </style:style>
    <style:style style:name="T36" style:family="text">
      <style:text-properties officeooo:rsid="002ba91f"/>
    </style:style>
    <style:style style:name="T37" style:family="text">
      <style:text-properties officeooo:rsid="0041b767"/>
    </style:style>
    <style:style style:name="T38" style:family="text">
      <style:text-properties officeooo:rsid="003900c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900cd" style:font-style-asian="italic" style:font-weight-asian="normal" style:font-style-complex="italic" style:font-weight-complex="normal"/>
    </style:style>
    <style:style style:name="T41" style:family="text">
      <style:text-properties officeooo:rsid="003ac251"/>
    </style:style>
    <style:style style:name="T42" style:family="text">
      <style:text-properties officeooo:rsid="00171fd3"/>
    </style:style>
    <style:style style:name="T43" style:family="text">
      <style:text-properties officeooo:rsid="00270f3f"/>
    </style:style>
    <style:style style:name="T44" style:family="text">
      <style:text-properties officeooo:rsid="000f8fa5"/>
    </style:style>
    <style:style style:name="T45" style:family="text">
      <style:text-properties officeooo:rsid="00300f2a"/>
    </style:style>
    <style:style style:name="T46" style:family="text">
      <style:text-properties officeooo:rsid="0022c026"/>
    </style:style>
    <style:style style:name="T47" style:family="text">
      <style:text-properties officeooo:rsid="0047edee"/>
    </style:style>
    <style:style style:name="T48" style:family="text">
      <style:text-properties officeooo:rsid="0041e50b"/>
    </style:style>
    <style:style style:name="T49" style:family="text">
      <style:text-properties fo:color="#000000" loext:opacity="100%" style:font-name="Liberation Serif" fo:font-size="12pt" officeooo:rsid="00550073" style:font-name-asian="NSimSun" style:font-size-asian="12pt" style:font-name-complex="Liberation Mono" style:font-size-complex="12pt"/>
    </style:style>
    <style:style style:name="T50" style:family="text">
      <style:text-properties fo:font-style="italic" fo:font-weight="normal" officeooo:rsid="00453e18"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453e18" style:font-weight-asian="normal" style:font-weight-complex="normal"/>
    </style:style>
    <style:style style:name="T54" style:family="text">
      <style:text-properties style:font-name="Liberation Serif"/>
    </style:style>
    <style:style style:name="T55" style:family="text">
      <style:text-properties officeooo:rsid="002cfe2b"/>
    </style:style>
    <style:style style:name="T56" style:family="text">
      <style:text-properties officeooo:rsid="002e85ec"/>
    </style:style>
    <style:style style:name="T57" style:family="text">
      <style:text-properties officeooo:rsid="00338fed"/>
    </style:style>
    <style:style style:name="T58" style:family="text">
      <style:text-properties officeooo:rsid="001e9420"/>
    </style:style>
    <style:style style:name="T59" style:family="text">
      <style:text-properties officeooo:rsid="00380133"/>
    </style:style>
    <style:style style:name="T60" style:family="text">
      <style:text-properties officeooo:rsid="0040241e"/>
    </style:style>
    <style:style style:name="T61" style:family="text">
      <style:text-properties officeooo:rsid="00539e5b"/>
    </style:style>
    <style:style style:name="T62" style:family="text">
      <style:text-properties officeooo:rsid="0041a8e1"/>
    </style:style>
    <style:style style:name="T63" style:family="text">
      <style:text-properties officeooo:rsid="003ce537"/>
    </style:style>
    <style:style style:name="T64" style:family="text">
      <style:text-properties officeooo:rsid="003d44a3"/>
    </style:style>
    <style:style style:name="T65" style:family="text">
      <style:text-properties officeooo:rsid="003e6b08"/>
    </style:style>
    <style:style style:name="T66" style:family="text">
      <style:text-properties officeooo:rsid="0021025e"/>
    </style:style>
    <style:style style:name="T67" style:family="text">
      <style:text-properties officeooo:rsid="004c3b37"/>
    </style:style>
    <style:style style:name="T68" style:family="text">
      <style:text-properties style:font-name="Arial" fo:font-size="10pt" fo:font-weight="normal" style:font-name-asian="Arial1" style:font-size-asian="10pt" style:font-weight-asian="normal" style:font-name-complex="Arial1" style:font-size-complex="10pt" style:font-weight-complex="normal"/>
    </style:style>
    <style:style style:name="T69" style:family="text">
      <style:text-properties style:font-name="Arial" fo:font-size="10pt" fo:font-weight="bold" style:font-name-asian="Arial1" style:font-size-asian="10pt" style:font-weight-asian="bold" style:font-name-complex="Arial1" style:font-size-complex="10pt" style:font-weight-complex="bold"/>
    </style:style>
    <style:style style:name="T70" style:family="text">
      <style:text-properties style:font-name="Arial" fo:font-size="10pt" style:font-name-asian="Arial1" style:font-size-asian="10pt" style:font-name-complex="Arial1" style:font-size-complex="10pt"/>
    </style:style>
    <style:style style:name="T71" style:family="text">
      <style:text-properties officeooo:rsid="0032e16b"/>
    </style:style>
    <style:style style:name="T72" style:family="text">
      <style:text-properties fo:font-size="10pt" officeooo:rsid="00338fed" style:font-size-asian="10pt" style:font-size-complex="10pt"/>
    </style:style>
    <style:style style:name="T73" style:family="text">
      <style:text-properties style:font-name="Liberation Sans" style:font-name-asian="Microsoft YaHei" style:font-name-complex="Lucida Sans1"/>
    </style:style>
    <style:style style:name="T74" style:family="text">
      <style:text-properties officeooo:rsid="0035b92d"/>
    </style:style>
    <style:style style:name="T75" style:family="text">
      <style:text-properties officeooo:rsid="001c9a18"/>
    </style:style>
    <style:style style:name="T76" style:family="text">
      <style:text-properties fo:font-weight="normal" officeooo:rsid="003b08d4" style:font-weight-asian="normal" style:font-weight-complex="normal"/>
    </style:style>
    <style:style style:name="T77" style:family="text">
      <style:text-properties fo:font-weight="normal" officeooo:rsid="001c9a18" style:font-weight-asian="normal" style:font-weight-complex="normal"/>
    </style:style>
    <style:style style:name="T78" style:family="text">
      <style:text-properties style:font-name="Liberation Serif" fo:font-size="12pt" fo:font-style="normal" fo:font-weight="normal" officeooo:rsid="001c9a18" style:font-size-asian="12pt" style:font-style-asian="normal" style:font-weight-asian="normal" style:font-weight-complex="normal"/>
    </style:style>
    <style:style style:name="T79" style:family="text">
      <style:text-properties style:font-name="Liberation Serif" fo:font-size="12pt" fo:font-style="normal" fo:font-weight="normal" style:font-size-asian="12pt" style:font-style-asian="normal" style:font-weight-asian="normal" style:font-weight-complex="normal"/>
    </style:style>
    <style:style style:name="T80" style:family="text">
      <style:text-properties style:font-name="Liberation Serif" fo:font-size="12pt" fo:font-style="normal" style:font-size-asian="12pt" style:font-style-asian="normal"/>
    </style:style>
    <style:style style:name="T81" style:family="text">
      <style:text-properties style:use-window-font-color="true" loext:opacity="0%" style:font-name="Liberation Serif" fo:font-size="12pt" fo:font-style="normal" style:font-size-asian="12pt" style:font-style-asian="normal"/>
    </style:style>
    <style:style style:name="T82" style:family="text">
      <style:text-properties fo:color="#ff0000" loext:opacity="100%" style:font-name="Liberation Serif" fo:font-size="12pt" fo:font-style="normal" style:font-size-asian="12pt" style:font-style-asian="normal"/>
    </style:style>
    <style:style style:name="T83" style:family="text">
      <style:text-properties fo:color="#000000" loext:opacity="100%" style:font-name="Liberation Serif" fo:font-size="12pt" fo:font-style="normal" style:font-size-asian="12pt" style:font-style-asian="normal"/>
    </style:style>
    <style:style style:name="T84" style:family="text">
      <style:text-properties fo:color="#000000" loext:opacity="100%" fo:font-family="'Liberation Mono', 'Courier New', 'DejaVu Sans Mono', 'Lucida Sans Typewriter'" style:font-family-generic="roman" style:font-pitch="variable" fo:font-size="12pt" fo:font-style="normal" style:font-size-asian="12pt" style:font-style-asian="normal"/>
    </style:style>
    <style:style style:name="T85" style:family="text">
      <style:text-properties fo:font-family="'Liberation Mono', 'Courier New', 'DejaVu Sans Mono', 'Lucida Sans Typewriter'" style:font-family-generic="roman" style:font-pitch="variable" fo:font-size="12pt" fo:font-style="normal" style:font-size-asian="12pt" style:font-style-asian="normal"/>
    </style:style>
    <style:style style:name="T86" style:family="text">
      <style:text-properties fo:font-weight="normal" officeooo:rsid="00203827" style:font-weight-asian="normal" style:font-weight-complex="normal"/>
    </style:style>
    <style:style style:name="T87" style:family="text">
      <style:text-properties fo:font-weight="normal" officeooo:rsid="00222cff" style:font-weight-asian="normal" style:font-weight-complex="normal"/>
    </style:style>
    <style:style style:name="T88" style:family="text">
      <style:text-properties fo:font-weight="normal" officeooo:rsid="001ce53a"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 V avril 2026</text:p>
      <text:h text:style-name="Heading_20_1" text:outline-level="1"><text:bookmark-start text:name="__RefHeading___Toc29780_4052463322"/>Contexte et Motivations<text:bookmark-end text:name="__RefHeading___Toc29780_4052463322"/></text:h>
      <text:p text:style-name="P1"><text:span text:style-name="Strong_20_Emphasis"><text:span text:style-name="T1">C</text:span></text:span><text:span text:style-name="Strong_20_Emphasis">entraliser et automatiser</text:span> les interactions entre différents composants électroniques et logiciels <text:span text:style-name="T2">dans le cadre d’un logiciel libre, </text:span><text:span text:style-name="T1">pour réaliser un robot de compagnie à faible cout capable <text:s/>d’assurer des échanges variés avec un utilisateur, de mobiliser des ressources android, de constituer une plateforme mobile d’observation et d’échange. Spécificité de la version :</text:span></text:p>
      <text:list text:style-name="L1">
        <text:list-item>
          <text:p text:style-name="P2">Une <text:span text:style-name="Strong_20_Emphasis">communication robuste</text:span> via le protocole VPIV. </text:p>
        </text:list-item>
        <text:list-item>
          <text:p text:style-name="P2">Une <text:span text:style-name="Strong_20_Emphasis">modularité</text:span> pour faciliter les mises à jour et l’ajout de nouveaux modules. </text:p>
        </text:list-item>
        <text:list-item>
          <text:p text:style-name="P3">Une <text:span text:style-name="Strong_20_Emphasis">intégration fluide</text:span> avec des applications tierces (ex : Zoom, surveillance). </text:p>
        </text:list-item>
      </text:list>
      <text:h text:style-name="Heading_20_3" text:outline-level="3"><text:bookmark-start text:name="__RefHeading___Toc62711_4052463322"/>Objectifs du doc<text:bookmark-end text:name="__RefHeading___Toc62711_4052463322"/></text:h>
      <text:p text:style-name="P4">Présentation synthétique du projet, des règles , renvoie vers les docs (les chemins changent mais la dernière version toujours dans AA-RZ-Vactuels).</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29780_4052463322" office:name="Contexte et Motivations" text:style-name="Index_20_Link" text:visited-style-name="Index_20_Link">Contexte et Motivations<text:tab/>1</text:a></text:p>
          <text:p text:style-name="P6"><text:a xlink:type="simple" xlink:href="#__RefHeading___Toc62711_4052463322" office:name="Objectifs du doc" text:style-name="Index_20_Link" text:visited-style-name="Index_20_Link">Objectifs du doc<text:tab/>1</text:a></text:p>
          <text:p text:style-name="P5"><text:a xlink:type="simple" xlink:href="#__RefHeading___Toc29782_4052463322" office:name="Régles" text:style-name="Index_20_Link" text:visited-style-name="Index_20_Link">Régles<text:tab/>2</text:a></text:p>
          <text:p text:style-name="P5"><text:a xlink:type="simple" xlink:href="#__RefHeading___Toc29784_4052463322" office:name="VPIV Encodage de l’information" text:style-name="Index_20_Link" text:visited-style-name="Index_20_Link">VPIV Encodage de l’information<text:tab/>3</text:a></text:p>
          <text:p text:style-name="P6"><text:a xlink:type="simple" xlink:href="#__RefHeading___Toc29786_4052463322" office:name="Role:" text:style-name="Index_20_Link" text:visited-style-name="Index_20_Link">Role:<text:tab/>3</text:a></text:p>
          <text:p text:style-name="P6"><text:a xlink:type="simple" xlink:href="#__RefHeading___Toc29788_4052463322" office:name="Caractéristiques :" text:style-name="Index_20_Link" text:visited-style-name="Index_20_Link">Caractéristiques :<text:tab/>3</text:a></text:p>
          <text:p text:style-name="P6"><text:a xlink:type="simple" xlink:href="#__RefHeading___Toc29790_4052463322" office:name="Regle absolue :" text:style-name="Index_20_Link" text:visited-style-name="Index_20_Link">Regle absolue :<text:tab/>3</text:a></text:p>
          <text:p text:style-name="P7"><text:a xlink:type="simple" xlink:href="#__RefHeading___Toc29792_4052463322" office:name="Format canonique d’une trame VPIV – règles associées" text:style-name="Index_20_Link" text:visited-style-name="Index_20_Link">Format canonique d’une trame VPIV – règles associées<text:tab/>4</text:a></text:p>
          <text:p text:style-name="P6"><text:a xlink:type="simple" xlink:href="#__RefHeading___Toc29794_4052463322" office:name="CAT – Catégorie" text:style-name="Index_20_Link" text:visited-style-name="Index_20_Link">CAT – Catégorie<text:tab/>4</text:a></text:p>
          <text:p text:style-name="P6"><text:a xlink:type="simple" xlink:href="#__RefHeading___Toc29796_4052463322" office:name="VAR – Variable" text:style-name="Index_20_Link" text:visited-style-name="Index_20_Link">VAR – Variable<text:tab/>4</text:a></text:p>
          <text:p text:style-name="P6"><text:a xlink:type="simple" xlink:href="#__RefHeading___Toc29798_4052463322" office:name="PROP - propriété" text:style-name="Index_20_Link" text:visited-style-name="Index_20_Link">PROP - propriété<text:tab/>4</text:a></text:p>
          <text:p text:style-name="P6"><text:a xlink:type="simple" xlink:href="#__RefHeading___Toc28950_2626828182" office:name="INST - instance" text:style-name="Index_20_Link" text:visited-style-name="Index_20_Link">INST - instance<text:tab/>4</text:a></text:p>
          <text:p text:style-name="P6"><text:a xlink:type="simple" xlink:href="#__RefHeading___Toc28952_2626828182" office:name="VALUE - valeur" text:style-name="Index_20_Link" text:visited-style-name="Index_20_Link">VALUE - valeur<text:tab/>5</text:a></text:p>
          <text:p text:style-name="P6"><text:a xlink:type="simple" xlink:href="#__RefHeading___Toc29800_4052463322" office:name="Contraintes de taille et de fréquence" text:style-name="Index_20_Link" text:visited-style-name="Index_20_Link">Contraintes de taille et de fréquence<text:tab/>5</text:a></text:p>
          <text:p text:style-name="P5"><text:a xlink:type="simple" xlink:href="#__RefHeading___Toc29802_4052463322" office:name="Rappels / Les composants  :" text:style-name="Index_20_Link" text:visited-style-name="Index_20_Link">Rappels / Les composants  :<text:tab/>5</text:a></text:p>
          <text:p text:style-name="P6"><text:a xlink:type="simple" xlink:href="#__RefHeading___Toc109278_2626828182" office:name="Périmètre technique du projet" text:style-name="Index_20_Link" text:visited-style-name="Index_20_Link">Périmètre technique du projet<text:tab/>5</text:a></text:p>
          <text:p text:style-name="P7"><text:a xlink:type="simple" xlink:href="#__RefHeading___Toc29804_4052463322" office:name="SE : système embarqué:cerveau du robot" text:style-name="Index_20_Link" text:visited-style-name="Index_20_Link">SE : système embarqué:cerveau du robot<text:tab/>7</text:a></text:p>
          <text:p text:style-name="P6"><text:a xlink:type="simple" xlink:href="#__RefHeading___Toc29806_4052463322" office:name="Doc :" text:style-name="Index_20_Link" text:visited-style-name="Index_20_Link">Doc :<text:tab/>7</text:a></text:p>
          <text:p text:style-name="P6"><text:a xlink:type="simple" xlink:href="#__RefHeading___Toc29808_4052463322" office:name="Matériel &amp; logiciels:" text:style-name="Index_20_Link" text:visited-style-name="Index_20_Link">Matériel &amp; logiciels:<text:tab/>7</text:a></text:p>
          <text:p text:style-name="P6"><text:a xlink:type="simple" xlink:href="#__RefHeading___Toc29810_4052463322" office:name="Rôle :" text:style-name="Index_20_Link" text:visited-style-name="Index_20_Link">Rôle :<text:tab/>7</text:a></text:p>
          <text:p text:style-name="P6"><text:a xlink:type="simple" xlink:href="#__RefHeading___Toc38410_492035557" office:name="Position de SE par rapport à Arduino" text:style-name="Index_20_Link" text:visited-style-name="Index_20_Link">Position de SE par rapport à Arduino<text:tab/>7</text:a></text:p>
          <text:p text:style-name="P6"><text:a xlink:type="simple" xlink:href="#__RefHeading___Toc38412_492035557" office:name="Permet un mode de pilotage vocal du robot" text:style-name="Index_20_Link" text:visited-style-name="Index_20_Link">Permet un mode de pilotage vocal du robot<text:tab/>7</text:a></text:p>
          <text:p text:style-name="P6"><text:a xlink:type="simple" xlink:href="#__RefHeading___Toc38414_492035557" office:name="Gestion des données - 2 voies : Termux et Tasker" text:style-name="Index_20_Link" text:visited-style-name="Index_20_Link">Gestion des données - 2 voies : Termux et Tasker<text:tab/>8</text:a></text:p>
          <text:p text:style-name="P6"><text:a xlink:type="simple" xlink:href="#__RefHeading___Toc29812_4052463322" office:name="Installation de l’application termux sur SE" text:style-name="Index_20_Link" text:visited-style-name="Index_20_Link">Installation de l’application termux sur SE<text:tab/>9</text:a></text:p>
          <text:p text:style-name="P6"><text:a xlink:type="simple" xlink:href="#__RefHeading___Toc29814_4052463322" office:name="Démarrage du robot" text:style-name="Index_20_Link" text:visited-style-name="Index_20_Link">Démarrage du robot<text:tab/>9</text:a></text:p>
          <text:p text:style-name="P6"><text:a xlink:type="simple" xlink:href="#__RefHeading___Toc24212_3036915566" office:name="Explication détaillée des étapes :" text:style-name="Index_20_Link" text:visited-style-name="Index_20_Link">Explication détaillée des étapes :<text:tab/>10</text:a></text:p>
          <text:p text:style-name="P6"><text:a xlink:type="simple" xlink:href="#__RefHeading___Toc29816_4052463322" office:name="Points Clés" text:style-name="Index_20_Link" text:visited-style-name="Index_20_Link">Points Clés<text:tab/>10</text:a></text:p>
          <text:p text:style-name="P7"><text:a xlink:type="simple" xlink:href="#__RefHeading___Toc29818_4052463322" office:name="A : Arduino mega (un arduino Uno esclave du mega est dédié aux moteurs est inclus)" text:style-name="Index_20_Link" text:visited-style-name="Index_20_Link">A : Arduino mega (un arduino Uno esclave du mega est dédié aux moteurs est inclus)<text:tab/>11</text:a></text:p>
          <text:p text:style-name="P6"><text:a xlink:type="simple" xlink:href="#__RefHeading___Toc29820_4052463322" office:name="Doc :" text:style-name="Index_20_Link" text:visited-style-name="Index_20_Link"><text:soft-page-break/>Doc :<text:tab/>11</text:a></text:p>
          <text:p text:style-name="P6"><text:a xlink:type="simple" xlink:href="#__RefHeading___Toc29822_4052463322" office:name="Rôle :" text:style-name="Index_20_Link" text:visited-style-name="Index_20_Link">Rôle :<text:tab/>11</text:a></text:p>
          <text:p text:style-name="P6"><text:a xlink:type="simple" xlink:href="#__RefHeading___Toc29824_4052463322" office:name="Arborescence logique de la partie Arduino" text:style-name="Index_20_Link" text:visited-style-name="Index_20_Link">Arborescence logique de la partie Arduino<text:tab/>11</text:a></text:p>
          <text:p text:style-name="P6"><text:a xlink:type="simple" xlink:href="#__RefHeading___Toc29826_4052463322" office:name="Specificités Arduino :" text:style-name="Index_20_Link" text:visited-style-name="Index_20_Link">Specificités Arduino :<text:tab/>11</text:a></text:p>
          <text:p text:style-name="P7"><text:a xlink:type="simple" xlink:href="#__RefHeading___Toc29828_4052463322" office:name="SP – système pilote" text:style-name="Index_20_Link" text:visited-style-name="Index_20_Link">SP – système pilote<text:tab/>12</text:a></text:p>
          <text:p text:style-name="P7"><text:a xlink:type="simple" xlink:href="#__RefHeading___Toc29830_4052463322" office:name="RPI" text:style-name="Index_20_Link" text:visited-style-name="Index_20_Link">RPI<text:tab/>13</text:a></text:p>
          <text:p text:style-name="P6"><text:a xlink:type="simple" xlink:href="#__RefHeading___Toc29832_4052463322" office:name="Matériel" text:style-name="Index_20_Link" text:visited-style-name="Index_20_Link">Matériel<text:tab/>13</text:a></text:p>
          <text:p text:style-name="P6"><text:a xlink:type="simple" xlink:href="#__RefHeading___Toc29834_4052463322" office:name="Rôle" text:style-name="Index_20_Link" text:visited-style-name="Index_20_Link">Rôle<text:tab/>13</text:a></text:p>
          <text:p text:style-name="P6"><text:a xlink:type="simple" xlink:href="#__RefHeading___Toc29836_4052463322" office:name="Configuration communication :" text:style-name="Index_20_Link" text:visited-style-name="Index_20_Link">Configuration communication :<text:tab/>13</text:a></text:p>
          <text:p text:style-name="P6"><text:a xlink:type="simple" xlink:href="#__RefHeading___Toc29838_4052463322" office:name="Identifiants :" text:style-name="Index_20_Link" text:visited-style-name="Index_20_Link">Identifiants :<text:tab/>13</text:a></text:p>
          <text:p text:style-name="P5"><text:a xlink:type="simple" xlink:href="#__RefHeading___Toc29840_4052463322" office:name="Les tables sources de l’appli RZ" text:style-name="Index_20_Link" text:visited-style-name="Index_20_Link">Les tables sources de l’appli RZ<text:tab/>14</text:a></text:p>
          <text:p text:style-name="P7"><text:a xlink:type="simple" xlink:href="#__RefHeading___Toc62713_4052463322" office:name="Table A" text:style-name="Index_20_Link" text:visited-style-name="Index_20_Link">Table A<text:tab/>14</text:a></text:p>
          <text:p text:style-name="P5"><text:a xlink:type="simple" xlink:href="#__RefHeading___Toc29842_4052463322" office:name="Connexions" text:style-name="Index_20_Link" text:visited-style-name="Index_20_Link">Connexions<text:tab/>14</text:a></text:p>
          <text:p text:style-name="P5"><text:a xlink:type="simple" xlink:href="#__RefHeading___Toc29844_4052463322" office:name="Structure du projet" text:style-name="Index_20_Link" text:visited-style-name="Index_20_Link">Structure du projet<text:tab/>14</text:a></text:p>
          <text:p text:style-name="P5"><text:a xlink:type="simple" xlink:href="#__RefHeading___Toc29846_4052463322" office:name="Structure des scripts &amp; modules" text:style-name="Index_20_Link" text:visited-style-name="Index_20_Link">Structure des scripts &amp; modules<text:tab/>14</text:a></text:p>
          <text:p text:style-name="P7"><text:a xlink:type="simple" xlink:href="#__RefHeading___Toc29848_4052463322" office:name="Structure du script SP - Node-red" text:style-name="Index_20_Link" text:visited-style-name="Index_20_Link">Structure du script SP - Node-red<text:tab/>14</text:a></text:p>
          <text:p text:style-name="P7"><text:a xlink:type="simple" xlink:href="#__RefHeading___Toc29850_4052463322" office:name="Structure du script SE – partie Termux" text:style-name="Index_20_Link" text:visited-style-name="Index_20_Link">Structure du script SE – partie Termux<text:tab/>14</text:a></text:p>
          <text:p text:style-name="P7"><text:a xlink:type="simple" xlink:href="#__RefHeading___Toc29852_4052463322" office:name="Structure du script de l’arduino" text:style-name="Index_20_Link" text:visited-style-name="Index_20_Link">Structure du script de l’arduino<text:tab/>14</text:a></text:p>
          <text:p text:style-name="P6"><text:a xlink:type="simple" xlink:href="#__RefHeading___Toc29854_4052463322" office:name="Schéma fonctionnel général" text:style-name="Index_20_Link" text:visited-style-name="Index_20_Link">Schéma fonctionnel général<text:tab/>14</text:a></text:p>
          <text:p text:style-name="P6"><text:a xlink:type="simple" xlink:href="#__RefHeading___Toc29856_4052463322" office:name="Cycle loop() (MEGA)" text:style-name="Index_20_Link" text:visited-style-name="Index_20_Link">Cycle loop() (MEGA)<text:tab/>15</text:a></text:p>
          <text:p text:style-name="P6"><text:a xlink:type="simple" xlink:href="#__RefHeading___Toc29858_4052463322" office:name="Architecture des configurations (cfg_…)" text:style-name="Index_20_Link" text:visited-style-name="Index_20_Link">Architecture des configurations (cfg_…)<text:tab/>15</text:a></text:p>
          <text:p text:style-name="P6"><text:a xlink:type="simple" xlink:href="#__RefHeading___Toc11389_2415352087" office:name="Sécurité centrale (urgence)" text:style-name="Index_20_Link" text:visited-style-name="Index_20_Link">Sécurité centrale (urgence)<text:tab/>15</text:a></text:p>
          <text:p text:style-name="P6"><text:a xlink:type="simple" xlink:href="#__RefHeading___Toc28045_1733942984" office:name="Diagramme logique concernant les urgences" text:style-name="Index_20_Link" text:visited-style-name="Index_20_Link">Diagramme logique concernant les urgences<text:tab/>16</text:a></text:p>
          <text:p text:style-name="P6"><text:a xlink:type="simple" xlink:href="#__RefHeading___Toc29860_4052463322" office:name="Structure du code (arborescence)" text:style-name="Index_20_Link" text:visited-style-name="Index_20_Link">Structure du code (arborescence)<text:tab/>16</text:a></text:p>
          <text:p text:style-name="P6"><text:a xlink:type="simple" xlink:href="#__RefHeading___Toc29862_4052463322" office:name="Communication MEGA → UNO" text:style-name="Index_20_Link" text:visited-style-name="Index_20_Link">Communication MEGA → UNO<text:tab/>17</text:a></text:p>
          <text:p text:style-name="P7"><text:a xlink:type="simple" xlink:href="#__RefHeading___Toc29864_4052463322" office:name="Structure du script de tasker" text:style-name="Index_20_Link" text:visited-style-name="Index_20_Link">Structure du script de tasker<text:tab/>17</text:a></text:p>
          <text:p text:style-name="P5"><text:a xlink:type="simple" xlink:href="#__RefHeading___Toc29866_4052463322" office:name="Annexes" text:style-name="Index_20_Link" text:visited-style-name="Index_20_Link">Annexes<text:tab/>17</text:a></text:p>
          <text:p text:style-name="P7"><text:a xlink:type="simple" xlink:href="#__RefHeading___Toc29868_4052463322" office:name="Historique des versions" text:style-name="Index_20_Link" text:visited-style-name="Index_20_Link">Historique des versions<text:tab/>17</text:a></text:p>
          <text:p text:style-name="P7"><text:a xlink:type="simple" xlink:href="#__RefHeading___Toc29870_4052463322" office:name="Schémas" text:style-name="Index_20_Link" text:visited-style-name="Index_20_Link">Schémas<text:tab/>17</text:a></text:p>
          <text:p text:style-name="P7"><text:a xlink:type="simple" xlink:href="#__RefHeading___Toc29872_4052463322" office:name="Présentation des modules" text:style-name="Index_20_Link" text:visited-style-name="Index_20_Link">Présentation des modules<text:tab/>17</text:a></text:p>
          <text:p text:style-name="P6"><text:a xlink:type="simple" xlink:href="#__RefHeading___Toc29874_4052463322" office:name="Philosophie générale" text:style-name="Index_20_Link" text:visited-style-name="Index_20_Link">Philosophie générale<text:tab/>17</text:a></text:p>
          <text:p text:style-name="P6"><text:a xlink:type="simple" xlink:href="#__RefHeading___Toc29876_4052463322" office:name="Découpage en couches" text:style-name="Index_20_Link" text:visited-style-name="Index_20_Link">Découpage en couches<text:tab/>18</text:a></text:p>
          <text:p text:style-name="P7"><text:a xlink:type="simple" xlink:href="#__RefHeading___Toc62715_4052463322" office:name="Table A" text:style-name="Index_20_Link" text:visited-style-name="Index_20_Link">Table A<text:tab/>19</text:a></text:p>
        </text:index-body>
      </text:table-of-content>
      <text:p text:style-name="P8"/>
      <text:h text:style-name="P9" text:outline-level="1"><text:bookmark-start text:name="__RefHeading___Toc29782_4052463322"/>Régles<text:bookmark-end text:name="__RefHeading___Toc29782_4052463322"/></text:h>
      <text:list text:style-name="L2">
        <text:list-item>
          <text:p text:style-name="P10">Règles de conceptions :</text:p>
          <text:list>
            <text:list-item>
              <text:p text:style-name="P11">système <text:span text:style-name="T3">d’échanges</text:span> protégé<text:span text:style-name="T3">s</text:span> <text:span text:style-name="T3">avec priorité aux urgences</text:span></text:p>
            </text:list-item>
            <text:list-item>
              <text:p text:style-name="P12">stratégie d’économie de moyen pour des appareils anciens ou limités</text:p>
            </text:list-item>
            <text:list-item>
              <text:p text:style-name="P12">facilité la maintenance et l’évoluti<text:span text:style-name="T4">vité</text:span> par :</text:p>
              <text:list>
                <text:list-item>
                  <text:p text:style-name="P12">des structures de scripts modulaires</text:p>
                </text:list-item>
                <text:list-item>
                  <text:p text:style-name="P12">des tableaux de données</text:p>
                </text:list-item>
                <text:list-item>
                  <text:p text:style-name="P12">des structures et des scripts commentées</text:p>
                </text:list-item>
              </text:list>
            </text:list-item>
          </text:list>
        </text:list-item>
        <text:list-item>
          <text:p text:style-name="P13">une seule source de vérité celle de SP</text:p>
        </text:list-item>
        <text:list-item>
          <text:p text:style-name="P14">un seul système d’encodage des données pour le transport : VPIV</text:p>
        </text:list-item>
        <text:list-item>
          <text:p text:style-name="P13"><text:span text:style-name="T3">un seul </text:span><text:span text:style-name="T5">modèle</text:span><text:span text:style-name="T3"> de définition des variables, basé sur les données nécessaires à VPIV</text:span></text:p>
        </text:list-item>
        <text:list-item>
          <text:p text:style-name="P13">une seule source d’intialisation : le fichier contenant enrichedVars sur le SP courant</text:p>
        </text:list-item>
        <text:list-item>
          <text:p text:style-name="P13">un seul « module » par actionneur ou par capteur porté par SE ou A . </text:p>
        </text:list-item>
        <text:list-item>
          <text:p text:style-name="P13"><text:span text:style-name="T5">A </text:span><text:span text:style-name="T3">chaque</text:span><text:span text:style-name="T5"> « module » correspond une variable qui en reprend les propriétés, défini les instances (les propriétés sont communes aux instances d’une variable)</text:span></text:p>
        </text:list-item>
        <text:list-item>
          <text:p text:style-name="P13"><text:soft-page-break/><text:span text:style-name="T5">Un </text:span><text:span text:style-name="T3">utilisateur</text:span><text:span text:style-name="T5"> unique, qui contrôle le robot par SP, un seul SP actif au sens de la source des pages générés par node-red.</text:span></text:p>
        </text:list-item>
        <text:list-item>
          <text:p text:style-name="P13"><text:span text:style-name="T5">Deux </text:span><text:span text:style-name="T3">bases</text:span><text:span text:style-name="T5"> de données node-red, une seule en contrôle, en fonction du contexte : </text:span></text:p>
          <text:list>
            <text:list-item>
              <text:p text:style-name="P13"><text:span text:style-name="T5">si </text:span><text:span text:style-name="T6">WiFi</text:span><text:span text:style-name="T5"> maison → broker local RP</text:span><text:span text:style-name="T7">I , également SP via adresse localement</text:span></text:p>
            </text:list-item>
            <text:list-item>
              <text:p text:style-name="P13"><text:span text:style-name="T5">si </text:span><text:span text:style-name="T6">internet</text:span><text:span text:style-name="T5"> → DuckDNS </text:span><text:span text:style-name="T7">broker RPI , également SP si pas de Smartphone SP configurée</text:span></text:p>
            </text:list-item>
            <text:list-item>
              <text:p text:style-name="P13"><text:span text:style-name="T7">si</text:span><text:span text:style-name="T5"> </text:span><text:span text:style-name="T6">hotspot</text:span><text:span text:style-name="T5"> SP </text:span><text:span text:style-name="T7">configuré (pas de box accessible)</text:span><text:span text:style-name="T5">→ broker SP </text:span><text:span text:style-name="T7">local &amp; node-red localement</text:span></text:p>
            </text:list-item>
            <text:list-item>
              <text:p text:style-name="P13"><text:span text:style-name="T7">si</text:span><text:span text:style-name="T5"> mode autonome </text:span><text:span text:style-name="T7">celle</text:span><text:span text:style-name="T5"> du serveur RPI quand SE est sur le réseau personnel, </text:span><text:span text:style-name="T7">ou si hors connexion, en mode autonome réaction automatique de SE qui deviens un SP dégradé (pas de base </text:span><text:span text:style-name="T8">Node-red, mais prends des décisisons donc SP aux fonctions restreintes). </text:span></text:p>
            </text:list-item>
          </text:list>
        </text:list-item>
        <text:list-item>
          <text:p text:style-name="P13"><text:span text:style-name="T8">Une variable </text:span><text:span text:style-name="T3">clef</text:span><text:span text:style-name="T8"> pour le comportement du robot CfgS :</text:span></text:p>
          <text:list>
            <text:list-item>
              <text:p text:style-name="P13"><text:span text:style-name="T6">modeRZ</text:span><text:span text:style-name="T8"> : </text:span><text:span text:style-name="T6">0=ARRET|1=VEILLE|2=FIXE|3=DEPLACEMENT|4=AUTONOME|5=ERREUR</text:span></text:p>
            </text:list-item>
            <text:list-item>
              <text:p text:style-name="P13"><text:span text:style-name="T8">typePtge (pilotage) : </text:span><text:span text:style-name="T6">0=ECRAN|1=VOCALE|2=JOYSTICK|3=LAISSE|4=LAISSE+VOCALE</text:span></text:p>
            </text:list-item>
            <text:list-item>
              <text:p text:style-name="P15">+ événements associés :</text:p>
              <text:list>
                <text:list-item>
                  <text:p text:style-name="P15"><text:s/>emg → efface urgence active</text:p>
                </text:list-item>
                <text:list-item>
                  <text:p text:style-name="P16"><text:span text:style-name="T9"><text:s/>reset → r</text:span><text:span text:style-name="T6">éinitialisation complète. Refusé si urgence active.</text:span></text:p>
                </text:list-item>
              </text:list>
            </text:list-item>
          </text:list>
        </text:list-item>
        <text:list-item>
          <text:p text:style-name="P15">Règles d’urgences : voir le <text:span text:style-name="T4">doc urgence and co.odt</text:span></text:p>
        </text:list-item>
      </text:list>
      <text:h text:style-name="Heading_20_1" text:outline-level="1"><text:bookmark-start text:name="__RefHeading___Toc29784_4052463322"/><text:span text:style-name="T4">VPIV </text:span><text:span text:style-name="T10">E</text:span>ncodage de l’information<text:bookmark-end text:name="__RefHeading___Toc29784_4052463322"/></text:h>
      <text:p text:style-name="P17">Système d’encodage commun à toute l’application, permettant le transport des données sous une forme condensée par MQTT.</text:p>
      <text:h text:style-name="Heading_20_3" text:outline-level="3"><text:bookmark-start text:name="__RefHeading___Toc29786_4052463322"/>Role:<text:bookmark-end text:name="__RefHeading___Toc29786_4052463322"/></text:h>
      <text:p text:style-name="P18">VPIV (Variable Property Instance Value) est le <text:span text:style-name="Strong_20_Emphasis">protocole unique</text:span> de communication entre :</text:p>
      <text:list xml:id="list1381860370" text:style-name="L3">
        <text:list-item>
          <text:p text:style-name="P19">le firmware embarqué</text:p>
        </text:list-item>
        <text:list-item>
          <text:p text:style-name="P19">le système hôte (Node-RED, PC, SBC, etc.)</text:p>
        </text:list-item>
      </text:list>
      <text:p text:style-name="P18">Il permet :</text:p>
      <text:list xml:id="list256907066" text:style-name="L4">
        <text:list-item>
          <text:p text:style-name="P20">la commande <text:span text:style-name="T11">(l’intent ou la commande)</text:span></text:p>
        </text:list-item>
        <text:list-item>
          <text:p text:style-name="P20">la configuration</text:p>
        </text:list-item>
        <text:list-item>
          <text:p text:style-name="P20">le monitoring</text:p>
        </text:list-item>
        <text:list-item>
          <text:p text:style-name="P20">la remontée d’alertes</text:p>
        </text:list-item>
      </text:list>
      <text:h text:style-name="Heading_20_3" text:outline-level="3"><text:bookmark-start text:name="__RefHeading___Toc29788_4052463322"/>Caractéristique<text:span text:style-name="T12">s</text:span> :<text:bookmark-end text:name="__RefHeading___Toc29788_4052463322"/></text:h>
      <text:list text:continue-list="list1381860370" text:style-name="L3">
        <text:list-item>
          <text:p text:style-name="P19">être transmis sans transformation via MQTT / UART</text:p>
        </text:list-item>
        <text:list-item>
          <text:p text:style-name="P19">être lisible humainement</text:p>
        </text:list-item>
        <text:list-item>
          <text:p text:style-name="P19">être facilement parsable en C sur Arduino</text:p>
        </text:list-item>
        <text:list-item>
          <text:p text:style-name="P19">gérer modules / propriétés / instances</text:p>
        </text:list-item>
      </text:list>
      <text:h text:style-name="Heading_20_3" text:outline-level="3"><text:bookmark-start text:name="__RefHeading___Toc29790_4052463322"/>Regle absolue :<text:bookmark-end text:name="__RefHeading___Toc29790_4052463322"/></text:h>
      <text:list text:style-name="L5">
        <text:list-item>
          <text:p text:style-name="P21">pas de float sur le fil VPIV.</text:p>
        </text:list-item>
        <text:list-item>
          <text:p text:style-name="P22">communication textuelle</text:p>
        </text:list-item>
        <text:list-item>
          <text:p text:style-name="P23">système asynchrone</text:p>
        </text:list-item>
      </text:list>
      <text:h text:style-name="Heading_20_2" text:outline-level="2"><text:bookmark-start text:name="__RefHeading___Toc29792_4052463322"/>Format canonique d’une trame VPIV – <text:span text:style-name="T13">règles associées </text:span><text:bookmark-end text:name="__RefHeading___Toc29792_4052463322"/></text:h>
      <text:p text:style-name="P24"/>
      <text:p text:style-name="P25">$CAT:VAR:PROP:INSTANCE:VALUE#</text:p>
      <text:p text:style-name="P24"/>
      <table:table table:name="Tableau3" table:style-name="Tableau3">
        <table:table-column table:style-name="Tableau3.A"/>
        <table:table-column table:style-name="Tableau3.B"/>
        <text:soft-page-break/>
        <table:table-row table:style-name="Tableau3.1">
          <table:table-cell table:style-name="Tableau3.A1" office:value-type="string">
            <text:p text:style-name="P26">Champ</text:p>
          </table:table-cell>
          <table:table-cell table:style-name="Tableau3.A1" office:value-type="string">
            <text:p text:style-name="P26">Description</text:p>
          </table:table-cell>
        </table:table-row>
        <table:table-row table:style-name="Tableau3.1">
          <table:table-cell table:style-name="Tableau3.A2" office:value-type="string">
            <text:p text:style-name="P27">CAT</text:p>
          </table:table-cell>
          <table:table-cell table:style-name="Tableau3.A2" office:value-type="string">
            <text:p text:style-name="P28"><text:span text:style-name="T14">V = Consigne <text:s/>| <text:s/>I = Info / ACK <text:s/>| <text:s/>E = Événement </text:span><text:span text:style-name="T15">prioritaire</text:span><text:span text:style-name="T14"> | <text:s/>A = Application </text:span><text:span text:style-name="T16">(action applicative)</text:span><text:span text:style-name="T14"> <text:s/>| <text:s/>F = </text:span><text:span text:style-name="T17">flux – </text:span><text:span text:style-name="T15"><text:line-break/>CAT : utile pour : classer, prioriser, filtrer → ne temporise pas en soit.</text:span></text:p>
          </table:table-cell>
        </table:table-row>
        <table:table-row table:style-name="Tableau3.1">
          <table:table-cell table:style-name="Tableau3.A3" office:value-type="string">
            <text:p text:style-name="P28"><text:span text:style-name="T14">VAR </text:span><text:span text:style-name="T16">(module)</text:span></text:p>
          </table:table-cell>
          <table:table-cell table:style-name="Tableau3.A3" office:value-type="string">
            <text:p text:style-name="P28"><text:span text:style-name="T14">Module concerné <text:s/>(ex : CamSE, Gyro, Sys, Appli…) - </text:span><text:span text:style-name="T18">Clé de routage unique</text:span></text:p>
          </table:table-cell>
        </table:table-row>
        <table:table-row table:style-name="Tableau3.1">
          <table:table-cell table:style-name="Tableau3.A2" office:value-type="string">
            <text:p text:style-name="P27">PROP</text:p>
          </table:table-cell>
          <table:table-cell table:style-name="Tableau3.A2" office:value-type="string">
            <text:p text:style-name="P27">Propriété dans le module <text:s/>(ex : modeCam, dataContGyro, alerte…)</text:p>
          </table:table-cell>
        </table:table-row>
        <table:table-row table:style-name="Tableau3.1">
          <table:table-cell table:style-name="Tableau3.A3" office:value-type="string">
            <text:p text:style-name="P27">INSTANCE</text:p>
          </table:table-cell>
          <table:table-cell table:style-name="Tableau3.A3" office:value-type="string">
            <text:p text:style-name="P27">Sous-élément <text:s/>(* = tous, rear/front pour cam, TGD/THB pour servo…)</text:p>
          </table:table-cell>
        </table:table-row>
        <table:table-row table:style-name="Tableau3.1">
          <table:table-cell table:style-name="Tableau3.A2" office:value-type="string">
            <text:p text:style-name="P27">VALUE</text:p>
          </table:table-cell>
          <table:table-cell table:style-name="Tableau3.A2" office:value-type="string">
            <text:p text:style-name="P27">Valeur. Objet JSON entre {}. String avec guillemets \"…\" dans les événements.</text:p>
          </table:table-cell>
        </table:table-row>
        <table:table-row table:style-name="Tableau3.1">
          <table:table-cell table:style-name="Tableau3.A3" office:value-type="string">
            <text:p text:style-name="P29">$ et #</text:p>
          </table:table-cell>
          <table:table-cell table:style-name="Tableau3.A3" office:value-type="string">
            <text:p text:style-name="P29">Délimiteurs obligatoires début et fin</text:p>
          </table:table-cell>
        </table:table-row>
      </table:table>
      <text:p text:style-name="P24">Exemples :<text:line-break/>```<text:line-break/>$V:Mtr:*:cmd:50,0,2# <text:s text:c="9"/>&lt;- SP envoie commande moteur<text:line-break/>$I:CfgS:*:modeRZ:1# <text:s text:c="10"/>&lt;- Arduino confirme modeRZ<text:line-break/>$E:Urg:A:source:loop_slow# <text:s text:c="3"/>&lt;- Arduino signale urgence<text:line-break/>$F:Odom:pos:*:1234,567,1570# <text:s/>&lt;- Arduino publie position</text:p>
      <text:h text:style-name="P30" text:outline-level="3"><text:bookmark-start text:name="__RefHeading___Toc29794_4052463322"/>CAT – Catégorie<text:bookmark-end text:name="__RefHeading___Toc29794_4052463322"/></text:h>
      <text:p text:style-name="P24">Rôle : CAT  <text:span text:style-name="T19">permet de</text:span> : classer, prioriser, filtrer → ne temporise pas en soit. <text:span text:style-name="T20">zz</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table-cell table:style-name="Tableau7.A1" office:value-type="string">
              <text:p text:style-name="P31">CAT</text:p>
            </table:table-cell>
            <table:table-cell table:style-name="Tableau7.A1" office:value-type="string">
              <text:p text:style-name="P31">Signification</text:p>
            </table:table-cell>
            <table:table-cell table:style-name="Tableau7.A1" office:value-type="string">
              <text:p text:style-name="P31">Priorité</text:p>
            </table:table-cell>
            <table:table-cell table:style-name="Tableau7.A1" office:value-type="string">
              <text:p text:style-name="P31">Comportement Système</text:p>
            </table:table-cell>
            <table:table-cell table:style-name="Tableau7.E1" office:value-type="string">
              <text:p text:style-name="P31">Usage Type</text:p>
            </table:table-cell>
          </table:table-row>
        </table:table-header-rows>
        <table:table-row>
          <table:table-cell table:style-name="Tableau7.A2" office:value-type="string">
            <text:p text:style-name="P32">V</text:p>
          </table:table-cell>
          <table:table-cell table:style-name="Tableau7.A2" office:value-type="string">
            <text:p text:style-name="P32">Variable de commande</text:p>
          </table:table-cell>
          <table:table-cell table:style-name="Tableau7.A2" office:value-type="string">
            <text:p text:style-name="P33">🟠 Haute</text:p>
          </table:table-cell>
          <table:table-cell table:style-name="Tableau7.A2" office:value-type="string">
            <text:p text:style-name="P33"><text:span text:style-name="T21">Synchrone :</text:span> Fixe une intention. Attend souvent un ACK.</text:p>
          </table:table-cell>
          <table:table-cell table:style-name="Tableau7.E2" office:value-type="string">
            <text:p text:style-name="P33">Pilotage, consigne moteur, config.</text:p>
          </table:table-cell>
        </table:table-row>
        <table:table-row>
          <table:table-cell table:style-name="Tableau7.A2" office:value-type="string">
            <text:p text:style-name="P32">I</text:p>
          </table:table-cell>
          <table:table-cell table:style-name="Tableau7.A2" office:value-type="string">
            <text:p text:style-name="P32">Information / État</text:p>
          </table:table-cell>
          <table:table-cell table:style-name="Tableau7.A2" office:value-type="string">
            <text:p text:style-name="P33">🟢 Moyenne</text:p>
          </table:table-cell>
          <table:table-cell table:style-name="Tableau7.A2" office:value-type="string">
            <text:p text:style-name="P33"><text:span text:style-name="T21">Fiable :</text:span> Retour terrain suite à une commande ou changement d'état.</text:p>
          </table:table-cell>
          <table:table-cell table:style-name="Tableau7.E2" office:value-type="string">
            <text:p text:style-name="P33">Acquittement (ACK), statut "Prêt".</text:p>
          </table:table-cell>
        </table:table-row>
        <table:table-row>
          <table:table-cell table:style-name="Tableau7.A2" office:value-type="string">
            <text:p text:style-name="P32">F</text:p>
          </table:table-cell>
          <table:table-cell table:style-name="Tableau7.A2" office:value-type="string">
            <text:p text:style-name="P32">Flux (Streaming)</text:p>
          </table:table-cell>
          <table:table-cell table:style-name="Tableau7.A2" office:value-type="string">
            <text:p text:style-name="P33">⚡ Temps Réel</text:p>
          </table:table-cell>
          <table:table-cell table:style-name="Tableau7.A2" office:value-type="string">
            <text:p text:style-name="P33"><text:span text:style-name="T21">Fast Lane :</text:span> Pas d'ordre garanti, pas d'ACK, pipeline optimisée.</text:p>
          </table:table-cell>
          <table:table-cell table:style-name="Tableau7.E2" office:value-type="string">
            <text:p text:style-name="P33">Odométrie, scans haute fréquence.</text:p>
          </table:table-cell>
        </table:table-row>
        <table:table-row>
          <table:table-cell table:style-name="Tableau7.A2" office:value-type="string">
            <text:p text:style-name="P32">E</text:p>
          </table:table-cell>
          <table:table-cell table:style-name="Tableau7.A2" office:value-type="string">
            <text:p text:style-name="P32">Erreur / Événement</text:p>
          </table:table-cell>
          <table:table-cell table:style-name="Tableau7.A2" office:value-type="string">
            <text:p text:style-name="P33">🔴 Immédiate</text:p>
          </table:table-cell>
          <table:table-cell table:style-name="Tableau7.A2" office:value-type="string">
            <text:p text:style-name="P33"><text:span text:style-name="T21">Alerte :</text:span> Déclenche une logique de sécurité ou un log prioritaire.</text:p>
          </table:table-cell>
          <table:table-cell table:style-name="Tableau7.E2" office:value-type="string">
            <text:p text:style-name="P33">Timeout, valeur invalide, arrêt d'urgence.</text:p>
          </table:table-cell>
        </table:table-row>
        <table:table-row>
          <table:table-cell table:style-name="Tableau7.A2" office:value-type="string">
            <text:p text:style-name="P32">A</text:p>
          </table:table-cell>
          <table:table-cell table:style-name="Tableau7.A2" office:value-type="string">
            <text:p text:style-name="P32">Application</text:p>
          </table:table-cell>
          <table:table-cell table:style-name="Tableau7.A2" office:value-type="string">
            <text:p text:style-name="P33">⚪ Faible</text:p>
          </table:table-cell>
          <table:table-cell table:style-name="Tableau7.A2" office:value-type="string">
            <text:p text:style-name="P33"><text:span text:style-name="T21">Logique :</text:span> Non traité par l'Arduino. Uniquement pour le SE/UI.</text:p>
          </table:table-cell>
          <table:table-cell table:style-name="Tableau7.E2" office:value-type="string">
            <text:p text:style-name="P33">Debug, logs applicatifs, alertes UI.</text:p>
          </table:table-cell>
        </table:table-row>
      </table:table>
      <text:list text:style-name="L6">
        <text:list-item>
          <text:p text:style-name="P34"/>
        </text:list-item>
      </text:list>
      <text:h text:style-name="P35" text:outline-level="3"><text:bookmark-start text:name="__RefHeading___Toc29796_4052463322"/>VAR – Variable<text:bookmark-end text:name="__RefHeading___Toc29796_4052463322"/></text:h>
      <text:list text:style-name="L7">
        <text:list-item>
          <text:p text:style-name="P36">Clé de routage unique</text:p>
        </text:list-item>
        <text:list-item>
          <text:p text:style-name="P36">Lié à un module (ex : CamSE, Gyro, Sys, Appli…)</text:p>
        </text:list-item>
        <text:list-item>
          <text:p text:style-name="P37">4 variables à <text:span text:style-name="T19">incidences multiples : CfgS, Urg, COM, Sys</text:span></text:p>
        </text:list-item>
      </text:list>
      <text:h text:style-name="Heading_20_3" text:outline-level="3"><text:bookmark-start text:name="__RefHeading___Toc29798_4052463322"/><text:span text:style-name="T22">PROP</text:span> - propriété<text:bookmark-end text:name="__RefHeading___Toc29798_4052463322"/></text:h>
      <text:p text:style-name="P38">La propriété décrit <text:span text:style-name="Strong_20_Emphasis">l’attribut manipulé  - </text:span><text:span text:style-name="Strong_20_Emphasis"><text:span text:style-name="T13">règles :</text:span></text:span></text:p>
      <text:list text:style-name="L8">
        <text:list-item>
          <text:p text:style-name="P39">nom court, explicite,responsabilité unique</text:p>
        </text:list-item>
        <text:list-item>
          <text:p text:style-name="P39">est <text:span text:style-name="Strong_20_Emphasis">interprétée uniquement par son module</text:span></text:p>
        </text:list-item>
        <text:list-item>
          <text:p text:style-name="P39">ne doit jamais avoir de sémantique globale implicite</text:p>
        </text:list-item>
      </text:list>
      <text:h text:style-name="P40" text:outline-level="3"><text:bookmark-start text:name="__RefHeading___Toc28950_2626828182"/>INST - instance<text:bookmark-end text:name="__RefHeading___Toc28950_2626828182"/></text:h>
      <text:p text:style-name="P38"><text:span text:style-name="T23">Permet d’adresser</text:span><text:span text:style-name="T24"> : </text:span>une instance, <text:span text:style-name="T13">plusieurs, toutes les instances</text:span></text:p>
      <text:p text:style-name="P41"><text:span text:style-name="T25">Valeurs autorisées</text:span> :</text:p>
      <text:list text:style-name="L9">
        <text:list-item>
          <text:p text:style-name="P42"><text:soft-page-break/><text:span text:style-name="Source_20_Text">*</text:span> : toutes</text:p>
        </text:list-item>
        <text:list-item>
          <text:p text:style-name="P42"><text:span text:style-name="Source_20_Text">n</text:span> : instance unique</text:p>
        </text:list-item>
        <text:list-item>
          <text:p text:style-name="P42"><text:span text:style-name="Source_20_Text">[a,b]</text:span> : plage</text:p>
        </text:list-item>
        <text:list-item>
          <text:p text:style-name="P42"><text:span text:style-name="Source_20_Text">L</text:span>, <text:span text:style-name="Source_20_Text">R</text:span> : symbolique</text:p>
        </text:list-item>
      </text:list>
      <text:p text:style-name="P38"><text:span text:style-name="T26">Les règles d’interprétation sont </text:span><text:span text:style-name="Strong_20_Emphasis"><text:span text:style-name="T26">strictes et non implicites</text:span></text:span><text:span text:style-name="T27">.</text:span></text:p>
      <text:h text:style-name="P40" text:outline-level="3" text:is-list-header="true"><text:bookmark-start text:name="__RefHeading___Toc28952_2626828182"/>VALUE - valeur<text:bookmark-end text:name="__RefHeading___Toc28952_2626828182"/></text:h>
      <text:p text:style-name="P38"><text:span text:style-name="T23">Champ libre mais </text:span><text:span text:style-name="Strong_20_Emphasis"><text:span text:style-name="T23">contraint</text:span></text:span><text:span text:style-name="T23">.</text:span></text:p>
      <text:p text:style-name="P38"><text:span text:style-name="Strong_20_Emphasis"><text:span text:style-name="T28">Types autorisés :</text:span></text:span></text:p>
      <text:list text:style-name="L10">
        <text:list-item>
          <text:p text:style-name="P43">entier</text:p>
        </text:list-item>
        <text:list-item>
          <text:p text:style-name="P43">flottant <text:span text:style-name="T29">(prévu, mais à éviter strictement / poids)</text:span></text:p>
        </text:list-item>
        <text:list-item>
          <text:p text:style-name="P43">texte</text:p>
        </text:list-item>
        <text:list-item>
          <text:p text:style-name="P43">JSON compact</text:p>
        </text:list-item>
      </text:list>
      <text:p text:style-name="P44">Contraintes :</text:p>
      <text:list text:style-name="L11">
        <text:list-item>
          <text:p text:style-name="P45">taille maximale (<text:span text:style-name="Source_20_Text">VPIV_MAX_MSG_LEN </text:span><text:span text:style-name="Source_20_Text"><text:span text:style-name="T30">dans l’arduino)</text:span></text:span></text:p>
        </text:list-item>
        <text:list-item>
          <text:p text:style-name="P45">aucun retour à la ligne</text:p>
        </text:list-item>
      </text:list>
      <text:p text:style-name="P38"><text:span text:style-name="T24">Le parsing est assuré par </text:span><text:span text:style-name="Source_20_Text"><text:span text:style-name="T24">vpiv_utils </text:span></text:span><text:span text:style-name="Source_20_Text"><text:span text:style-name="T31">dans arduino</text:span></text:span></text:p>
      <text:h text:style-name="P40" text:outline-level="3"><text:bookmark-start text:name="__RefHeading___Toc29800_4052463322"/>Contraintes de taille et de fréquence<text:bookmark-end text:name="__RefHeading___Toc29800_4052463322"/></text:h>
      <text:list text:style-name="L12">
        <text:list-item>
          <text:p text:style-name="P46">Messages &lt; 100 caractères</text:p>
        </text:list-item>
        <text:list-item>
          <text:p text:style-name="P46">Faible fréquence côté SE</text:p>
        </text:list-item>
        <text:list-item>
          <text:p text:style-name="P46">Messages courts côté Arduino (temps réel)</text:p>
        </text:list-item>
      </text:list>
      <text:p text:style-name="P47">Tasker : excellent support Regex, découpage topic, <text:span text:style-name="T29">mais </text:span>JSON possible mais volontairement limité</text:p>
      <text:p text:style-name="P47">👉 Le protocole VPIV compact est <text:span text:style-name="Strong_20_Emphasis">optimal</text:span> <text:span text:style-name="T32">mais pourrait faire l’objet d’un traitement dans Termux de SE avant Tasker.</text:span></text:p>
      <text:p text:style-name="P47"/>
      <text:h text:style-name="Heading_20_1" text:outline-level="1"><text:bookmark-start text:name="__RefHeading___Toc29802_4052463322"/>Rappels / <text:span text:style-name="T33">Les composants  :</text:span><text:bookmark-end text:name="__RefHeading___Toc29802_4052463322"/></text:h>
      <text:p text:style-name="P48">ℹ <text:s/>Node-RED (SP) est le maître absolu. SE exécute les ordres de SP, collecte et lui remonte les données, et signale les urgences. SE ne prend aucune décision autonome de haut niveau.</text:p>
      <text:h text:style-name="P49" text:outline-level="3"><text:bookmark-start text:name="__RefHeading___Toc109278_2626828182"/>Périmètre technique <text:span text:style-name="T34">du projet</text:span><text:bookmark-end text:name="__RefHeading___Toc109278_2626828182"/></text:h>
      <table:table table:name="Tableau34" table:style-name="Tableau34">
        <table:table-column table:style-name="Tableau34.A"/>
        <table:table-column table:style-name="Tableau34.B"/>
        <table:table-header-rows>
          <table:table-row>
            <table:table-cell table:style-name="Tableau34.A1" office:value-type="string">
              <text:p text:style-name="P50">Élément</text:p>
            </table:table-cell>
            <table:table-cell table:style-name="Tableau34.B1" office:value-type="string">
              <text:p text:style-name="P50">Rôle</text:p>
            </table:table-cell>
          </table:table-row>
        </table:table-header-rows>
        <table:table-row>
          <table:table-cell table:style-name="Tableau34.A2" office:value-type="string">
            <text:p text:style-name="P51"><text:span text:style-name="Strong_20_Emphasis">Arduino Mega 2560</text:span></text:p>
          </table:table-cell>
          <table:table-cell table:style-name="Tableau34.B2" office:value-type="string">
            <text:p text:style-name="P51">Cœur bas niveau temps réel</text:p>
          </table:table-cell>
        </table:table-row>
        <table:table-row>
          <table:table-cell table:style-name="Tableau34.A2" office:value-type="string">
            <text:p text:style-name="P51"><text:span text:style-name="Strong_20_Emphasis">Arduino Uno</text:span></text:p>
          </table:table-cell>
          <table:table-cell table:style-name="Tableau34.B2" office:value-type="string">
            <text:p text:style-name="P51">Pilotage moteurs</text:p>
          </table:table-cell>
        </table:table-row>
        <table:table-row>
          <table:table-cell table:style-name="Tableau34.A2" office:value-type="string">
            <text:p text:style-name="P51"><text:span text:style-name="Strong_20_Emphasis">Smartphone SE</text:span></text:p>
          </table:table-cell>
          <table:table-cell table:style-name="Tableau34.B2" office:value-type="string">
            <text:p text:style-name="P51">Gateway terrain (Tasker, événements, capteurs OS)</text:p>
          </table:table-cell>
        </table:table-row>
        <table:table-row>
          <table:table-cell table:style-name="Tableau34.A2" office:value-type="string">
            <text:p text:style-name="P51"><text:span text:style-name="Strong_20_Emphasis">SP </text:span></text:p>
          </table:table-cell>
          <table:table-cell table:style-name="Tableau34.B2" office:value-type="string">
            <text:p text:style-name="P51">Orchestration Node-RED – <text:span text:style-name="T32">clones sur différents supports – 1 seul actif. </text:span><text:span text:style-name="T35">SP SOURCE DE VERITE</text:span></text:p>
          </table:table-cell>
        </table:table-row>
        <table:table-row>
          <table:table-cell table:style-name="Tableau34.A2" office:value-type="string">
            <text:p text:style-name="P51"><text:span text:style-name="Strong_20_Emphasis">Raspberry Pi 3</text:span></text:p>
          </table:table-cell>
          <table:table-cell table:style-name="Tableau34.B2" office:value-type="string">
            <text:p text:style-name="P52">Serveur sur la box : accès distant fiable, broker MQTT alternatif avec celui de SP (qd SP et un smartphone en déplacement (sans box accessible))<text:line-break/>→ structurant mais non critique. Accessible avec adresse locale ou distante.</text:p>
          </table:table-cell>
        </table:table-row>
        <text:soft-page-break/>
        <table:table-row>
          <table:table-cell table:style-name="Tableau34.A2" office:value-type="string">
            <text:p text:style-name="P51"><text:span text:style-name="Strong_20_Emphasis">MQTT</text:span></text:p>
          </table:table-cell>
          <table:table-cell table:style-name="Tableau34.B2" office:value-type="string">
            <text:p text:style-name="P51">Bus logique principal</text:p>
          </table:table-cell>
        </table:table-row>
      </table:table>
      <text:p text:style-name="P53">Le système est conçu pour fonctionner :</text:p>
      <text:list text:style-name="L13">
        <text:list-item>
          <text:p text:style-name="P54">en local (hotspot)</text:p>
        </text:list-item>
        <text:list-item>
          <text:p text:style-name="P54">sans cloud</text:p>
        </text:list-item>
        <text:list-item>
          <text:p text:style-name="P54">avec un broker unique <text:span text:style-name="T4">(qui peut selon le contexte être sur le smartphone SP configuré ou sur RPI.</text:span></text:p>
        </text:list-item>
        <text:list-item>
          <text:p text:style-name="P55">un seul utilisateur, 1 seul SP actif par session.</text:p>
        </text:list-item>
      </text:list>
      <text:p text:style-name="P56"/>
      <table:table table:name="Tableau2" table:style-name="Tableau2">
        <table:table-column table:style-name="Tableau2.A"/>
        <table:table-column table:style-name="Tableau2.B"/>
        <table:table-row table:style-name="Tableau2.1">
          <table:table-cell table:style-name="Tableau2.A1" office:value-type="string">
            <text:p text:style-name="P57">Sens</text:p>
          </table:table-cell>
          <table:table-cell table:style-name="Tableau2.A1" office:value-type="string">
            <text:p text:style-name="P57">Contenu</text:p>
          </table:table-cell>
        </table:table-row>
        <table:table-row table:style-name="Tableau2.1">
          <table:table-cell table:style-name="Tableau2.A2" office:value-type="string">
            <text:p text:style-name="P58">SP → SE</text:p>
          </table:table-cell>
          <table:table-cell table:style-name="Tableau2.A2" office:value-type="string">
            <text:p text:style-name="P58">Consignes de mode ($V:), commandes application ($A:), demandes de config ($V:...paraMicro…)</text:p>
          </table:table-cell>
        </table:table-row>
        <table:table-row table:style-name="Tableau2.1">
          <table:table-cell table:style-name="Tableau2.A3" office:value-type="string">
            <text:p text:style-name="P58">SE → SP</text:p>
          </table:table-cell>
          <table:table-cell table:style-name="Tableau2.A3" office:value-type="string">
            <text:p text:style-name="P58">ACK de chaque consigne ($I:), flux de données capteurs ($I:), événements et urgences ($E:), trames d'init au boot ($F:)</text:p>
          </table:table-cell>
        </table:table-row>
        <table:table-row table:style-name="Tableau2.1">
          <table:table-cell table:style-name="Tableau2.A2" office:value-type="string">
            <text:p text:style-name="P58">SE → Arduino</text:p>
          </table:table-cell>
          <table:table-cell table:style-name="Tableau2.A2" office:value-type="string">
            <text:p text:style-name="P58">Relais des $V: Arduino via MQTT bridge + USB-C</text:p>
          </table:table-cell>
        </table:table-row>
        <table:table-row table:style-name="Tableau2.1">
          <table:table-cell table:style-name="Tableau2.A3" office:value-type="string">
            <text:p text:style-name="P58">Arduino → SP</text:p>
          </table:table-cell>
          <table:table-cell table:style-name="Tableau2.A3" office:value-type="string">
            <text:p text:style-name="P58">SE relaie les $I: Arduino vers SP</text:p>
          </table:table-cell>
        </table:table-row>
      </table:table>
      <text:p text:style-name="P56"/>
      <text:p text:style-name="Text_20_body"/>
      <text:h text:style-name="P59" text:outline-level="2"><text:bookmark-start text:name="__RefHeading___Toc29804_4052463322"/>SE : système embarqué:c<text:span text:style-name="T10">erveau du robot</text:span><text:bookmark-end text:name="__RefHeading___Toc29804_4052463322"/></text:h>
      <text:h text:style-name="Heading_20_3" text:outline-level="3"><text:bookmark-start text:name="__RefHeading___Toc29806_4052463322"/>Doc :<text:bookmark-end text:name="__RefHeading___Toc29806_4052463322"/></text:h>
      <text:p text:style-name="P60">Doc_SE_ref_node-red → prépa info node-red : <text:span text:style-name="T36">présente chaque module et <text:tab/>articulations avec modeRZ, typePilotage, Sys, Urg. → les trois modules généraux.</text:span></text:p>
      <text:p text:style-name="P60"><text:span text:style-name="T37">Voir aussi </text:span>C:\Users\Vincent.VINCENTPHACER\Documents\RobotRZ-horsIO\DOC\04_SE-TASKER</text:p>
      <text:h text:style-name="Heading_20_3" text:outline-level="3"><text:bookmark-start text:name="__RefHeading___Toc29808_4052463322"/>Matériel <text:span text:style-name="T38">&amp; logiciels</text:span>:<text:bookmark-end text:name="__RefHeading___Toc29808_4052463322"/></text:h>
      <text:p text:style-name="P61">Smartphone sans carte SIM –<text:span text:style-name="T39"> </text:span><text:span text:style-name="T40">Exemple le Doro préconfig</text:span></text:p>
      <text:p text:style-name="P62">- Le développement du code se fait sur le PC via visual code studio <text:span text:style-name="T41">actualisation GIT, reversement sur le smatphone (attention aux FIFO) – IP fixe : 192.168.1.12</text:span></text:p>
      <text:list text:style-name="L14">
        <text:list-item>
          <text:p text:style-name="P63">SSHD → pour pouvoir le manipuler depuis PC</text:p>
        </text:list-item>
        <text:list-item>
          <text:p text:style-name="P63">Termux → pour le développement de l’appli – extensions : sh, json, py</text:p>
        </text:list-item>
        <text:list-item>
          <text:p text:style-name="P63">Tasker → manipulation des applis android</text:p>
        </text:list-item>
      </text:list>
      <text:h text:style-name="Heading_20_3" text:outline-level="3"><text:bookmark-start text:name="__RefHeading___Toc29810_4052463322"/><text:span text:style-name="T42">Rôle </text:span>:<text:bookmark-end text:name="__RefHeading___Toc29810_4052463322"/></text:h>
      <text:list xml:id="list3426021336" text:style-name="L15">
        <text:list-item>
          <text:p text:style-name="P64">trouver ou retrouver SP <text:span text:style-name="T43">(test adresse IP ou saisie)</text:span></text:p>
        </text:list-item>
        <text:list-item>
          <text:p text:style-name="P65">s’adapter au contexte défini par SP et sa variable Cfgs (configuration système)  </text:p>
        </text:list-item>
        <text:list-item>
          <text:p text:style-name="P66">initialiser ses variables via infos SP</text:p>
        </text:list-item>
        <text:list-item>
          <text:p text:style-name="P64"><text:span text:style-name="T33">gérer un bridge USB pour un arduino Mega → </text:span><text:span text:style-name="T42">trafic de VPIV </text:span>+ alimentation de la batterie du smartpone.</text:p>
        </text:list-item>
        <text:list-item>
          <text:p text:style-name="P65">publier et recevoir les messages MQTT sur deux « lignes » séparé selon que la communication concerne A ↔ SP ou SE ↔ SP </text:p>
        </text:list-item>
        <text:list-item>
          <text:p text:style-name="P67">fournir les données de ses capteurs et actionneurs</text:p>
        </text:list-item>
        <text:list-item>
          <text:p text:style-name="P67">acceder aux applis android via Tasker</text:p>
        </text:list-item>
        <text:list-item>
          <text:p text:style-name="P68">permettre de transmettre les commandes vocales en fonction de type de pilotage</text:p>
        </text:list-item>
      </text:list>
      <text:p text:style-name="P69"/>
      <text:h text:style-name="P70" text:outline-level="3"><text:bookmark-start text:name="__RefHeading___Toc38410_492035557"/>Position de SE par rapport à Arduino<text:bookmark-end text:name="__RefHeading___Toc38410_492035557"/></text:h>
      <table:table table:name="Tableau29" table:style-name="Tableau29">
        <table:table-column table:style-name="Tableau29.A"/>
        <table:table-column table:style-name="Tableau29.B"/>
        <table:table-header-rows>
          <table:table-row>
            <table:table-cell table:style-name="Tableau29.A1" office:value-type="string">
              <text:p text:style-name="P71">Arduino</text:p>
            </table:table-cell>
            <table:table-cell table:style-name="Tableau29.B1" office:value-type="string">
              <text:p text:style-name="P71">SE</text:p>
            </table:table-cell>
          </table:table-row>
        </table:table-header-rows>
        <table:table-row>
          <table:table-cell table:style-name="Tableau29.A2" office:value-type="string">
            <text:p text:style-name="P72">Temps réel</text:p>
          </table:table-cell>
          <table:table-cell table:style-name="Tableau29.B2" office:value-type="string">
            <text:p text:style-name="P72">Applicatif</text:p>
          </table:table-cell>
        </table:table-row>
        <table:table-row>
          <table:table-cell table:style-name="Tableau29.A2" office:value-type="string">
            <text:p text:style-name="P72">Sécurité physique</text:p>
          </table:table-cell>
          <table:table-cell table:style-name="Tableau29.B2" office:value-type="string">
            <text:p text:style-name="P72">Sécurité logique</text:p>
          </table:table-cell>
        </table:table-row>
        <table:table-row>
          <table:table-cell table:style-name="Tableau29.A2" office:value-type="string">
            <text:p text:style-name="P72">Action directe moteurs</text:p>
          </table:table-cell>
          <table:table-cell table:style-name="Tableau29.B2" office:value-type="string">
            <text:p text:style-name="P72">Aucune</text:p>
          </table:table-cell>
        </table:table-row>
        <table:table-row>
          <table:table-cell table:style-name="Tableau29.A2" office:value-type="string">
            <text:p text:style-name="P72">Capteurs bas niveau</text:p>
          </table:table-cell>
          <table:table-cell table:style-name="Tableau29.B2" office:value-type="string">
            <text:p text:style-name="P72">Capteurs riches</text:p>
          </table:table-cell>
        </table:table-row>
        <table:table-row>
          <table:table-cell table:style-name="Tableau29.A2" office:value-type="string">
            <text:p text:style-name="P72">Blocage urgence</text:p>
          </table:table-cell>
          <table:table-cell table:style-name="Tableau29.B2" office:value-type="string">
            <text:p text:style-name="P72">Signalement urgence</text:p>
          </table:table-cell>
        </table:table-row>
      </table:table>
      <text:p text:style-name="P73">👉 <text:span text:style-name="Strong_20_Emphasis">SE ne court-circuite jamais Arduino</text:span></text:p>
      <text:h text:style-name="P70" text:outline-level="3"><text:bookmark-start text:name="__RefHeading___Toc38412_492035557"/>Permet un mode de pilotage vocal du robot <text:bookmark-end text:name="__RefHeading___Toc38412_492035557"/></text:h>
      <text:p text:style-name="P74">Avec les applis de STT (speack to text ) SP permet le pilotage vocal, mais reste contrôlé :</text:p>
      <text:list text:style-name="L16">
        <text:list-item>
          <text:p text:style-name="P75"><text:span text:style-name="T44">STT = </text:span><text:span text:style-name="Strong_20_Emphasis"><text:span text:style-name="T44">capteur intelligent</text:span></text:span></text:p>
        </text:list-item>
        <text:list-item>
          <text:p text:style-name="P76">SP = <text:span text:style-name="Strong_20_Emphasis">cerveau</text:span></text:p>
        </text:list-item>
        <text:list-item>
          <text:p text:style-name="P76">SE = <text:span text:style-name="Strong_20_Emphasis">exécutant contrôlé</text:span></text:p>
        </text:list-item>
        <text:list-item>
          <text:p text:style-name="P76">La voix <text:span text:style-name="Strong_20_Emphasis">n’a jamais le dernier mot</text:span></text:p>
        </text:list-item>
      </text:list>
      <text:p text:style-name="P77"><text:soft-page-break/>✅ <text:span text:style-name="Strong_20_Emphasis">SE ne change jamais directement un mode</text:span><text:line-break/>✅ <text:span text:style-name="Strong_20_Emphasis">SE soumet une intention explicite</text:span><text:line-break/>✅ <text:span text:style-name="Strong_20_Emphasis">Gtion_EtatGlobal (</text:span><text:span text:style-name="Strong_20_Emphasis"><text:span text:style-name="T45">flux node-red de SP central) </text:span></text:span><text:span text:style-name="Strong_20_Emphasis">reste l’unique arbitre</text:span></text:p>
      <text:h text:style-name="P78" text:outline-level="3"><text:bookmark-start text:name="__RefHeading___Toc38414_492035557"/>Gestion des données - 2 voies : Termux et Tasker<text:bookmark-end text:name="__RefHeading___Toc38414_492035557"/></text:h>
      <text:p text:style-name="P79">L’appli historique de gestion des données des premières version était Tasker, appli android qui permet de créer des scènes sur l’écran de SE, de gérer des événements, de manipuler des fonctions du smartphone, d’accéder à ses capteurs et actionneurs et manipuler les applications android : lancement, fermeture,… Termux permet également plusieurs de ces tâches , mais chacun peut-être plus efficace pour certaine. Il s’agira de répartir les tâches .</text:p>
      <text:h text:style-name="P80" text:outline-level="4"><text:bookmark text:name="__RefHeading___Toc38416_492035557"/></text:h>
      <text:h text:style-name="P81" text:outline-level="4"><text:bookmark-start text:name="__RefHeading___Toc38418_492035557"/>Ce qui va dans Tasker<text:bookmark-end text:name="__RefHeading___Toc38418_492035557"/></text:h>
      <text:list text:style-name="L17">
        <text:list-item>
          <text:p text:style-name="P82"><text:span text:style-name="Strong_20_Emphasis">Scènes UI</text:span> : </text:p>
          <text:list>
            <text:list-item>
              <text:p text:style-name="P82">Expressions faciales (yeux, bouche). <text:span text:style-name="T46">Interaction utilisateur </text:span><text:span text:style-name="T47">directe</text:span></text:p>
            </text:list-item>
            <text:list-item>
              <text:p text:style-name="P82">Boutons de contrôle (ex: mode urgence). </text:p>
            </text:list-item>
          </text:list>
        </text:list-item>
        <text:list-item>
          <text:p text:style-name="P83"><text:span text:style-name="T47">Gestion des applications </text:span>Apps (Zoom, Cam, ...<text:span text:style-name="T47">)</text:span></text:p>
        </text:list-item>
        <text:list-item>
          <text:p text:style-name="P83">STT / TTS <text:span text:style-name="T47">passent essentiellement dans termux</text:span></text:p>
        </text:list-item>
      </text:list>
      <text:p text:style-name="P84">👉 <text:span text:style-name="Strong_20_Emphasis">VPIV de type A (Action)</text:span> majoritairement</text:p>
      <text:p text:style-name="P84"/>
      <text:h text:style-name="Heading_20_4" text:outline-level="4"><text:bookmark-start text:name="__RefHeading___Toc38420_492035557"/>Ce qui va dans Termux : <text:span text:style-name="T47">communication, capteurs, logique métier</text:span><text:bookmark-end text:name="__RefHeading___Toc38420_492035557"/></text:h>
      <text:list xml:id="list120534955050560" text:continue-list="list256907066" text:style-name="L4">
        <text:list-item>
          <text:p text:style-name="P20">Décryptage et gestion des échanges VPIV avec SP (via MQTT)</text:p>
        </text:list-item>
        <text:list-item>
          <text:p text:style-name="P20">Capteurs (Gyro, Mag, Light, Mic) </text:p>
        </text:list-item>
        <text:list-item>
          <text:p text:style-name="P20">Système (Batt, Sys)</text:p>
        </text:list-item>
        <text:list-item>
          <text:p text:style-name="P20">Boucles périodiques</text:p>
        </text:list-item>
        <text:list-item>
          <text:p text:style-name="P20">Gestion des modes (<text:span text:style-name="Source_20_Text">paraMicroSE</text:span>, <text:span text:style-name="Source_20_Text">paraGyro</text:span>). </text:p>
        </text:list-item>
        <text:list-item>
          <text:p text:style-name="P20">Calculs (moyennes, seuils). </text:p>
        </text:list-item>
        <text:list-item>
          <text:p text:style-name="P20">Fréquences ajustables</text:p>
        </text:list-item>
      </text:list>
      <text:h text:style-name="Heading_20_4" text:outline-level="4"><text:span text:style-name="Strong_20_Emphasis">Architecture Simplifiée pour SE</text:span></text:h>
      <text:p text:style-name="P85"><text:span text:style-name="Strong_20_Emphasis">👉 Chaque service est découplé - 👉 Le VPIV est centralisé - 👉 Aucune dépendance directe Arduino </text:span></text:p>
      <text:h text:style-name="P86" text:outline-level="5"><text:bookmark-start text:name="__RefHeading___Toc50101_222303930"/><text:span text:style-name="Strong_20_Emphasis">Rôles des Composants sur SE</text:span><text:bookmark-end text:name="__RefHeading___Toc50101_222303930"/></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87">Composant</text:p>
            </table:table-cell>
            <table:table-cell table:style-name="Tableau5.A1" office:value-type="string">
              <text:p text:style-name="P87">Rôle</text:p>
            </table:table-cell>
            <table:table-cell table:style-name="Tableau5.C1" office:value-type="string">
              <text:p text:style-name="P87">Avantages</text:p>
            </table:table-cell>
          </table:table-row>
        </table:table-header-rows>
        <table:table-row>
          <table:table-cell table:style-name="Tableau5.A2" office:value-type="string">
            <text:p text:style-name="P88"><text:span text:style-name="Strong_20_Emphasis">Termux</text:span></text:p>
          </table:table-cell>
          <table:table-cell table:style-name="Tableau5.A2" office:value-type="string">
            <text:p text:style-name="P88">- Parsing des messages VPIV.<text:line-break/>- Gestion des scripts Bash/Python (STT, TTS, MQTT).<text:line-break/>- Traitement des capteurs/actionneurs.</text:p>
            <text:p text:style-name="P89">- <text:span text:style-name="T48">Bridge Arduino (USB C)</text:span></text:p>
          </table:table-cell>
          <table:table-cell table:style-name="Tableau5.C2" office:value-type="string">
            <text:p text:style-name="P88">- <text:span text:style-name="Strong_20_Emphasis">Léger</text:span> (pas de Node-RED).<text:line-break/><text:line-break/>- <text:span text:style-name="Strong_20_Emphasis">Modulaire</text:span> (scripts indépendants).<text:line-break/><text:line-break/>- <text:span text:style-name="Strong_20_Emphasis">Accès direct aux capteurs</text:span> via Termux API.</text:p>
          </table:table-cell>
        </table:table-row>
        <table:table-row>
          <table:table-cell table:style-name="Tableau5.A2" office:value-type="string">
            <text:p text:style-name="P88"><text:span text:style-name="Strong_20_Emphasis">Tasker</text:span></text:p>
          </table:table-cell>
          <table:table-cell table:style-name="Tableau5.A2" office:value-type="string">
            <text:p text:style-name="P88">- Lancement d’applications (Zoom, caméra, etc.).<text:line-break/>- Gestion des événements Android <text:soft-page-break/>(capteurs natifs, notifications).<text:line-break/>- Intégration avec Termux via <text:span text:style-name="Source_20_Text">run shell</text:span>.</text:p>
          </table:table-cell>
          <table:table-cell table:style-name="Tableau5.C2" office:value-type="string">
            <text:p text:style-name="P88">- <text:span text:style-name="Strong_20_Emphasis">Optimisé pour Android</text:span>.<text:line-break/><text:line-break/>- <text:span text:style-name="Strong_20_Emphasis">Gestion des permissions natives</text:span>.<text:line-break/><text:soft-page-break/><text:line-break/>- <text:span text:style-name="Strong_20_Emphasis">Automatisation des tâches</text:span> (ex: allumer la torche).</text:p>
          </table:table-cell>
        </table:table-row>
        <table:table-row>
          <table:table-cell table:style-name="Tableau5.A2" office:value-type="string">
            <text:p text:style-name="P88"><text:span text:style-name="Strong_20_Emphasis">MQTT (mosquitto)</text:span></text:p>
          </table:table-cell>
          <table:table-cell table:style-name="Tableau5.A2" office:value-type="string">
            <text:p text:style-name="P88">- Communication avec SP et Arduino via le broker MQTT (RPI).</text:p>
          </table:table-cell>
          <table:table-cell table:style-name="Tableau5.C2" office:value-type="string">
            <text:p text:style-name="P88">- <text:span text:style-name="Strong_20_Emphasis">Léger et fiable</text:span>.<text:line-break/><text:line-break/>- <text:span text:style-name="Strong_20_Emphasis">Intégration simple</text:span> avec Termux/Tasker.</text:p>
          </table:table-cell>
        </table:table-row>
      </table:table>
      <text:p text:style-name="P90"><text:span text:style-name="Strong_20_Emphasis"/></text:p>
      <text:p text:style-name="P91"><text:span text:style-name="Strong_20_Emphasis"/></text:p>
      <text:h text:style-name="Heading_20_3" text:outline-level="3"><text:bookmark-start text:name="__RefHeading___Toc29812_4052463322"/><text:span text:style-name="Strong_20_Emphasis">Installation de l’application termux sur SE</text:span><text:bookmark-end text:name="__RefHeading___Toc29812_4052463322"/></text:h>
      <text:h text:style-name="P92" text:outline-level="4"><text:span text:style-name="Strong_20_Emphasis">Fichier original</text:span><text:span text:style-name="Source_20_Text"> (original_init.sh) :</text:span></text:h>
      <text:list text:continue-numbering="true" text:style-name="L4">
        <text:list-item>
          <text:p text:style-name="P20">Est exécuté une seule fois lors de l'installation initiale </text:p>
        </text:list-item>
        <text:list-item>
          <text:p text:style-name="P20">Génère la structure de base </text:p>
        </text:list-item>
        <text:list-item>
          <text:p text:style-name="P20">Ne change jamais après sa création </text:p>
        </text:list-item>
      </text:list>
      <text:h text:style-name="Heading_20_4" text:outline-level="4"><text:bookmark-start text:name="__RefHeading___Toc50575_3036915566"/><text:span text:style-name="Strong_20_Emphasis">Fichier courant</text:span> (<text:span text:style-name="Source_20_Text">courant_init.sh</text:span>) :<text:bookmark-end text:name="__RefHeading___Toc50575_3036915566"/></text:h>
      <text:list text:continue-numbering="true" text:style-name="L4">
        <text:list-item>
          <text:p text:style-name="P20">Contient les valeurs modifiables </text:p>
        </text:list-item>
        <text:list-item>
          <text:p text:style-name="P20">Est créé une seule fois lors de l'installation </text:p>
        </text:list-item>
        <text:list-item>
          <text:p text:style-name="P20">Peut être modifié pendant l'exécution </text:p>
        </text:list-item>
        <text:list-item>
          <text:p text:style-name="P20">Est utili<text:span text:style-name="T49">sé à chaque démarrage pour charger la configuration </text:span></text:p>
        </text:list-item>
      </text:list>
      <text:h text:style-name="Heading_20_4" text:outline-level="4"><text:bookmark-start text:name="__RefHeading___Toc50577_3036915566"/><text:span text:style-name="Strong_20_Emphasis">Fichiers JSON</text:span> :<text:bookmark-end text:name="__RefHeading___Toc50577_3036915566"/></text:h>
      <text:list xml:id="list120533566159207" text:continue-numbering="true" text:style-name="L4">
        <text:list-item>
          <text:p text:style-name="P20">Sont générés à partir du fichier courant à chaque démarrage </text:p>
        </text:list-item>
        <text:list-item>
          <text:p text:style-name="P20">Contiennent les valeurs spécifiques pour chaque capteur </text:p>
        </text:list-item>
        <text:list-item>
          <text:p text:style-name="P20"><text:span text:style-name="Strong_20_Emphasis">Sont utilisés par les scripts pendant l'exécution</text:span></text:p>
        </text:list-item>
      </text:list>
      <text:h text:style-name="Heading_20_3" text:outline-level="3"><text:bookmark-start text:name="__RefHeading___Toc29814_4052463322"/><text:span text:style-name="Strong_20_Emphasis">Démarrage du robot</text:span><text:bookmark-end text:name="__RefHeading___Toc29814_4052463322"/></text:h>
      <text:p text:style-name="P93"><text:span text:style-name="Strong_20_Emphasis"><text:span text:style-name="T50">zz à compléter</text:span></text:span></text:p>
      <text:h text:style-name="P94" text:outline-level="4"><text:span text:style-name="Strong_20_Emphasis">Phase d’initialisation au démarrage du robot</text:span></text:h>
      <text:list text:continue-numbering="true" text:style-name="L4">
        <text:list-item>
          <text:p text:style-name="P20"><text:span text:style-name="Strong_20_Emphasis"><text:span text:style-name="T51">Courant_init.sh → charger les configurations</text:span></text:span></text:p>
        </text:list-item>
        <text:list-item>
          <text:p text:style-name="P20"><text:span text:style-name="Source_20_Text"><text:span text:style-name="T52">check_config.sh</text:span></text:span><text:span text:style-name="T52"> vérifie la cohérence</text:span><text:span text:style-name="T51"> </text:span></text:p>
        </text:list-item>
        <text:list-item>
          <text:p text:style-name="P20"><text:span text:style-name="Strong_20_Emphasis"><text:span text:style-name="T51">Chargement des valeurs valides dans les fichiers JSON </text:span></text:span></text:p>
        </text:list-item>
      </text:list>
      <text:h text:style-name="Heading_20_4" text:outline-level="4"><text:span text:style-name="Strong_20_Emphasis">Démarrage des services</text:span></text:h>
      <text:list text:continue-numbering="true" text:style-name="L4">
        <text:list-item>
          <text:p text:style-name="P20"><text:span text:style-name="Source_20_Text"><text:span text:style-name="T52">rz_state-manager.sh</text:span></text:span><text:span text:style-name="T52"> gère les états globaux </text:span></text:p>
        </text:list-item>
        <text:list-item>
          <text:p text:style-name="P20"><text:span text:style-name="Source_20_Text"><text:span text:style-name="T52">rz_vpiv_parser.sh</text:span></text:span><text:span text:style-name="T52"> traite les messages VPIV </text:span></text:p>
        </text:list-item>
        <text:list-item>
          <text:p text:style-name="P20"><text:span text:style-name="Source_20_Text"><text:span text:style-name="T52">rz_gyro_manager.sh</text:span></text:span><text:span text:style-name="T52"> gère ‘</text:span><text:span text:style-name="T53">(exple </text:span><text:span text:style-name="T52">le gyroscope</text:span><text:span text:style-name="T53">)</text:span></text:p>
        </text:list-item>
        <text:list-item>
          <text:p text:style-name="P20"><text:span text:style-name="Source_20_Text"><text:span text:style-name="T52">rz_mqtt_bridge.py</text:span></text:span><text:span text:style-name="Strong_20_Emphasis"><text:span text:style-name="T52"> fait le pont MQTT </text:span></text:span></text:p>
        </text:list-item>
      </text:list>
      <text:h text:style-name="P95" text:outline-level="3"/>
      <text:h text:style-name="P96" text:outline-level="3"><text:bookmark-start text:name="__RefHeading___Toc24212_3036915566"/>Explication détaillée des étapes :<text:bookmark-end text:name="__RefHeading___Toc24212_3036915566"/></text:h>
      <text:h text:style-name="Heading_20_4" text:outline-level="4"><text:span text:style-name="Strong_20_Emphasis">Envoi initiale (SP → MQTT)</text:span> :</text:h>
      <text:list text:style-name="L18">
        <text:list-item>
          <text:list>
            <text:list-item>
              <text:p text:style-name="P97">SP envoie une commande VPIV via MQTT </text:p>
            </text:list-item>
            <text:list-item>
              <text:p text:style-name="P97">Format : <text:span text:style-name="Source_20_Text">$V:Gyro:mode:*:BRUT#</text:span> </text:p>
            </text:list-item>
            <text:list-item>
              <text:p text:style-name="P97">Composants : Node-RED → Broker MQTT → Termux </text:p>
            </text:list-item>
          </text:list>
        </text:list-item>
      </text:list>
      <text:h text:style-name="Heading_20_4" text:outline-level="4"><text:span text:style-name="Strong_20_Emphasis">Traitement par Termux (SE)</text:span> :</text:h>
      <text:list text:continue-numbering="true" text:style-name="L18">
        <text:list-item>
          <text:list>
            <text:list-item>
              <text:p text:style-name="P97"><text:span text:style-name="Source_20_Text">rz_vpiv_parser.sh</text:span> : Décode le message </text:p>
            </text:list-item>
            <text:list-item>
              <text:p text:style-name="P97">Vérification des conditions (modeRZ, etc.) </text:p>
            </text:list-item>
            <text:list-item>
              <text:p text:style-name="P97">Si valide : Activation du script sensoriel spécifique </text:p>
            </text:list-item>
            <text:list-item>
              <text:p text:style-name="P97">Si invalide : Envoi d'une erreur (CAT E) </text:p>
            </text:list-item>
          </text:list>
        </text:list-item>
      </text:list>
      <text:h text:style-name="Heading_20_4" text:outline-level="4"><text:span text:style-name="Strong_20_Emphasis">Interaction avec le hardware</text:span> :</text:h>
      <text:list text:continue-numbering="true" text:style-name="L18">
        <text:list-item>
          <text:list>
            <text:list-item>
              <text:p text:style-name="P97">Le script sensoriel active le hardware via Termux API </text:p>
            </text:list-item>
            <text:list-item>
              <text:p text:style-name="P97">Lecture des données brutes </text:p>
            </text:list-item>
            <text:list-item>
              <text:p text:style-name="P97">Application des traitements (calibration, filtres, etc.) </text:p>
            </text:list-item>
            <text:list-item>
              <text:p text:style-name="P97">Retour des données traitées </text:p>
            </text:list-item>
          </text:list>
        </text:list-item>
      </text:list>
      <text:h text:style-name="Heading_20_4" text:outline-level="4"><text:span text:style-name="Strong_20_Emphasis">Retour des données (SE → MQTT)</text:span> :</text:h>
      <text:list text:continue-numbering="true" text:style-name="L18">
        <text:list-item>
          <text:list>
            <text:list-item>
              <text:p text:style-name="P97">Envoi des données traitées (CAT F) </text:p>
            </text:list-item>
            <text:list-item>
              <text:p text:style-name="P97">Format : <text:span text:style-name="Source_20_Text">$F:Gyro:data:*:[x,y,z]#</text:span> </text:p>
            </text:list-item>
            <text:list-item>
              <text:p text:style-name="P97">Fréquence : Déterminée par la configuration </text:p>
            </text:list-item>
          </text:list>
        </text:list-item>
      </text:list>
      <text:h text:style-name="Heading_20_4" text:outline-level="4"><text:span text:style-name="Strong_20_Emphasis">Traitement par SP</text:span> :</text:h>
      <text:list text:continue-numbering="true" text:style-name="L18">
        <text:list-item>
          <text:list>
            <text:list-item>
              <text:p text:style-name="P97">Mise à jour des variables globales </text:p>
            </text:list-item>
            <text:list-item>
              <text:p text:style-name="P97">Vérification des seuils d'alerte </text:p>
            </text:list-item>
            <text:list-item>
              <text:p text:style-name="P98"><text:span text:style-name="Strong_20_Emphasis"><text:span text:style-name="T51">Envoi d'une confirmation (CAT I) </text:span></text:span></text:p>
            </text:list-item>
          </text:list>
        </text:list-item>
      </text:list>
      <text:h text:style-name="Heading_20_3" text:outline-level="3"><text:bookmark-start text:name="__RefHeading___Toc29816_4052463322"/>Points Clés<text:bookmark-end text:name="__RefHeading___Toc29816_4052463322"/></text:h>
      <text:h text:style-name="Heading_20_4" text:outline-level="4"><text:span text:style-name="Strong_20_Emphasis">Séparation des responsabilités</text:span> :</text:h>
      <text:list text:style-name="L19">
        <text:list-item>
          <text:list>
            <text:list-item>
              <text:p text:style-name="P99"><text:span text:style-name="Source_20_Text">r</text:span><text:span text:style-name="Source_20_Text"><text:span text:style-name="T54">z_state-manager.sh</text:span></text:span><text:span text:style-name="T54"> gère uniquement les états globaux </text:span></text:p>
            </text:list-item>
            <text:list-item>
              <text:p text:style-name="P99"><text:span text:style-name="T54">Les </text:span>gestionnaires spécifiques (ex: <text:span text:style-name="Source_20_Text">rz_gyro_manager.sh</text:span>) gèrent le hardware </text:p>
            </text:list-item>
          </text:list>
        </text:list-item>
      </text:list>
      <text:h text:style-name="Heading_20_4" text:outline-level="4"><text:span text:style-name="Strong_20_Emphasis">Validation à chaque étape</text:span> :</text:h>
      <text:list text:continue-numbering="true" text:style-name="L19">
        <text:list-item>
          <text:list>
            <text:list-item>
              <text:p text:style-name="P100">Vérification du modeRZ avant toute action </text:p>
            </text:list-item>
            <text:list-item>
              <text:p text:style-name="P100">Vérification des configurations locales </text:p>
            </text:list-item>
          </text:list>
        </text:list-item>
      </text:list>
      <text:h text:style-name="Heading_20_4" text:outline-level="4"><text:span text:style-name="Strong_20_Emphasis">Communication non-bloquante</text:span> :</text:h>
      <text:list text:continue-numbering="true" text:style-name="L19">
        <text:list-item>
          <text:list>
            <text:list-item>
              <text:p text:style-name="P99">Utilisation des FIFO pour la communication inter-processus </text:p>
            </text:list-item>
            <text:list-item>
              <text:p text:style-name="P99">Publication asynchrone des données MQTT </text:p>
            </text:list-item>
          </text:list>
        </text:list-item>
      </text:list>
      <text:h text:style-name="Heading_20_4" text:outline-level="4"><text:span text:style-name="Strong_20_Emphasis">Gestion des erreurs</text:span> :</text:h>
      <text:list text:continue-numbering="true" text:style-name="L19">
        <text:list-item>
          <text:list>
            <text:list-item>
              <text:p text:style-name="P99">Logs détaillés à chaque étape </text:p>
            </text:list-item>
            <text:list-item>
              <text:p text:style-name="P101">Retour aux valeurs par défaut en cas d'erreur </text:p>
            </text:list-item>
          </text:list>
        </text:list-item>
      </text:list>
      <text:h text:style-name="P59" text:outline-level="2"><text:bookmark-start text:name="__RefHeading___Toc29818_4052463322"/>A : Arduino mega (un arduino Uno esclave du mega est dédié aux moteurs est inclus)<text:bookmark-end text:name="__RefHeading___Toc29818_4052463322"/></text:h>
      <text:h text:style-name="Heading_20_3" text:outline-level="3"><text:bookmark-start text:name="__RefHeading___Toc29820_4052463322"/>Doc :<text:bookmark-end text:name="__RefHeading___Toc29820_4052463322"/></text:h>
      <text:p text:style-name="P102"><text:span text:style-name="T36">- synthese_arduino_nodered.md → </text:span>Document de reference Arduino a utiliser pour demarrer le developpement Node-RED (SP). Source normative : Table_A_Arduino v3.1</text:p>
      <text:p text:style-name="Text_20_body">- <text:span text:style-name="T55">synthèse-Arduino GenereParChatGPT.odt</text:span></text:p>
      <text:h text:style-name="Heading_20_3" text:outline-level="3"><text:bookmark-start text:name="__RefHeading___Toc29822_4052463322"/><text:span text:style-name="T55">Rôle</text:span><text:span text:style-name="T56"> :</text:span><text:bookmark-end text:name="__RefHeading___Toc29822_4052463322"/></text:h>
      <text:p text:style-name="P103">Gestion bas niveau des capteurs et actionneurs non embarqués sur le smartphone SE,<text:line-break/><text:span text:style-name="T57">permettre de transmettre les commandes de la laisse électronique en fonction du type de pilotage.</text:span></text:p>
      <text:h text:style-name="Heading_20_3" text:outline-level="3"><text:bookmark-start text:name="__RefHeading___Toc29824_4052463322"/>Arborescence logique <text:span text:style-name="T56">de la partie Arduino</text:span><text:bookmark-end text:name="__RefHeading___Toc29824_4052463322"/></text:h>
      <text:p text:style-name="P104"><text:span text:style-name="T22">RzlibrairiesPersoNew.h</text:span> :</text:p>
      <text:list text:continue-list="list3426021336" text:style-name="L15">
        <text:list-item>
          <text:p text:style-name="P64">Point d’entrée unique de la librairie RZ</text:p>
        </text:list-item>
        <text:list-item>
          <text:p text:style-name="P64">elle n’expose QUE les modules nécessaires au .ino</text:p>
        </text:list-item>
        <text:list-item>
          <text:p text:style-name="P64">elle est chargé dans le main.cpp</text:p>
        </text:list-item>
        <text:list-item>
          <text:p text:style-name="P64">déclare la fonction d’initialisation : RZ_initAll() développé dans le .cpp</text:p>
        </text:list-item>
      </text:list>
      <text:p text:style-name="P105"/>
      <text:p text:style-name="P106">Enchaînement des inclusions</text:p>
      <text:p text:style-name="P107">```</text:p>
      <text:p text:style-name="P107">RZlibrairiesPerso.h</text:p>
      <text:p text:style-name="P107"><text:s/>└── config.h <text:s text:c="8"/>→ constantes globales</text:p>
      <text:p text:style-name="P107"><text:s/>└── communication.h <text:s/>→ protocole VPIV</text:p>
      <text:p text:style-name="P107"><text:s/>└── autres modules <text:s text:c="2"/>→ leds, servos, moteurs, capteurs, etc.</text:p>
      <text:p text:style-name="P107"/>
      <text:p text:style-name="P106">Arborescence (extrait)</text:p>
      <text:p text:style-name="P108"><text:span text:style-name="Source_20_Text">src/</text:span></text:p>
      <text:p text:style-name="P109"><text:span text:style-name="Source_20_Text"><text:s/>├── actuators/ <text:s text:c="7"/>(MTR, SRV, LED, etc.)</text:span></text:p>
      <text:p text:style-name="P109"><text:span text:style-name="Source_20_Text"><text:s/>├── sensors/ <text:s text:c="9"/>(US, FS, IR, ...)</text:span></text:p>
      <text:p text:style-name="P109"><text:span text:style-name="Source_20_Text"><text:s/>├── safety/ <text:s text:c="10"/>(mvtSafe, </text:span><text:span text:style-name="Source_20_Text"><text:span text:style-name="T58">liaison avec </text:span></text:span><text:span text:style-name="Source_20_Text">urg)</text:span></text:p>
      <text:p text:style-name="P109"><text:span text:style-name="Source_20_Text"><text:s/>└── </text:span><text:span text:style-name="Source_20_Text"><text:span text:style-name="T58">+ system</text:span></text:span><text:span text:style-name="Source_20_Text">/ <text:s text:c="8"/>(</text:span><text:span text:style-name="Source_20_Text"><text:span text:style-name="T58">urg</text:span></text:span><text:span text:style-name="Source_20_Text">)</text:span></text:p>
      <text:p text:style-name="P109"><text:span text:style-name="Source_20_Text"><text:s/>├── control/ <text:s text:c="9"/>(ctrl_L, </text:span><text:span text:style-name="Source_20_Text"><text:span text:style-name="T57">laisse électronique</text:span></text:span><text:span text:style-name="Source_20_Text">)</text:span></text:p>
      <text:p text:style-name="P109"><text:span text:style-name="Source_20_Text"><text:s/>├── communication/ <text:s text:c="3"/>(VPIV, dispatchers)</text:span></text:p>
      <text:p text:style-name="P109"><text:span text:style-name="Source_20_Text"><text:s/>├── config/ <text:s text:c="10"/>(« </text:span><text:span text:style-name="Source_20_Text"><text:span text:style-name="T59">constantes » variables</text:span></text:span><text:span text:style-name="Source_20_Text"> globales)</text:span></text:p>
      <text:p text:style-name="P110"><text:span text:style-name="Source_20_Text"><text:s/>└── </text:span><text:span text:style-name="Source_20_Text"><text:span text:style-name="T58">+ navigation</text:span></text:span><text:span text:style-name="Source_20_Text">/ <text:s text:c="4"/>(</text:span><text:span text:style-name="Source_20_Text"><text:span text:style-name="T58">Odom - Odométrie</text:span></text:span><text:span text:style-name="Source_20_Text">)<text:line-break/> └── hardware/ <text:s text:c="8"/>(accès bas niveau)</text:span></text:p>
      <text:p text:style-name="P110"><text:span text:style-name="Source_20_Text"><text:span text:style-name="T58">+ à la racine RzlibrairiesPersoNew.cpp : qui gère la fonction RZ_initAll()</text:span></text:span></text:p>
      <text:p text:style-name="P103">Chaque dossier correspond à <text:span text:style-name="Strong_20_Emphasis">un rôle architectural clair</text:span>.</text:p>
      <text:h text:style-name="Heading_20_3" text:outline-level="3"><text:bookmark-start text:name="__RefHeading___Toc29826_4052463322"/>Specificités <text:span text:style-name="T13">Arduino </text:span>:<text:bookmark-end text:name="__RefHeading___Toc29826_4052463322"/></text:h>
      <text:list text:style-name="L20">
        <text:list-item>
          <text:p text:style-name="P111">pas de catégorie A (applicatives dans les trames vpiv de l’arduino</text:p>
        </text:list-item>
        <text:list-item>
          <text:p text:style-name="P111">correspondance exacte entre le nom du module et le nom de la variable dans node-red</text:p>
        </text:list-item>
        <text:list-item>
          <text:p text:style-name="P112"><text:soft-page-break/>Quand Urgence (var Urg) propriété etat → à la valeur active, toutes les commandes vpiv sont ignoré hors : </text:p>
          <text:list>
            <text:list-item>
              <text:p text:style-name="P113">Urg – etat – cleared (levé urgence)</text:p>
            </text:list-item>
            <text:list-item>
              <text:p text:style-name="P114">CfgS</text:p>
            </text:list-item>
          </text:list>
        </text:list-item>
      </text:list>
      <text:p text:style-name="P115"/>
      <text:p text:style-name="P115"/>
      <text:h text:style-name="P116" text:outline-level="2"><text:bookmark-start text:name="__RefHeading___Toc29828_4052463322"/>SP – système pilote<text:bookmark-end text:name="__RefHeading___Toc29828_4052463322"/></text:h>
      <text:p text:style-name="P117">E<text:span text:style-name="T60">st défini comme celui qui porte le node-red actif. Le serveur RPI ou le smartphone configuré </text:span><text:span text:style-name="T61">(voir le doc : SmartPiloteAutonome)</text:span><text:span text:style-name="T60">.</text:span></text:p>
      <text:p text:style-name="P118">Le pilotage physique par l’utilisateur est possible depuis n’importe quel appareil si il existe du réseau. Pour l’économie de moyen et hors espace wifii on utilise le smartphone configuré - &gt; via réseau local ou partage de connexion. <text:span text:style-name="T62">Le doublonnage bluetooth n’a finalement pas été retenu.</text:span></text:p>
      <text:p text:style-name="P119">La configuration dans le cas du RPI a été spécifié dans le chapitre correspondant. Pour le smartphone configuré voir le doc configuration pour le détail : Appli installée obligatoire : Termux, SSH (pour la config), node-red (copie de la version actuelle disponible sur le rpi)</text:p>
      <text:p text:style-name="P120">Doc : voir installation.odt</text:p>
      <text:h text:style-name="P59" text:outline-level="2"><text:bookmark-start text:name="__RefHeading___Toc29830_4052463322"/>RPI<text:bookmark-end text:name="__RefHeading___Toc29830_4052463322"/></text:h>
      <text:h text:style-name="Heading_20_3" text:outline-level="3"><text:bookmark-start text:name="__RefHeading___Toc29832_4052463322"/>Matériel<text:bookmark-end text:name="__RefHeading___Toc29832_4052463322"/></text:h>
      <text:p text:style-name="P121">Raspberry Pi3 B+</text:p>
      <text:h text:style-name="Heading_20_3" text:outline-level="3"><text:bookmark-start text:name="__RefHeading___Toc29834_4052463322"/>Rôle<text:bookmark-end text:name="__RefHeading___Toc29834_4052463322"/></text:h>
      <text:list text:style-name="L21">
        <text:list-item>
          <text:p text:style-name="P122">Fonction de conservation de la version node-red source qui peut être installée sur <text:line-break/>les smartphones configuré pour être des SP hors réseau. </text:p>
        </text:list-item>
        <text:list-item>
          <text:p text:style-name="P122">Accès Internet : <text:span text:style-name="T63">serveur web</text:span></text:p>
          <text:list>
            <text:list-item>
              <text:p text:style-name="P123">lorsqu’à la portée Wifi de la box de l’administrateur avec l’adresse locale </text:p>
            </text:list-item>
            <text:list-item>
              <text:p text:style-name="P123">par internet, via <text:span text:style-name="T63">le serveur web </text:span>Nginx <text:span text:style-name="T63">(alternative à apache)</text:span> <text:span text:style-name="T63">avec adresse sur domaine duckdns.org → robotz-vincent.duckdns.org </text:span></text:p>
            </text:list-item>
            <text:list-item>
              <text:p text:style-name="P124">Gestion secondaire d’un site perso à l’adresse : vincent-ph.duckdns.org</text:p>
            </text:list-item>
          </text:list>
        </text:list-item>
        <text:list-item>
          <text:p text:style-name="P125">Broker mqtt quand support SP (sauf dans le cas SP smartphone hors réseaux wifi)</text:p>
        </text:list-item>
      </text:list>
      <text:h text:style-name="Heading_20_3" text:outline-level="3"><text:bookmark-start text:name="__RefHeading___Toc29836_4052463322"/>Con<text:span text:style-name="T64">figuration communication </text:span>:<text:bookmark-end text:name="__RefHeading___Toc29836_4052463322"/></text:h>
      <text:p text:style-name="P126">Dans le cas d’une installation d’un clone du robot penser à configurer la box de l’administrateur !</text:p>
      <text:list text:style-name="L22">
        <text:list-item>
          <text:p text:style-name="P127">Web server (Node-red) – port 80 (interne-externe) – protocole TCP</text:p>
        </text:list-item>
        <text:list-item>
          <text:p text:style-name="P127">serveurMQTTRPI3 – port 1883 (interne-externe) – protocole TCP/UDP - config  HTTPS - IPV6</text:p>
        </text:list-item>
        <text:list-item>
          <text:p text:style-name="P127">sitePerso – port 443 (interne_externe) – protocole TCP – config : HTTPS et IPV4</text:p>
        </text:list-item>
      </text:list>
      <text:p text:style-name="P128"/>
      <text:h text:style-name="Heading_20_3" text:outline-level="3"><text:bookmark-start text:name="__RefHeading___Toc29838_4052463322"/>Identifiants :<text:bookmark-end text:name="__RefHeading___Toc29838_4052463322"/></text:h>
      <text:list text:style-name="L23">
        <text:list-item>
          <text:p text:style-name="P129">SSH → adresse local du RPI : 192.168.1.40 – Id : rzServeur – Mot de passe : n-habituel- ?</text:p>
        </text:list-item>
        <text:list-item>
          <text:p text:style-name="P129">Nginx → pour protection NodeRed Nginx → Id : RobotV4rz – Mot de passe : nodeRed-habituel- ?</text:p>
        </text:list-item>
        <text:list-item>
          <text:p text:style-name="P129">Duckdns → id:adresse mail vincentphcom – token 99bab…..ad <text:s/>- mot de passe : connexion via google.</text:p>
        </text:list-item>
        <text:list-item>
          <text:p text:style-name="P129">MQTT broker : <text:span text:style-name="T65">id (user) : rpiBrokerUser – mot de passe : RZ-habituel- ?<text:line-break/></text:span><text:span text:style-name="T62">Si l’on veux augmenter la sécurité on peut ajouter un chiffrement TLS/SSL des communications MQTT.</text:span></text:p>
        </text:list-item>
      </text:list>
      <text:h text:style-name="P130" text:outline-level="1"/>
      <text:h text:style-name="P131" text:outline-level="1"><text:bookmark-start text:name="__RefHeading___Toc29840_4052463322"/>Les tables sources de l’appli <text:span text:style-name="T66">RZ</text:span><text:bookmark-end text:name="__RefHeading___Toc29840_4052463322"/></text:h>
      <text:p text:style-name="P132">Les tables sont développés sur des tableurs et convertis en csv puis en json pour le développement et l’installation et l’initialisation de l’application RZ.<text:line-break/>Infos développés <text:s/>cf Description et fichiers dans <text:s/>AA-RZ-Vactuel-Doc/Tables</text:p>
      <text:h text:style-name="Heading_20_2" text:outline-level="2"><text:bookmark-start text:name="__RefHeading___Toc62713_4052463322"/>Table A – <text:span text:style-name="T67">Table mère  pour le développement des modules</text:span><text:bookmark-end text:name="__RefHeading___Toc62713_4052463322"/></text:h>
      <text:p text:style-name="P133">La Table A est la référence unique et partagée de toutes les variables manipulées par le système RZ, qu'elles soient échangées entre SP, SE et Arduino, ou internes à un sous-système. Elle sert à :</text:p>
      <text:p text:style-name="P134">• La construction correcte des trames VPIV — chaque message peut être vérifié contre la table</text:p>
      <text:p text:style-name="P134">• La validation des intents STT — le handler vocal sait quelles valeurs sont légales</text:p>
      <text:p text:style-name="P134">• La cohérence entre les couches — interface SP, logique SE, firmware Arduino partagent la même définition</text:p>
      <text:p text:style-name="P134">• La maintenance long terme — un développeur retrouve en un seul endroit toutes les règles</text:p>
      <text:p text:style-name="P135"><text:span text:style-name="T68">La Table A est </text:span><text:span text:style-name="T69">normative</text:span><text:span text:style-name="T70"> : si un comportement du code diverge de la table, c'est le code qui est à corriger, pas la table (sauf découverte d'une erreur dans la table elle-même).</text:span></text:p>
      <text:h text:style-name="Heading_20_4" text:outline-level="4">Liste synthétique des champs</text:h>
      <text:p text:style-name="P133">Le tableau ci-dessous donne la vue d'ensemble des 15 champs. La description détaillée de chacun est dans la section 3. <text:span text:style-name="T67">du doc d’origine</text:span></text:p>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136">#</text:p>
            </table:table-cell>
            <table:table-cell table:style-name="Tableau6.A1" office:value-type="string">
              <text:p text:style-name="P136">Nom retenu</text:p>
            </table:table-cell>
            <table:table-cell table:style-name="Tableau6.A1" office:value-type="string">
              <text:p text:style-name="P136">Anciens noms / alias</text:p>
            </table:table-cell>
            <table:table-cell table:style-name="Tableau6.A1" office:value-type="string">
              <text:p text:style-name="P136">Rôle en une ligne</text:p>
            </table:table-cell>
          </table:table-row>
        </table:table-header-rows>
        <table:table-row table:style-name="Tableau6.1">
          <table:table-cell table:style-name="Tableau6.A2" office:value-type="string">
            <text:p text:style-name="P137">1</text:p>
          </table:table-cell>
          <table:table-cell table:style-name="Tableau6.A2" office:value-type="string">
            <text:p text:style-name="P137">SOURCE</text:p>
          </table:table-cell>
          <table:table-cell table:style-name="Tableau6.A2" office:value-type="string">
            <text:p text:style-name="P137">Ref</text:p>
          </table:table-cell>
          <table:table-cell table:style-name="Tableau6.A2" office:value-type="string">
            <text:p text:style-name="P137">Qui est responsable d'émettre ce message</text:p>
          </table:table-cell>
        </table:table-row>
        <table:table-row table:style-name="Tableau6.1">
          <table:table-cell table:style-name="Tableau6.A3" office:value-type="string">
            <text:p text:style-name="P137">2</text:p>
          </table:table-cell>
          <table:table-cell table:style-name="Tableau6.A3" office:value-type="string">
            <text:p text:style-name="P137">VAR</text:p>
          </table:table-cell>
          <table:table-cell table:style-name="Tableau6.A3" office:value-type="string">
            <text:p text:style-name="P137">—</text:p>
          </table:table-cell>
          <table:table-cell table:style-name="Tableau6.A3" office:value-type="string">
            <text:p text:style-name="P137">Identifiant de la variable dans le protocole VPIV</text:p>
          </table:table-cell>
        </table:table-row>
        <table:table-row table:style-name="Tableau6.1">
          <table:table-cell table:style-name="Tableau6.A2" office:value-type="string">
            <text:p text:style-name="P137">3</text:p>
          </table:table-cell>
          <table:table-cell table:style-name="Tableau6.A2" office:value-type="string">
            <text:p text:style-name="P137">PROP</text:p>
          </table:table-cell>
          <table:table-cell table:style-name="Tableau6.A2" office:value-type="string">
            <text:p text:style-name="P137">propriété</text:p>
          </table:table-cell>
          <table:table-cell table:style-name="Tableau6.A2" office:value-type="string">
            <text:p text:style-name="P137">Propriété de la variable ciblée</text:p>
          </table:table-cell>
        </table:table-row>
        <table:table-row table:style-name="Tableau6.1">
          <table:table-cell table:style-name="Tableau6.A3" office:value-type="string">
            <text:p text:style-name="P137">4</text:p>
          </table:table-cell>
          <table:table-cell table:style-name="Tableau6.A3" office:value-type="string">
            <text:p text:style-name="P137">CAT</text:p>
          </table:table-cell>
          <table:table-cell table:style-name="Tableau6.A3" office:value-type="string">
            <text:p text:style-name="P137">catégorie, type_message</text:p>
          </table:table-cell>
          <table:table-cell table:style-name="Tableau6.A3" office:value-type="string">
            <text:p text:style-name="P137">Catégorie protocolaire du message VPIV</text:p>
          </table:table-cell>
        </table:table-row>
        <table:table-row table:style-name="Tableau6.1">
          <table:table-cell table:style-name="Tableau6.A2" office:value-type="string">
            <text:p text:style-name="P137">5</text:p>
          </table:table-cell>
          <table:table-cell table:style-name="Tableau6.A2" office:value-type="string">
            <text:p text:style-name="P137">TYPE</text:p>
          </table:table-cell>
          <table:table-cell table:style-name="Tableau6.A2" office:value-type="string">
            <text:p text:style-name="P137">type_valeur, type_logique</text:p>
          </table:table-cell>
          <table:table-cell table:style-name="Tableau6.A2" office:value-type="string">
            <text:p text:style-name="P137">Famille logique de la valeur transportée</text:p>
          </table:table-cell>
        </table:table-row>
        <table:table-row table:style-name="Tableau6.1">
          <table:table-cell table:style-name="Tableau6.A3" office:value-type="string">
            <text:p text:style-name="P137">6</text:p>
          </table:table-cell>
          <table:table-cell table:style-name="Tableau6.A3" office:value-type="string">
            <text:p text:style-name="P137">FORMAT_VALUE</text:p>
          </table:table-cell>
          <table:table-cell table:style-name="Tableau6.A3" office:value-type="string">
            <text:p text:style-name="P137">format, valeurs_acceptées, Abrev-indices</text:p>
          </table:table-cell>
          <table:table-cell table:style-name="Tableau6.A3" office:value-type="string">
            <text:p text:style-name="P137">Valeurs légales et format de pattern</text:p>
          </table:table-cell>
        </table:table-row>
        <table:table-row table:style-name="Tableau6.1">
          <table:table-cell table:style-name="Tableau6.A2" office:value-type="string">
            <text:p text:style-name="P137">7</text:p>
          </table:table-cell>
          <table:table-cell table:style-name="Tableau6.A2" office:value-type="string">
            <text:p text:style-name="P137">CODAGE</text:p>
          </table:table-cell>
          <table:table-cell table:style-name="Tableau6.A2" office:value-type="string">
            <text:p text:style-name="P137">(nouveau v2.0)</text:p>
          </table:table-cell>
          <table:table-cell table:style-name="Tableau6.A2" office:value-type="string">
            <text:p text:style-name="P137">Unité de mesure et facteur multiplicateur</text:p>
          </table:table-cell>
        </table:table-row>
        <table:table-row table:style-name="Tableau6.1">
          <table:table-cell table:style-name="Tableau6.A3" office:value-type="string">
            <text:p text:style-name="P137">8</text:p>
          </table:table-cell>
          <table:table-cell table:style-name="Tableau6.A3" office:value-type="string">
            <text:p text:style-name="P137">DIRECTION</text:p>
          </table:table-cell>
          <table:table-cell table:style-name="Tableau6.A3" office:value-type="string">
            <text:p text:style-name="P137">sens, SENS, flux</text:p>
          </table:table-cell>
          <table:table-cell table:style-name="Tableau6.A3" office:value-type="string">
            <text:p text:style-name="P137">Sens de circulation du message VPIV</text:p>
          </table:table-cell>
        </table:table-row>
        <table:table-row table:style-name="Tableau6.1">
          <table:table-cell table:style-name="Tableau6.A2" office:value-type="string">
            <text:p text:style-name="P137">9</text:p>
          </table:table-cell>
          <table:table-cell table:style-name="Tableau6.A2" office:value-type="string">
            <text:p text:style-name="P137">INSTANCE</text:p>
          </table:table-cell>
          <table:table-cell table:style-name="Tableau6.A2" office:value-type="string">
            <text:p text:style-name="P137">—</text:p>
          </table:table-cell>
          <table:table-cell table:style-name="Tableau6.A2" office:value-type="string">
            <text:p text:style-name="P137">Instances valides pour cette propriété</text:p>
          </table:table-cell>
        </table:table-row>
        <table:table-row table:style-name="Tableau6.1">
          <table:table-cell table:style-name="Tableau6.A3" office:value-type="string">
            <text:p text:style-name="P137">10</text:p>
          </table:table-cell>
          <table:table-cell table:style-name="Tableau6.A3" office:value-type="string">
            <text:p text:style-name="P137">COMPLEXE</text:p>
          </table:table-cell>
          <table:table-cell table:style-name="Tableau6.A3" office:value-type="string">
            <text:p text:style-name="P137">—</text:p>
          </table:table-cell>
          <table:table-cell table:style-name="Tableau6.A3" office:value-type="string">
            <text:p text:style-name="P137">Documentation des sous-champs pour TYPE=object</text:p>
          </table:table-cell>
        </table:table-row>
        <table:table-row table:style-name="Tableau6.1">
          <table:table-cell table:style-name="Tableau6.A2" office:value-type="string">
            <text:p text:style-name="P137">11</text:p>
          </table:table-cell>
          <table:table-cell table:style-name="Tableau6.A2" office:value-type="string">
            <text:p text:style-name="P137">CYCLE</text:p>
          </table:table-cell>
          <table:table-cell table:style-name="Tableau6.A2" office:value-type="string">
            <text:p text:style-name="P137">INITIAL, init, initialisation</text:p>
          </table:table-cell>
          <table:table-cell table:style-name="Tableau6.A2" office:value-type="string">
            <text:p text:style-name="P137">Moment et mode de mise en place de la valeur</text:p>
          </table:table-cell>
        </table:table-row>
        <table:table-row table:style-name="Tableau6.1">
          <table:table-cell table:style-name="Tableau6.A3" office:value-type="string">
            <text:p text:style-name="P137">12</text:p>
          </table:table-cell>
          <table:table-cell table:style-name="Tableau6.A3" office:value-type="string">
            <text:p text:style-name="P137">NATURE</text:p>
          </table:table-cell>
          <table:table-cell table:style-name="Tableau6.A3" office:value-type="string">
            <text:p text:style-name="P137">STATUT, statut_propriété</text:p>
          </table:table-cell>
          <table:table-cell table:style-name="Tableau6.A3" office:value-type="string">
            <text:p text:style-name="P137">Rôle sémantique du message dans le système</text:p>
          </table:table-cell>
        </table:table-row>
        <table:table-row table:style-name="Tableau6.1">
          <table:table-cell table:style-name="Tableau6.A2" office:value-type="string">
            <text:p text:style-name="P137">13</text:p>
          </table:table-cell>
          <table:table-cell table:style-name="Tableau6.A2" office:value-type="string">
            <text:p text:style-name="P137">INTERFACE</text:p>
          </table:table-cell>
          <table:table-cell table:style-name="Tableau6.A2" office:value-type="string">
            <text:p text:style-name="P137">(extrait de STATUT=EXPOSEE)</text:p>
          </table:table-cell>
          <table:table-cell table:style-name="Tableau6.A2" office:value-type="string">
            <text:p text:style-name="P137">Propriété visible et pilotable depuis SP</text:p>
          </table:table-cell>
        </table:table-row>
        <table:table-row table:style-name="Tableau6.1">
          <table:table-cell table:style-name="Tableau6.A3" office:value-type="string">
            <text:p text:style-name="P137">14</text:p>
          </table:table-cell>
          <table:table-cell table:style-name="Tableau6.A3" office:value-type="string">
            <text:p text:style-name="P137">VPIV_EX</text:p>
          </table:table-cell>
          <table:table-cell table:style-name="Tableau6.A3" office:value-type="string">
            <text:p text:style-name="P137">VPIV-ACTIONS, exemple_vpiv, exemple</text:p>
          </table:table-cell>
          <table:table-cell table:style-name="Tableau6.A3" office:value-type="string">
            <text:p text:style-name="P137">Trame VPIV complète illustrative</text:p>
          </table:table-cell>
        </table:table-row>
        <table:table-row table:style-name="Tableau6.1">
          <table:table-cell table:style-name="Tableau6.A2" office:value-type="string">
            <text:p text:style-name="P137">15</text:p>
          </table:table-cell>
          <table:table-cell table:style-name="Tableau6.A2" office:value-type="string">
            <text:p text:style-name="P137">NOTES</text:p>
          </table:table-cell>
          <table:table-cell table:style-name="Tableau6.A2" office:value-type="string">
            <text:p text:style-name="P137">COMMENTAIRES, remarques, ...</text:p>
          </table:table-cell>
          <table:table-cell table:style-name="Tableau6.A2" office:value-type="string">
            <text:p text:style-name="P137">Rôle fonctionnel et précautions libres</text:p>
          </table:table-cell>
        </table:table-row>
      </table:table>
      <text:h text:style-name="Heading_20_2" text:outline-level="2"><text:soft-page-break/>Table C – Table fille de A – fonctionnelle</text:h>
      <text:p text:style-name="P138">Source de l’application stocké dans fichier présent dans SP (mémoire des var Globales) <text:s/>utilisé à l’initialisation de l’application .</text:p>
      <text:h text:style-name="Heading_20_2" text:outline-level="2">Table D – Catalogue des commandes STT</text:h>
      <text:p text:style-name="P139">Permet de lister les commandes STT dans le cas d’un pilotage vocale : depuis la définition des expressions clefs → la création d’un vpiv de la commande. Le même tableau précise les vpiv à réaliser pour appliquer la commande. Cette table doit être chargé depuis SP au départ elle est utilisé côté SP et coté SE. </text:p>
      <text:h text:style-name="P140" text:outline-level="1"><text:bookmark-start text:name="__RefHeading___Toc29842_4052463322"/>Connexions<text:bookmark-end text:name="__RefHeading___Toc29842_4052463322"/></text:h>
      <text:p text:style-name="P141">Fonctionnement en cas de coupure Internet</text:p>
      <text:list xml:id="list3245419180" text:style-name="L24">
        <text:list-item>
          <text:p text:style-name="P142">Le robot reste opérationnel en local</text:p>
        </text:list-item>
        <text:list-item>
          <text:p text:style-name="P142">Le SP peut être un smartphone partageant sa connexion</text:p>
        </text:list-item>
        <text:list-item>
          <text:p text:style-name="P142">Le broker local SP prend <text:span text:style-name="T35">alors </text:span>le relais</text:p>
        </text:list-item>
      </text:list>
      <text:p text:style-name="P143">La perte d’Internet n’empêche <text:span text:style-name="Strong_20_Emphasis">aucune fonction critique</text:span>.</text:p>
      <text:h text:style-name="Heading_20_1" text:outline-level="1"><text:bookmark-start text:name="__RefHeading___Toc29844_4052463322"/>Structure du projet<text:bookmark-end text:name="__RefHeading___Toc29844_4052463322"/></text:h>
      <text:h text:style-name="Heading_20_1" text:outline-level="1"><text:bookmark-start text:name="__RefHeading___Toc29846_4052463322"/>Structure des scripts <text:span text:style-name="T30">&amp; modules</text:span><text:bookmark-end text:name="__RefHeading___Toc29846_4052463322"/></text:h>
      <text:p text:style-name="P144">Doc : futur-doc/F-dev-en-cours/ …. → <text:span text:style-name="T71">un doc par module pour SE et A</text:span></text:p>
      <text:h text:style-name="Heading_20_2" text:outline-level="2"><text:bookmark-start text:name="__RefHeading___Toc29848_4052463322"/>Structure du script <text:span text:style-name="T37">SP - </text:span><text:s/>Node-red<text:bookmark-end text:name="__RefHeading___Toc29848_4052463322"/></text:h>
      <text:h text:style-name="Heading_20_2" text:outline-level="2"><text:bookmark-start text:name="__RefHeading___Toc29850_4052463322"/>Structure du script <text:span text:style-name="T37">SE – </text:span><text:span text:style-name="T48">partie </text:span>Termux <text:bookmark-end text:name="__RefHeading___Toc29850_4052463322"/></text:h>
      <text:p text:style-name="P145">Cf synthèse générale SE .odt (se reporter au github pour la dernière </text:p>
      <text:h text:style-name="Heading_20_2" text:outline-level="2"><text:bookmark-start text:name="__RefHeading___Toc29852_4052463322"/>Structure du script de l’arduino<text:bookmark-end text:name="__RefHeading___Toc29852_4052463322"/></text:h>
      <text:p text:style-name="P146">Doc source (avant la dernière actualisation de l’arduino  → NewRZ-ArduinoMega-Unov6.odt<text:line-break/>description complète, même si quelques évolutions permet de comprendre l’organisation du code, inclus conseil intégration Node-red et doc module (attention source de vérité var prop table actuelle).</text:p>
      <text:h text:style-name="Heading_20_3" text:outline-level="3"><text:bookmark-start text:name="__RefHeading___Toc29854_4052463322"/>Schéma fonctionnel général<text:bookmark-end text:name="__RefHeading___Toc29854_4052463322"/></text:h>
      <text:p text:style-name="P147"><text:span text:style-name="Source_20_Text"><text:s text:c="17"/>┌───────────────────────────┐</text:span></text:p>
      <text:p text:style-name="P147"><text:span text:style-name="Source_20_Text"><text:s text:c="17"/>│ <text:s text:c="2"/>Node-RED Dashboard <text:s text:c="5"/>│</text:span></text:p>
      <text:p text:style-name="P147"><text:span text:style-name="Source_20_Text"><text:s text:c="17"/>│ <text:s/>(Joystick, Vidéo, UI) <text:s text:c="3"/>│</text:span></text:p>
      <text:p text:style-name="P147"><text:span text:style-name="Source_20_Text"><text:s text:c="17"/>└───────────────┬───────────┘</text:span></text:p>
      <text:p text:style-name="P147"><text:span text:style-name="Source_20_Text"><text:s text:c="33"/>MQTT</text:span></text:p>
      <text:p text:style-name="P147"><text:span text:style-name="Source_20_Text"><text:s text:c="33"/>│</text:span></text:p>
      <text:p text:style-name="P147"><text:span text:style-name="Source_20_Text"><text:s text:c="21"/>Arduino IOT UART Gateway</text:span></text:p>
      <text:p text:style-name="P147"><text:span text:style-name="Source_20_Text"><text:s text:c="33"/>│ USB</text:span></text:p>
      <text:p text:style-name="P147"><text:span text:style-name="Source_20_Text"><text:s text:c="33"/>▼</text:span></text:p>
      <text:p text:style-name="P147"><text:span text:style-name="Source_20_Text"><text:s text:c="17"/>┌─────────────────────────────┐</text:span></text:p>
      <text:p text:style-name="P147"><text:soft-page-break/><text:span text:style-name="Source_20_Text"><text:s text:c="17"/>│ <text:s text:c="7"/>Arduino MEGA <text:s text:c="8"/>│</text:span></text:p>
      <text:p text:style-name="P147"><text:span text:style-name="Source_20_Text"><text:s text:c="17"/>│─────────────────────────────│</text:span></text:p>
      <text:p text:style-name="P147"><text:span text:style-name="Source_20_Text"><text:s text:c="17"/>│ <text:s/>Communication VPIV <text:s text:c="8"/>│</text:span></text:p>
      <text:p text:style-name="P147"><text:span text:style-name="Source_20_Text"><text:s text:c="17"/>│ <text:s/>Config / Emergency <text:s text:c="8"/>│</text:span></text:p>
      <text:p text:style-name="P147"><text:span text:style-name="Source_20_Text"><text:s text:c="17"/>│ <text:s/>Odométrie <text:s text:c="17"/>│</text:span></text:p>
      <text:p text:style-name="P147"><text:span text:style-name="Source_20_Text"><text:s text:c="17"/>│ <text:s/>Ultrason / IR / Micro <text:s text:c="5"/>│</text:span></text:p>
      <text:p text:style-name="P147"><text:span text:style-name="Source_20_Text"><text:s text:c="17"/>│ <text:s/>Force sensor (laisse) <text:s text:c="5"/>│</text:span></text:p>
      <text:p text:style-name="P147"><text:span text:style-name="Source_20_Text"><text:s text:c="17"/>│ <text:s/>LEDs / Servos <text:s text:c="13"/>│</text:span></text:p>
      <text:p text:style-name="P147"><text:span text:style-name="Source_20_Text"><text:s text:c="17"/>│ <text:s/>MvtSafe <text:s text:c="19"/>│</text:span></text:p>
      <text:p text:style-name="P147"><text:span text:style-name="Source_20_Text"><text:s text:c="17"/>│ <text:s/>Moteurs (mtr.cpp) <text:s text:c="9"/>│</text:span></text:p>
      <text:p text:style-name="P147"><text:span text:style-name="Source_20_Text"><text:s text:c="17"/>└───────┬─────────────────────┘</text:span></text:p>
      <text:p text:style-name="P147"><text:span text:style-name="Source_20_Text"><text:s text:c="25"/>Serial3 (115200)</text:span></text:p>
      <text:p text:style-name="P147"><text:span text:style-name="Source_20_Text"><text:s text:c="25"/>▼</text:span></text:p>
      <text:p text:style-name="P147"><text:span text:style-name="Source_20_Text"><text:s text:c="17"/>┌────────────────────────────┐</text:span></text:p>
      <text:p text:style-name="P147"><text:span text:style-name="Source_20_Text"><text:s text:c="17"/>│ <text:s text:c="8"/>Arduino UNO <text:s text:c="7"/>│</text:span></text:p>
      <text:p text:style-name="P147"><text:span text:style-name="Source_20_Text"><text:s text:c="17"/>│────────────────────────────│</text:span></text:p>
      <text:p text:style-name="P147"><text:span text:style-name="Source_20_Text"><text:s text:c="17"/>│ Parsing trames &lt;L,R,A&gt; <text:s text:c="4"/>│</text:span></text:p>
      <text:p text:style-name="P147"><text:span text:style-name="Source_20_Text"><text:s text:c="17"/>│ Lissage A=0..4 <text:s text:c="12"/>│</text:span></text:p>
      <text:p text:style-name="P147"><text:span text:style-name="Source_20_Text"><text:s text:c="17"/>│ Timeout sécurité <text:s text:c="10"/>│</text:span></text:p>
      <text:p text:style-name="P147"><text:span text:style-name="Source_20_Text"><text:s text:c="17"/>│ Dual VNH5019 <text:s text:c="14"/>│</text:span></text:p>
      <text:p text:style-name="P148"><text:span text:style-name="Source_20_Text"><text:s text:c="17"/>└────────────────────────────┘</text:span></text:p>
      <text:h text:style-name="Heading_20_3" text:outline-level="3"><text:bookmark-start text:name="__RefHeading___Toc29856_4052463322"/>Cycle loop() (MEGA)<text:bookmark-end text:name="__RefHeading___Toc29856_4052463322"/></text:h>
      <text:p text:style-name="P149"><text:span text:style-name="T72">La boucle principale ne fait </text:span><text:span text:style-name="Strong_20_Emphasis"><text:span text:style-name="T72">que du non-bloquant</text:span></text:span><text:span text:style-name="T72">.</text:span></text:p>
      <text:p text:style-name="P149"><text:span text:style-name="Source_20_Text"><text:span text:style-name="T72">loop():</text:span></text:span></text:p>
      <text:p text:style-name="P149"><text:span text:style-name="Source_20_Text"><text:span text:style-name="T72"><text:s text:c="4"/>communication_processInput()</text:span></text:span></text:p>
      <text:p text:style-name="P149"><text:span text:style-name="Source_20_Text"><text:span text:style-name="T72"><text:s text:c="4"/>lring_processPeriodic()</text:span></text:span></text:p>
      <text:p text:style-name="P149"><text:span text:style-name="Source_20_Text"><text:span text:style-name="T72"><text:s text:c="4"/>mic_processPeriodic()</text:span></text:span></text:p>
      <text:p text:style-name="P149"><text:span text:style-name="Source_20_Text"><text:span text:style-name="T72"><text:s text:c="4"/>us_processPeriodic()</text:span></text:span></text:p>
      <text:p text:style-name="P149"><text:span text:style-name="Source_20_Text"><text:span text:style-name="T72"><text:s text:c="4"/>fs_processPeriodic()</text:span></text:span></text:p>
      <text:p text:style-name="P149"><text:span text:style-name="Source_20_Text"><text:span text:style-name="T72"><text:s text:c="4"/>ir_processPeriodic()</text:span></text:span></text:p>
      <text:p text:style-name="P149"><text:span text:style-name="Source_20_Text"><text:span text:style-name="T72"><text:s text:c="4"/>odom_processPeriodic()</text:span></text:span></text:p>
      <text:p text:style-name="P149"><text:span text:style-name="Source_20_Text"><text:span text:style-name="T72"><text:s text:c="4"/>mvtsafe_process()</text:span></text:span></text:p>
      <text:p text:style-name="P149"><text:span text:style-name="Source_20_Text"><text:span text:style-name="T72"><text:s text:c="4"/>lrub_processTimeout()</text:span></text:span></text:p>
      <text:p text:style-name="P149"><text:span text:style-name="Source_20_Text"><text:span text:style-name="T72"><text:s text:c="4"/>srv_process()</text:span></text:span></text:p>
      <text:p text:style-name="P149"><text:span text:style-name="Source_20_Text"><text:span text:style-name="T72"><text:s text:c="4"/>checkEmergencyConditions()</text:span></text:span></text:p>
      <text:p text:style-name="P150">Objectif : <text:span text:style-name="Strong_20_Emphasis">loop &lt; 80 ms</text:span></text:p>
      <text:h text:style-name="Heading_20_3" text:outline-level="3"><text:bookmark-start text:name="__RefHeading___Toc29858_4052463322"/>Architecture des configurations (cfg_…)<text:bookmark-end text:name="__RefHeading___Toc29858_4052463322"/></text:h>
      <text:p text:style-name="P150">Tous les modules exposent leurs paramètres dans <text:span text:style-name="Source_20_Text">config.h</text:span> + <text:span text:style-name="Source_20_Text">config.cpp</text:span>.</text:p>
      <text:list xml:id="list120534952379967" text:continue-numbering="true" text:style-name="L24">
        <text:list-item>
          <text:p text:style-name="P142">Chaque paramètre a <text:span text:style-name="Strong_20_Emphasis">une valeur par défaut</text:span>.</text:p>
        </text:list-item>
        <text:list-item>
          <text:p text:style-name="P142">Node-RED peut envoyer un <text:span text:style-name="Source_20_Text">$V:xxx:yyy:*:value#</text:span> qui écrase la valeur.</text:p>
        </text:list-item>
        <text:list-item>
          <text:p text:style-name="P142">MEGA renvoie confirmation via <text:span text:style-name="Source_20_Text">$I:xxx:yyy:*:value#</text:span>.</text:p>
        </text:list-item>
        <text:list-item>
          <text:p text:style-name="P142">Ces valeurs sont persistantes tant que le Mega reste sous tension.</text:p>
        </text:list-item>
      </text:list>
      <text:p text:style-name="P150">Exemples :</text:p>
      <text:p text:style-name="P151"><text:span text:style-name="Source_20_Text">$V:Odom:geom:*:0.100,0.300,256#</text:span></text:p>
      <text:p text:style-name="P151"><text:span text:style-name="Source_20_Text">$V:us:cycle:*:150#</text:span></text:p>
      <text:p text:style-name="P152"><text:span text:style-name="Source_20_Text">$V:mvtSafe:mode:*:hard#</text:span></text:p>
      <text:h text:style-name="Heading_20_3" text:outline-level="3"><text:bookmark-start text:name="__RefHeading___Toc11389_2415352087"/><text:soft-page-break/>Sécurité centrale (urgence)<text:bookmark-end text:name="__RefHeading___Toc11389_2415352087"/></text:h>
      <text:p text:style-name="P150">Le module <text:span text:style-name="Source_20_Text">urg.cpp</text:span> gère les cas critiques :</text:p>
      <text:list xml:id="list120533964139851" text:continue-numbering="true" text:style-name="L24">
        <text:list-item>
          <text:p text:style-name="P142">dépassement de courant</text:p>
        </text:list-item>
        <text:list-item>
          <text:p text:style-name="P142">capteur non répondant</text:p>
        </text:list-item>
        <text:list-item>
          <text:p text:style-name="P142">buffer serial saturé</text:p>
        </text:list-item>
        <text:list-item>
          <text:p text:style-name="P142">anti-collision hard MvtSafe</text:p>
        </text:list-item>
        <text:list-item>
          <text:p text:style-name="P142">parsing invalide</text:p>
        </text:list-item>
      </text:list>
      <text:p text:style-name="P150">Quand <text:span text:style-name="Source_20_Text">urg_active=true</text:span> :</text:p>
      <text:p text:style-name="P150">👉 <text:span text:style-name="Strong_20_Emphasis">Toutes les commandes VPIV sont ignorées</text:span>, sauf :</text:p>
      <text:p text:style-name="P151"><text:span text:style-name="Source_20_Text">scfg:clear</text:span></text:p>
      <text:p text:style-name="P152"><text:span text:style-name="Source_20_Text">urg:clear</text:span></text:p>
      <text:p text:style-name="P150">MEGA renvoie :</text:p>
      <text:p text:style-name="P152"><text:span text:style-name="Source_20_Text">$E:URG:state:*:&lt;code&gt;#<text:line-break/></text:span></text:p>
      <text:h text:style-name="P153" text:outline-level="3"><text:bookmark-start text:name="__RefHeading___Toc28045_1733942984"/><text:span text:style-name="Source_20_Text"><text:span text:style-name="T73">Diagramme logique concernant les urgences</text:span></text:span><text:bookmark-end text:name="__RefHeading___Toc28045_1733942984"/></text:h>
      <text:p text:style-name="P154"><text:span text:style-name="Source_20_Text">[Capteurs US] <text:line-break/> │<text:line-break/> ▼<text:line-break/>[mvtsafe_process()]<text:line-break/> │<text:line-break/> ├─&gt; SOFT : _apply_soft_reduction() → réduction moteur<text:line-break/> │<text:line-break/> └─&gt; HARD : _apply_hard_stop()<text:line-break/> ├─&gt; mtr_stopAll() <text:s text:c="10"/>→ arrêt moteurs<text:line-break/> ├─&gt; urg_handle(URG_MOTOR_STALL)<text:line-break/> <text:s text:c="16"/>│ <text:s text:c="5"/>├─&gt; urg_stopAllMotors() <text:s text:c="2"/>→ sécurité redondante<text:line-break/> <text:s text:c="16"/>│ <text:s text:c="5"/>├─&gt; lring_emergencyTrigger() → LED<text:line-break/> <text:s text:c="16"/>│ <text:s text:c="5"/>└─&gt; urg_sendAlert() <text:s text:c="6"/>→ VPIV $I:Urg<text:line-break/> <text:s text:c="16"/>└─&gt; _send_vpiv_state("alert","danger") → VPIV mvtSafe</text:span></text:p>
      <text:h text:style-name="Heading_20_3" text:outline-level="3"><text:bookmark-start text:name="__RefHeading___Toc29860_4052463322"/>Structure du code (arborescence) <text:bookmark-end text:name="__RefHeading___Toc29860_4052463322"/></text:h>
      <text:p text:style-name="P151"><text:span text:style-name="Source_20_Text">/src</text:span></text:p>
      <text:p text:style-name="P151"><text:span text:style-name="Source_20_Text"><text:s text:c="2"/>/communication</text:span></text:p>
      <text:p text:style-name="P151"><text:span text:style-name="Source_20_Text"><text:s text:c="6"/>communication.cpp/h</text:span></text:p>
      <text:p text:style-name="P151"><text:span text:style-name="Source_20_Text"><text:s text:c="6"/>vpiv_dispatch.cpp/h</text:span></text:p>
      <text:p text:style-name="P151"><text:span text:style-name="Source_20_Text"><text:s text:c="6"/>vpiv_utils.cpp/h</text:span></text:p>
      <text:p text:style-name="P151"><text:span text:style-name="Source_20_Text"><text:s text:c="2"/>/configuration</text:span></text:p>
      <text:p text:style-name="P151"><text:span text:style-name="Source_20_Text"><text:s text:c="6"/>config.cpp/h</text:span></text:p>
      <text:p text:style-name="P151"><text:span text:style-name="Source_20_Text"><text:s text:c="6"/>urg.cpp/h</text:span></text:p>
      <text:p text:style-name="P151"><text:span text:style-name="Source_20_Text"><text:s text:c="2"/>/navigation</text:span></text:p>
      <text:p text:style-name="P151"><text:span text:style-name="Source_20_Text"><text:s text:c="6"/>Odom.cpp/h</text:span></text:p>
      <text:p text:style-name="P151"><text:soft-page-break/><text:span text:style-name="Source_20_Text"><text:s text:c="2"/>/sensors</text:span></text:p>
      <text:p text:style-name="P151"><text:span text:style-name="Source_20_Text"><text:s text:c="6"/>us.cpp/h</text:span></text:p>
      <text:p text:style-name="P151"><text:span text:style-name="Source_20_Text"><text:s text:c="6"/>mic.cpp/h</text:span></text:p>
      <text:p text:style-name="P151"><text:span text:style-name="Source_20_Text"><text:s text:c="6"/>fs.cpp/h</text:span></text:p>
      <text:p text:style-name="P151"><text:span text:style-name="Source_20_Text"><text:s text:c="6"/>mvt_ir.cpp/h</text:span></text:p>
      <text:p text:style-name="P151"><text:span text:style-name="Source_20_Text"><text:s text:c="2"/>/safety</text:span></text:p>
      <text:p text:style-name="P151"><text:span text:style-name="Source_20_Text"><text:s text:c="6"/>mvt_safe.cpp/h</text:span></text:p>
      <text:p text:style-name="P151"><text:span text:style-name="Source_20_Text"><text:s text:c="2"/>/actuators</text:span></text:p>
      <text:p text:style-name="P151"><text:span text:style-name="Source_20_Text"><text:s text:c="6"/>mtr.cpp/h</text:span></text:p>
      <text:p text:style-name="P151"><text:span text:style-name="Source_20_Text"><text:s text:c="6"/>mtr_hardware.cpp/h</text:span></text:p>
      <text:p text:style-name="P151"><text:span text:style-name="Source_20_Text"><text:s text:c="6"/>lring.cpp/h</text:span></text:p>
      <text:p text:style-name="P151"><text:span text:style-name="Source_20_Text"><text:s text:c="6"/>lrub.cpp/h</text:span></text:p>
      <text:p text:style-name="P152"><text:span text:style-name="Source_20_Text"><text:s text:c="6"/>srv.cpp/h</text:span></text:p>
      <text:h text:style-name="Heading_20_3" text:outline-level="3"><text:bookmark-start text:name="__RefHeading___Toc29862_4052463322"/>Communication MEGA → UNO<text:bookmark-end text:name="__RefHeading___Toc29862_4052463322"/></text:h>
      <text:p text:style-name="P150">Format <text:span text:style-name="Strong_20_Emphasis">ASCII</text:span>, très fiable : - </text:p>
      <text:p text:style-name="P152"><text:span text:style-name="Source_20_Text">&lt;L,R,A&gt; - </text:span><text:span text:style-name="Source_20_Text"><text:span text:style-name="T74">ZZ ATTENTION A Vérifier à peut-être évolué</text:span></text:span></text:p>
      <text:list text:continue-numbering="true" text:style-name="L24">
        <text:list-item>
          <text:p text:style-name="P142"><text:span text:style-name="Source_20_Text">L</text:span> = vitesse gauche signée (-400..400)</text:p>
        </text:list-item>
        <text:list-item>
          <text:p text:style-name="P142"><text:span text:style-name="Source_20_Text">R</text:span> = vitesse droite signée (-400..400)</text:p>
        </text:list-item>
        <text:list-item>
          <text:p text:style-name="P142"><text:span text:style-name="Source_20_Text">A</text:span> = niveau d’accélération (0..4)</text:p>
        </text:list-item>
      </text:list>
      <text:p text:style-name="P150"><text:span text:style-name="Strong_20_Emphasis">UNO lisse automatiquement et applique au driver Pololu Dual VNH5019.</text:span></text:p>
      <text:h text:style-name="Heading_20_2" text:outline-level="2"><text:bookmark-start text:name="__RefHeading___Toc29864_4052463322"/>Structure du script de tasker<text:bookmark-end text:name="__RefHeading___Toc29864_4052463322"/></text:h>
      <text:h text:style-name="Heading_20_1" text:outline-level="1"><text:bookmark-start text:name="__RefHeading___Toc29866_4052463322"/>Annexes<text:bookmark-end text:name="__RefHeading___Toc29866_4052463322"/></text:h>
      <text:h text:style-name="Heading_20_2" text:outline-level="2"><text:bookmark-start text:name="__RefHeading___Toc29868_4052463322"/>Historique des versions<text:bookmark-end text:name="__RefHeading___Toc29868_4052463322"/></text:h>
      <text:p text:style-name="Text_20_body"/>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55">Version</text:p>
            </table:table-cell>
            <table:table-cell table:style-name="Tableau1.A1" office:value-type="string">
              <text:p text:style-name="P155">Date</text:p>
            </table:table-cell>
            <table:table-cell table:style-name="Tableau1.A1" office:value-type="string">
              <text:p text:style-name="P155">Modifications Principales</text:p>
            </table:table-cell>
          </table:table-row>
        </table:table-header-rows>
        <table:table-row>
          <table:table-cell table:style-name="Tableau1.A1" office:value-type="string">
            <text:p text:style-name="P156">RZV6</text:p>
          </table:table-cell>
          <table:table-cell table:style-name="Tableau1.A1" office:value-type="string">
            <text:p text:style-name="P156">17/12/2025</text:p>
          </table:table-cell>
          <table:table-cell table:style-name="Tableau1.A1" office:value-type="string">
            <text:p text:style-name="P156">Stabilisation du protocole VPIV, ajout des urgences.</text:p>
          </table:table-cell>
        </table:table-row>
        <table:table-row>
          <table:table-cell table:style-name="Tableau1.A1" office:value-type="string">
            <text:p text:style-name="P156">RZV5</text:p>
          </table:table-cell>
          <table:table-cell table:style-name="Tableau1.A1" office:value-type="string">
            <text:p text:style-name="P156">01/11/2025</text:p>
          </table:table-cell>
          <table:table-cell table:style-name="Tableau1.A1" office:value-type="string">
            <text:p text:style-name="P156">Refonte de l’architecture modulaire.</text:p>
          </table:table-cell>
        </table:table-row>
        <table:table-row>
          <table:table-cell table:style-name="Tableau1.A1" office:value-type="string">
            <text:p text:style-name="P156">RZV4</text:p>
          </table:table-cell>
          <table:table-cell table:style-name="Tableau1.A1" office:value-type="string">
            <text:p text:style-name="P156">15/06/2025</text:p>
          </table:table-cell>
          <table:table-cell table:style-name="Tableau1.A1" office:value-type="string">
            <text:p text:style-name="P156">Intégration de Node-RED et MQTT.</text:p>
          </table:table-cell>
        </table:table-row>
      </table:table>
      <text:p text:style-name="P157"/>
      <text:h text:style-name="P158" text:outline-level="2"><text:bookmark-start text:name="__RefHeading___Toc29870_4052463322"/>Schémas<text:bookmark-end text:name="__RefHeading___Toc29870_4052463322"/></text:h>
      <text:h text:style-name="P159" text:outline-level="2"><text:bookmark-start text:name="__RefHeading___Toc29872_4052463322"/>Présentation des modules<text:bookmark-end text:name="__RefHeading___Toc29872_4052463322"/></text:h>
      <text:h text:style-name="Heading_20_3" text:outline-level="3"><text:bookmark-start text:name="__RefHeading___Toc29874_4052463322"/>Philosophie générale<text:bookmark-end text:name="__RefHeading___Toc29874_4052463322"/></text:h>
      <text:p text:style-name="P160">Le firmware du robot RZ repose sur trois principes fondamentaux :</text:p>
      <text:list text:style-name="L25">
        <text:list-item>
          <text:p text:style-name="P161"><text:span text:style-name="Strong_20_Emphasis">Séparation stricte des responsabilités</text:span></text:p>
        </text:list-item>
        <text:list-item>
          <text:p text:style-name="P161"><text:span text:style-name="Strong_20_Emphasis">Communication textuelle unifiée (VPIV)</text:span></text:p>
        </text:list-item>
        <text:list-item>
          <text:p text:style-name="P161"><text:span text:style-name="Strong_20_Emphasis">Sécurité prioritaire et transversale</text:span></text:p>
        </text:list-item>
      </text:list>
      <text:p text:style-name="P160"><text:soft-page-break/>Ces principes sont appliqués <text:span text:style-name="Strong_20_Emphasis">sans exception</text:span> sur l’ensemble des modules.</text:p>
      <text:h text:style-name="Heading_20_3" text:outline-level="3"><text:bookmark-start text:name="__RefHeading___Toc29876_4052463322"/>Découpage en couches<text:bookmark-end text:name="__RefHeading___Toc29876_4052463322"/></text:h>
      <text:p text:style-name="P160">L’architecture suit une <text:span text:style-name="Strong_20_Emphasis">règle stricte en trois couches</text:span>, valable pour tous les modules fonctionnels :</text:p>
      <table:table table:name="Tableau4" table:style-name="Tableau4">
        <table:table-column table:style-name="Tableau4.A"/>
        <table:table-column table:style-name="Tableau4.B"/>
        <table:table-header-rows>
          <table:table-row>
            <table:table-cell table:style-name="Tableau4.A1" office:value-type="string">
              <text:p text:style-name="P162">Couche</text:p>
            </table:table-cell>
            <table:table-cell table:style-name="Tableau4.B1" office:value-type="string">
              <text:p text:style-name="P162">Rôle</text:p>
            </table:table-cell>
          </table:table-row>
        </table:table-header-rows>
        <table:table-row>
          <table:table-cell table:style-name="Tableau4.A2" office:value-type="string">
            <text:p text:style-name="P163">Hardware</text:p>
          </table:table-cell>
          <table:table-cell table:style-name="Tableau4.B2" office:value-type="string">
            <text:p text:style-name="P163">Accès direct aux broches, timers, périphériques</text:p>
          </table:table-cell>
        </table:table-row>
        <table:table-row>
          <table:table-cell table:style-name="Tableau4.A2" office:value-type="string">
            <text:p text:style-name="P163">Métier</text:p>
          </table:table-cell>
          <table:table-cell table:style-name="Tableau4.B2" office:value-type="string">
            <text:p text:style-name="P163">Logique fonctionnelle, calculs, décisions</text:p>
          </table:table-cell>
        </table:table-row>
        <table:table-row table:style-name="Tableau4.4">
          <table:table-cell table:style-name="Tableau4.A2" office:value-type="string">
            <text:p text:style-name="P163">Communication</text:p>
          </table:table-cell>
          <table:table-cell table:style-name="Tableau4.B2" office:value-type="string">
            <text:p text:style-name="P163">Interface VPIV, validation des commandes</text:p>
          </table:table-cell>
        </table:table-row>
      </table:table>
      <text:p text:style-name="P160">Aucune couche ne doit violer cette règle.</text:p>
      <text:p text:style-name="P160"/>
      <text:p text:style-name="P160"/>
      <text:p text:style-name="P164">_______________</text:p>
      <text:p text:style-name="P165">ANNEXES THÉMATIQUE</text:p>
      <text:h text:style-name="Heading_20_2" text:outline-level="2"><text:bookmark-start text:name="__RefHeading___Toc62715_4052463322"/>Table A<text:bookmark-end text:name="__RefHeading___Toc62715_4052463322"/></text:h>
      <text:p text:style-name="P166"/>
      <text:p text:style-name="P166"><text:span text:style-name="T75">##</text:span>- Une table A (table mère) <text:span text:style-name="T75">que nous développons dans ce chat est un</text:span> I<text:span text:style-name="Strong_20_Emphasis"><text:span text:style-name="T76">nventaire contractuel des variables </text:span></text:span><text:span text:style-name="Strong_20_Emphasis"><text:span text:style-name="T51">(modèle conceptuel &amp; contractuel), </text:span></text:span><text:span text:style-name="Strong_20_Emphasis"><text:span text:style-name="T76">doit permettre une vue d’ensemble sur un fichier csv .<text:line-break/></text:span></text:span><text:span text:style-name="Strong_20_Emphasis"><text:span text:style-name="T77">### régles applicables à la table A</text:span></text:span></text:p>
      <text:p text:style-name="P167"><text:span text:style-name="Strong_20_Emphasis"><text:span text:style-name="T78">Cette table d</text:span></text:span><text:span text:style-name="T79">écrit toutes les variables manipulées par le système, qu’elles soient :<text:line-break/>- échangées entre SP, SE et Arduino,<text:line-break/>- internes à Node-RED,<text:line-break/>- purement locales à un sous-système.</text:span></text:p>
      <text:p text:style-name="P168">Elle sert de référence unique pour :<text:line-break/>- la construction des VPIV,<text:line-break/>- la validation des intents,<text:line-break/>- la cohérence STT / UI / logique métier,<text:line-break/>- la maintenabilité long terme.</text:p>
      <text:p text:style-name="P169"><text:span text:style-name="T80"><text:line-break/>- </text:span><text:span text:style-name="T81">Quand dans le champ propriété un nom entre parenthèse il ne s’agit pas d’une propriété, mais d’une commande ponctuelle </text:span><text:span text:style-name="T82">: </text:span><text:span text:style-name="T83">Une propriété qui ne fait qu’un effet immédiat , CAT : V seule possible si retour ailleurs</text:span><text:span text:style-name="T80"><text:line-break/></text:span><text:span text:style-name="T83">exemple de commandes ponctuelles : (emg), (reset), (clear), (init), (reboot), (calibrate), on les notes comme des propriétés en les mettant entre parenthèses, mais ce sont plus des fonctions.</text:span><text:span text:style-name="T80"><text:line-break/></text:span><text:span text:style-name="T83">A ne pas confondre avec une propriété potentiellement de type flux et dont on ne veux qu’une valeur. Dans ce cas on note la propriété normalement, mais on choisis une CAT V au lieux de CAT F.</text:span></text:p>
      <text:p text:style-name="P169">- Un état durable = propriété -&gt; dans le module qui porte la responsabilité réelle <text:s/></text:p>
      <text:p text:style-name="P169"><text:span text:style-name="T83">- <text:s/>Types acceptés : boolean, <text:s/>number, string, </text:span><text:span text:style-name="T80"><text:line-break/></text:span><text:span text:style-name="T83">enum (interne seulement, string sur VPIV), object (sous conditions).</text:span><text:span text:style-name="T80"><text:line-break/></text:span></text:p>
      <text:p text:style-name="P169"><text:span text:style-name="T83">La Table A accepte explicitement le TYPE object</text:span><text:span text:style-name="T80"><text:line-break/></text:span><text:span text:style-name="T83">Ce n’est pas une dérive, c’est un cas prévu pour :</text:span></text:p>
      <text:p text:style-name="P169"><text:span text:style-name="T83">paramètres de calibration,</text:span><text:span text:style-name="T80"><text:line-break/></text:span><text:span text:style-name="T83">constantes algorithmiques,</text:span><text:span text:style-name="T80"><text:line-break/></text:span><text:span text:style-name="T83">blocs de configuration rarement modifiés,</text:span><text:span text:style-name="T80"><text:line-break/></text:span><text:span text:style-name="T83">messages “paquet” cohérents (évite 12 VPIV atomiques)</text:span><text:span text:style-name="T80"><text:line-break/><text:line-break/></text:span><text:span text:style-name="T83">⚠️ Ce n’est pas contradictoire avec Node-RED, à condition de respecter les règles suivantes.</text:span></text:p>
      <text:p text:style-name="P169">Règles strictes quand TYPE = object</text:p>
      <text:p text:style-name="P169">🔹 Règle 1 —Le type objet peut être utilisé pour la configuration, pas du temps réel, exemple : paraM = calibration → INITIALE = ini, pas de flux continu</text:p>
      <text:p text:style-name="P169"><text:soft-page-break/><text:span text:style-name="T83">🔹 Règle 2 — VPIV transporte une représentation sérialisée</text:span><text:span text:style-name="T80"><text:line-break/></text:span><text:span text:style-name="T83">Le VPIV n’interprète pas l’objet, il le transporte.</text:span><text:span text:style-name="T80"><text:line-break/></text:span><text:span text:style-name="T83">➡️ C’est Node-RED / SE qui désérialise, pas VPIV.</text:span></text:p>
      <text:p text:style-name="P169"><text:span text:style-name="T84">FORMAT_VALUE = description sémantique</text:span><text:span text:style-name="T85"><text:line-break/></text:span><text:span text:style-name="T84">VPIV VALUE = string sérialisée</text:span><text:span text:style-name="T85"><text:line-break/></text:span><text:span text:style-name="T84">exemple :</text:span><text:span text:style-name="T85"><text:line-break/></text:span><text:span text:style-name="T84"> $V:Gyro:paraM:*:{"frequence_Hz":20,"freqOdo_Hz":40,"seuilMesure_xyz":[10,10,5],"seuilAlerte_xy" :[30,35],"nbValPourMoy":8,"ajustMagnetic_deg10":-50}# </text:span></text:p>
      <text:p text:style-name="P169">🔹 Règle 3 — le type ENUM ne signifie pas un enum dans le vpiv, seulement que le string est normalisé et l’on fourni les valeurs alternatives possible (utile pour la cohérence )</text:p>
      <text:p text:style-name="P169">🔹 Règle 4 — Pas de float implicite</text:p>
      <text:p text:style-name="P169"><text:span text:style-name="T83">Attention au multiplicateur éventuel pour éviter les float</text:span><text:span text:style-name="T80"><text:line-break/></text:span><text:span text:style-name="T83">👉 C’est une règle d’or dans la Table A : les facteurs (x10, x100) doivent être documentés, jamais implicites</text:span></text:p>
      <text:p text:style-name="P169">Précision /champs :</text:p>
      <text:p text:style-name="P169"><text:span text:style-name="T83"><text:s/>🔹 INITIAL:</text:span><text:span text:style-name="T80"><text:line-break/><text:line-break/></text:span><text:span text:style-name="T83">ini : Propriété initialisée par SP au démarrage (valeur par défaut chargée depuis JSON SP). Peut évoluer ensuite. Réinitialisé par reset.</text:span></text:p>
      <text:p text:style-name="P169">Dyn : Propriété non initialisée au démarrage, produite uniquement en fonctionnement.</text:p>
      <text:p text:style-name="P169">Cste : Propriété constante en exécution (modifiable uniquement hors run : flash, compilation, calibration usine). Pas de modif en cours de fonctionnement.</text:p>
      <text:p text:style-name="P169"><text:s text:c="2"/>🔹 STATUT :</text:p>
      <text:p text:style-name="P169">ETAT :</text:p>
      <text:p text:style-name="P169"><text:span text:style-name="T83"><text:s/>👉 La propriété est : un retour de terrain, non pilotable directement ou issue d’un calcul ou d’un sous-système → souvent en CAT = I </text:span><text:span text:style-name="T80"><text:line-break/></text:span><text:span text:style-name="T83">- Exemples : Mtr.targets, Urg.etat, Bat.level, Net.state</text:span><text:span text:style-name="T80"><text:line-break/></text:span><text:span text:style-name="T83">📌 ETAT = information de statut réel, pas une intention. Exple : retour terrain</text:span></text:p>
      <text:p text:style-name="P169"><text:s/>EXPOSE : ❓ Est-ce que cette propriété fait partie du modèle de décision ou de l’interface ? → EXPOSEE exemple : 👉 Gyro.paraM est clairement EXPOSEE.</text:p>
      <text:p text:style-name="P170"><text:span text:style-name="Strong_20_Emphasis"><text:span text:style-name="T77">##</text:span></text:span><text:span text:style-name="Strong_20_Emphasis"><text:span text:style-name="T86">Table C = <text:s/></text:span></text:span><text:span text:style-name="Strong_20_Emphasis"><text:span text:style-name="T87">fichier JSON </text:span></text:span><text:span text:style-name="Emphasis"><text:span text:style-name="T86">Modèle de persistance &amp; d’initialisation</text:span></text:span></text:p>
      <text:p text:style-name="P171"><text:bookmark-start text:name="__RefHeading___Toc28271_3036915566"/>Rôles cumulés (très importants) :<text:bookmark-end text:name="__RefHeading___Toc28271_3036915566"/></text:p>
      <text:list text:style-name="L26">
        <text:list-item>
          <text:p text:style-name="P172"><text:span text:style-name="Strong_20_Emphasis"><text:span text:style-name="T51">Valeurs par défaut</text:span></text:span><text:span text:style-name="T51"> (constants &amp; initialisations)</text:span></text:p>
        </text:list-item>
        <text:list-item>
          <text:p text:style-name="P172"><text:span text:style-name="Strong_20_Emphasis"><text:span text:style-name="T51">Persistance inter-sessions</text:span></text:span></text:p>
        </text:list-item>
        <text:list-item>
          <text:p text:style-name="P172"><text:span text:style-name="Strong_20_Emphasis"><text:span text:style-name="T51">Source du point zéro</text:span></text:span></text:p>
        </text:list-item>
        <text:list-item>
          <text:p text:style-name="P172"><text:span text:style-name="Strong_20_Emphasis"><text:span text:style-name="T51">Seed des variables Node-RED (table B)</text:span></text:span></text:p>
        </text:list-item>
      </text:list>
      <text:p text:style-name="P170"><text:span text:style-name="T51">👉 Elle est </text:span><text:span text:style-name="Strong_20_Emphasis"><text:span text:style-name="T51">l’unique source persistante</text:span></text:span><text:span text:style-name="T51">.</text:span></text:p>
      <text:p text:style-name="P171"><text:bookmark-start text:name="__RefHeading___Toc28273_3036915566"/><text:soft-page-break/>Contenu :<text:bookmark-end text:name="__RefHeading___Toc28273_3036915566"/></text:p>
      <text:list text:style-name="L27">
        <text:list-item>
          <text:p text:style-name="P173">Variables système (table A)</text:p>
        </text:list-item>
        <text:list-item>
          <text:p text:style-name="P174"><text:span text:style-name="T51">Variables internes SP </text:span><text:span text:style-name="Strong_20_Emphasis"><text:span text:style-name="T51">qui doivent survivre au redémarrage</text:span></text:span></text:p>
        </text:list-item>
        <text:list-item>
          <text:p text:style-name="P173">Paramètres d’initialisation SE et Arduino</text:p>
        </text:list-item>
      </text:list>
      <text:p text:style-name="P170"><text:span text:style-name="Strong_20_Emphasis"><text:span text:style-name="T51">Paramètres de seuils, mappings, constantes métier</text:span></text:span></text:p>
      <text:p text:style-name="P170"><text:span text:style-name="Strong_20_Emphasis"><text:span text:style-name="T88">Elle est construite à partir de la Table A</text:span></text:span></text:p>
      <text:p text:style-name="P170"><text:span text:style-name="Strong_20_Emphasis"><text:span text:style-name="T88">##</text:span></text:span><text:span text:style-name="Strong_20_Emphasis"><text:span text:style-name="T86">Table B = </text:span></text:span><text:span text:style-name="Emphasis"><text:span text:style-name="T86">image de travail volatile - <text:s/>Node-RED runtime</text:span></text:span></text:p>
      <text:list text:style-name="L28">
        <text:list-item>
          <text:p text:style-name="P175"><text:span text:style-name="Source_20_Text"><text:span text:style-name="T51">global</text:span></text:span></text:p>
        </text:list-item>
        <text:list-item>
          <text:p text:style-name="P175"><text:span text:style-name="Source_20_Text"><text:span text:style-name="T51">flow</text:span></text:span></text:p>
        </text:list-item>
        <text:list-item>
          <text:p text:style-name="P175"><text:span text:style-name="Source_20_Text"><text:span text:style-name="T51">context</text:span></text:span></text:p>
        </text:list-item>
        <text:list-item>
          <text:p text:style-name="P176">calculs intermédiaires</text:p>
        </text:list-item>
        <text:list-item>
          <text:p text:style-name="P176">états temporaires</text:p>
        </text:list-item>
        <text:list-item>
          <text:p text:style-name="P176">flags de traitement</text:p>
        </text:list-item>
        <text:list-item>
          <text:p text:style-name="P176">buffers</text:p>
        </text:list-item>
        <text:list-item>
          <text:p text:style-name="P176">déductions</text:p>
        </text:list-item>
      </text:list>
      <text:p text:style-name="P171"><text:bookmark-start text:name="__RefHeading___Toc28277_3036915566"/>Propriétés clés :<text:bookmark-end text:name="__RefHeading___Toc28277_3036915566"/></text:p>
      <text:list text:style-name="L29">
        <text:list-item>
          <text:p text:style-name="P177"><text:span text:style-name="T51">Initialisée </text:span><text:span text:style-name="Strong_20_Emphasis"><text:span text:style-name="T51">à partir de C</text:span></text:span></text:p>
        </text:list-item>
        <text:list-item>
          <text:p text:style-name="P177"><text:span text:style-name="T51">Modifiée </text:span><text:span text:style-name="Strong_20_Emphasis"><text:span text:style-name="T51">pendant la session</text:span></text:span></text:p>
        </text:list-item>
        <text:list-item>
          <text:p text:style-name="P178">Jetée à la fermeture</text:p>
        </text:list-item>
        <text:list-item>
          <text:p text:style-name="P178">Peut contenir :</text:p>
          <text:list>
            <text:list-item>
              <text:p text:style-name="P178">des miroirs de A</text:p>
            </text:list-item>
            <text:list-item>
              <text:p text:style-name="P178">des dérivés</text:p>
            </text:list-item>
            <text:list-item>
              <text:p text:style-name="P178">des états composites</text:p>
            </text:list-item>
          </text:list>
        </text:list-item>
      </text:list>
      <text:p text:style-name="P170"><text:span text:style-name="Strong_20_Emphasis"><text:span text:style-name="T86">👉 Elle ne doit JAMAIS être décrite dans la table 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P2" style:family="paragraph" style:parent-style-name="Footer">
      <style:paragraph-properties fo:text-align="left" style:justify-single-word="false"/>
    </style:style>
    <style:page-layout style:name="Mpm1" style:page-usage="mirrored">
      <style:page-layout-properties fo:page-width="21.001cm" fo:page-height="29.7cm" style:num-format="1" style:print-orientation="portrait" fo:margin-top="2cm" fo:margin-bottom="1.499cm" fo:margin-left="1.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21</text:page-number><text:bookmark-end text:name="PageNumWizard_FOOTER_Style de page par défaut1"/></text:p>
      </style:footer>
      <style:footer-left>
        <text:p text:style-name="MP2"><text:bookmark-start text:name="PageNumWizard_FOOTER_Style de page par défaut2"/><text:page-number text:select-page="current">22</text:page-number><text:bookmark-end text:name="PageNumWizard_FOOTER_Style de page par défaut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5T14:41:42.434793000</meta:creation-date>
    <dc:date>2026-04-23T12:05:32.661862700</dc:date>
    <meta:editing-duration>P1DT20H14M32S</meta:editing-duration>
    <meta:editing-cycles>11</meta:editing-cycles>
    <meta:generator>LibreOffice/26.2.0.3$Windows_X86_64 LibreOffice_project/620$Build-3</meta:generator>
    <meta:document-statistic meta:table-count="9" meta:image-count="0" meta:object-count="0" meta:page-count="22" meta:paragraph-count="717" meta:word-count="4905" meta:character-count="31740" meta:non-whitespace-character-count="26423"/>
  </office:meta>
</office:document-meta>
</file>